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8"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4"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5"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0"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1"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2" style:family="paragraph" style:parent-style-name="Text_20_body">
      <style:paragraph-properties fo:orphans="2" fo:widows="2" style:writing-mode="lr-tb"/>
    </style:style>
    <style:style style:name="P23" style:family="paragraph" style:parent-style-name="Text_20_body">
      <style:paragraph-properties fo:orphans="2" fo:widows="2" style:writing-mode="lr-tb"/>
      <style:text-properties fo:background-color="#ffff00"/>
    </style:style>
    <style:style style:name="P24" style:family="paragraph" style:parent-style-name="Text_20_body">
      <style:paragraph-properties fo:orphans="2" fo:widows="2" style:writing-mode="lr-tb"/>
      <style:text-properties fo:background-color="transparent"/>
    </style:style>
    <style:style style:name="P25" style:family="paragraph" style:parent-style-name="Text_20_body">
      <style:paragraph-properties fo:line-height="150%" fo:orphans="2" fo:widows="2" style:text-autospace="none" style:writing-mode="lr-tb"/>
      <style:text-properties fo:background-color="transparent"/>
    </style:style>
    <style:style style:name="P26" style:family="paragraph" style:parent-style-name="Text_20_body">
      <style:paragraph-properties fo:line-height="150%" fo:orphans="2" fo:widows="2" style:text-autospace="none" style:writing-mode="lr-tb"/>
    </style:style>
    <style:style style:name="P27"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5" style:family="paragraph" style:parent-style-name="normal">
      <style:paragraph-properties fo:margin-top="0cm" fo:margin-bottom="0.353cm" fo:line-height="150%" fo:text-align="justify" style:justify-single-word="false"/>
    </style:style>
    <style:style style:name="P36"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7"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38"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Text_20_body">
      <style:text-properties fo:background-color="#ffff00"/>
    </style:style>
    <style:style style:name="P40" style:family="paragraph" style:parent-style-name="Text_20_body">
      <style:text-properties style:font-name="Times New Roman3" fo:font-size="12pt" style:font-size-asian="12pt" style:font-name-complex="Times New Roman4"/>
    </style:style>
    <style:style style:name="P41" style:family="paragraph" style:parent-style-name="Preformatted_20_Text">
      <style:paragraph-properties fo:line-height="115%" fo:orphans="2" fo:widows="2" fo:background-color="transparent" style:writing-mode="lr-tb">
        <style:background-image/>
      </style:paragraph-properties>
    </style:style>
    <style:style style:name="P42"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3"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4"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6"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7"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48" style:family="paragraph" style:parent-style-name="Preformatted_20_Text">
      <style:paragraph-properties fo:margin-top="0cm" fo:margin-bottom="0cm" fo:line-height="100%" fo:widows="1"/>
    </style:style>
    <style:style style:name="P49"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0"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1"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2" style:family="paragraph" style:parent-style-name="Table_20_Contents">
      <style:paragraph-properties fo:text-align="justify" style:justify-single-word="false"/>
      <style:text-properties style:font-name="Times New Roman3" fo:font-size="12pt" style:font-size-asian="12pt"/>
    </style:style>
    <style:style style:name="P53"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4"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5"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6"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7"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58"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59"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0"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1"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4"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6"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0"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1"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2"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3"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76"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77"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78"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79"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80"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81" style:family="paragraph" style:parent-style-name="Text_20_body" style:list-style-name="L1">
      <style:text-properties style:font-name="Times New Roman3" fo:font-size="12pt" style:font-size-asian="12pt" style:font-name-complex="Times New Roman4"/>
    </style:style>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4">
      <style:text-properties fo:font-style="normal" style:font-style-asian="normal" style:font-style-complex="normal"/>
    </style:style>
    <style:style style:name="P86" style:family="paragraph" style:parent-style-name="Text_20_body" style:list-style-name="L5"/>
    <style:style style:name="P87" style:family="paragraph" style:parent-style-name="Text_20_body" style:list-style-name="L5">
      <style:paragraph-properties fo:orphans="2" fo:widows="2" style:writing-mode="lr-tb"/>
      <style:text-properties fo:background-color="transparent"/>
    </style:style>
    <style:style style:name="P88"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89" style:family="paragraph" style:parent-style-name="Text_20_body" style:list-style-name="L6">
      <style:paragraph-properties fo:orphans="2" fo:widows="2" style:writing-mode="lr-tb"/>
      <style:text-properties fo:color="#000000" style:font-name-complex="Arial3" style:font-size-complex="10pt"/>
    </style:style>
    <style:style style:name="P90" style:family="paragraph" style:parent-style-name="Text_20_body">
      <style:paragraph-properties fo:line-height="150%" fo:orphans="2" fo:widows="2" style:text-autospace="none" style:writing-mode="lr-tb"/>
      <style:text-properties fo:color="#000000" style:font-name-complex="Arial3" style:font-size-complex="10pt"/>
    </style:style>
    <style:style style:name="P91"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2"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3"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4"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5"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6"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7"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8" style:family="paragraph" style:parent-style-name="Text_20_body" style:list-style-name="L2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9"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0"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01"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0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03"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04"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05"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06"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07"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08" style:family="paragraph" style:parent-style-name="Text_20_body" style:list-style-name="L16">
      <style:paragraph-properties fo:line-height="150%" fo:orphans="2" fo:widows="2" style:text-autospace="none" style:writing-mode="lr-tb"/>
    </style:style>
    <style:style style:name="P109" style:family="paragraph" style:parent-style-name="Text_20_body">
      <style:paragraph-properties fo:line-height="150%" fo:orphans="2" fo:widows="2" style:text-autospace="none" style:writing-mode="lr-tb"/>
    </style:style>
    <style:style style:name="P110" style:family="paragraph" style:parent-style-name="Text_20_body" style:list-style-name="L20">
      <style:paragraph-properties fo:orphans="2" fo:widows="2" style:writing-mode="lr-tb">
        <style:tab-stops>
          <style:tab-stop style:position="7.601cm"/>
        </style:tab-stops>
      </style:paragraph-properties>
    </style:style>
    <style:style style:name="P111" style:family="paragraph" style:parent-style-name="Text_20_body" style:list-style-name="L20">
      <style:paragraph-properties fo:orphans="2" fo:widows="2" style:writing-mode="lr-tb"/>
    </style:style>
    <style:style style:name="P112" style:family="paragraph" style:parent-style-name="Text_20_body" style:list-style-name="L21">
      <style:paragraph-properties fo:orphans="2" fo:widows="2" style:writing-mode="lr-tb"/>
    </style:style>
    <style:style style:name="P113"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14"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1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3" style:font-size-complex="10pt"/>
    </style:style>
    <style:style style:name="P116"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117"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18" style:family="paragraph" style:parent-style-name="normal" style:list-style-name="L1">
      <style:paragraph-properties fo:margin-top="0.353cm" fo:margin-bottom="0.353cm" fo:line-height="150%" fo:text-align="justify" style:justify-single-word="false"/>
    </style:style>
    <style:style style:name="P119"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3" fo:font-size="12pt" style:font-size-asian="12pt" style:font-name-complex="Times New Roman4"/>
    </style:style>
    <style:style style:name="P120"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3" fo:font-size="12pt" style:font-size-asian="12pt" style:font-name-complex="Times New Roman4"/>
    </style:style>
    <style:style style:name="P121"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3" fo:font-size="12pt" fo:font-weight="bold" style:font-size-asian="12pt" style:font-weight-asian="bold" style:font-name-complex="Times New Roman4"/>
    </style:style>
    <style:style style:name="P122"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123"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124" style:family="paragraph" style:parent-style-name="normal" style:list-style-name="L22">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25" style:family="paragraph" style:parent-style-name="normal" style:list-style-name="L22">
      <style:paragraph-properties fo:margin-top="0cm" fo:margin-bottom="0cm" fo:line-height="100%">
        <style:tab-stops/>
      </style:paragraph-properties>
    </style:style>
    <style:style style:name="P126"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27" style:family="paragraph" style:parent-style-name="normal" style:list-style-name="L22">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28" style:family="paragraph" style:parent-style-name="normal" style:list-style-name="L22">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29" style:family="paragraph" style:parent-style-name="normal" style:list-style-name="L22">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30" style:family="paragraph" style:parent-style-name="normal" style:list-style-name="L22">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31" style:family="paragraph" style:parent-style-name="normal" style:list-style-name="L22">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32" style:family="paragraph" style:parent-style-name="normal" style:list-style-name="L22">
      <style:paragraph-properties fo:margin-top="0.4cm" fo:margin-bottom="0cm" fo:line-height="100%">
        <style:tab-stops/>
      </style:paragraph-properties>
    </style:style>
    <style:style style:name="P133" style:family="paragraph" style:parent-style-name="normal" style:list-style-name="L22">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34" style:family="paragraph" style:parent-style-name="normal" style:list-style-name="L22">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35"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36" style:family="paragraph" style:parent-style-name="normal" style:list-style-name="L22">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37"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38"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139"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40"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41"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42"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4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44"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45"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46"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47"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48"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149"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50"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51" style:family="paragraph" style:parent-style-name="Heading_20_1">
      <style:paragraph-properties fo:break-before="page"/>
    </style:style>
    <style:style style:name="P152" style:family="paragraph" style:parent-style-name="Heading_20_4">
      <style:text-properties style:text-underline-style="none"/>
    </style:style>
    <style:style style:name="P153" style:family="paragraph" style:parent-style-name="Heading_20_4">
      <style:text-properties style:font-name="Times New Roman3" fo:font-style="normal" style:text-underline-style="none" style:font-style-asian="normal" style:font-style-complex="normal"/>
    </style:style>
    <style:style style:name="P154"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155" style:family="paragraph" style:parent-style-name="Heading_20_5">
      <style:text-properties style:font-name="Times New Roman3" fo:font-size="12pt" fo:font-weight="bold" style:font-size-asian="12pt" style:font-weight-asian="bold" style:font-name-complex="Times New Roman4"/>
    </style:style>
    <style:style style:name="P156"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57"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58" style:family="paragraph" style:parent-style-name="Heading_20_2">
      <style:paragraph-properties fo:margin-left="0cm" fo:margin-right="0cm" fo:text-indent="-0.15cm" style:auto-text-indent="false"/>
    </style:style>
    <style:style style:name="P159"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60"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61"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62"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163"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64" style:family="paragraph" style:parent-style-name="Contents_20_4">
      <style:paragraph-properties>
        <style:tab-stops>
          <style:tab-stop style:position="16.002cm" style:type="right" style:leader-style="dotted" style:leader-text="."/>
        </style:tab-stops>
      </style:paragraph-properties>
    </style:style>
    <style:style style:name="P165" style:family="paragraph" style:parent-style-name="Contents_20_2">
      <style:paragraph-properties>
        <style:tab-stops>
          <style:tab-stop style:position="16.002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Contents_20_1">
      <style:paragraph-properties>
        <style:tab-stops>
          <style:tab-stop style:position="16.002cm" style:type="right" style:leader-style="dotted" style:leader-text="."/>
        </style:tab-stops>
      </style:paragraph-properties>
    </style:style>
    <style:style style:name="P168" style:family="paragraph" style:parent-style-name="Contents_20_Heading" style:master-page-name="Standard">
      <style:paragraph-properties style:page-number="1"/>
    </style:style>
    <style:style style:name="P169" style:family="paragraph" style:parent-style-name="Contents_20_5">
      <style:paragraph-properties>
        <style:tab-stops>
          <style:tab-stop style:position="16.002cm" style:type="right" style:leader-style="dotted" style:leader-text="."/>
        </style:tab-stops>
      </style:paragraph-properties>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T5" style:family="text">
      <style:text-properties fo:color="#000000" style:font-name="Times New Roman3" fo:font-style="italic" fo:background-color="transparent" style:font-name-asian="Consolas" style:font-size-asian="12pt" style:font-style-asian="italic" style:font-name-complex="Arial3" style:font-size-complex="10pt" style:font-style-complex="italic"/>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style:font-name="Consolas" fo:font-size="9.5pt" fo:background-color="transparen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2" style:family="text">
      <style:text-properties fo:color="#000000" fo:background-color="transparent" style:font-name-complex="Mangal1"/>
    </style:style>
    <style:style style:name="T13" style:family="text">
      <style:text-properties fo:color="#000000" fo:font-style="italic" fo:background-color="transparent" style:font-style-asian="italic" style:font-name-complex="Mangal1" style:font-style-complex="italic"/>
    </style:style>
    <style:style style:name="T14" style:family="text">
      <style:text-properties fo:color="#000000" fo:font-style="normal" fo:background-color="transparent" style:font-style-asian="normal" style:font-name-complex="Arial3" style:font-size-complex="10pt" style:font-style-complex="normal"/>
    </style:style>
    <style:style style:name="T15" style:family="text">
      <style:text-properties style:font-name="Times New Roman3" fo:font-size="12pt" style:font-size-asian="12pt" style:font-name-complex="Times New Roman4"/>
    </style:style>
    <style:style style:name="T16" style:family="text">
      <style:text-properties style:font-name="Times New Roman3" fo:font-size="12pt" fo:font-style="italic" style:font-size-asian="12pt" style:font-style-asian="italic" style:font-name-complex="Times New Roman4"/>
    </style:style>
    <style:style style:name="T17" style:family="text">
      <style:text-properties style:font-name="Times New Roman3" fo:font-size="12pt" fo:font-style="italic" style:font-size-asian="12pt" style:font-style-asian="italic" style:font-name-complex="Times New Roman4" style:font-style-complex="italic"/>
    </style:style>
    <style:style style:name="T18" style:family="text">
      <style:text-properties style:font-name="Times New Roman3" fo:font-size="12pt" fo:font-style="italic" fo:background-color="transparent" style:font-name-asian="Consolas" style:font-size-asian="12pt" style:font-style-asian="italic" style:font-style-complex="italic"/>
    </style:style>
    <style:style style:name="T19" style:family="text">
      <style:text-properties style:font-name="Times New Roman3" fo:font-size="12pt" fo:font-weight="bold" style:font-size-asian="12pt" style:font-weight-asian="bold" style:font-name-complex="Times New Roman4"/>
    </style:style>
    <style:style style:name="T20" style:family="text">
      <style:text-properties style:font-name="Times New Roman3" fo:font-size="12pt" fo:language="en" fo:country="GB" style:font-size-asian="12pt" style:font-name-complex="Times New Roman4"/>
    </style:style>
    <style:style style:name="T21" style:family="text">
      <style:text-properties style:font-name="Times New Roman3" fo:font-size="12pt" fo:language="en" fo:country="GB" fo:background-color="#ffffff" style:font-size-asian="12pt" style:font-name-complex="Times New Roman4"/>
    </style:style>
    <style:style style:name="T22"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3" style:family="text">
      <style:text-properties style:font-name="Times New Roman3" fo:font-size="12pt" fo:font-style="normal" fo:background-color="transparent" style:font-name-asian="Consolas" style:font-size-asian="12pt"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style:font-weight-asian="bold" style:font-name-complex="Times New Roman4" style:font-weight-complex="bold"/>
    </style:style>
    <style:style style:name="T26" style:family="text">
      <style:text-properties fo:font-style="italic" style:font-style-asian="italic" style:font-style-complex="italic"/>
    </style:style>
    <style:style style:name="T27" style:family="text">
      <style:text-properties fo:font-style="italic" fo:background-color="transparent" style:font-name-asian="Consolas"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style:text-underline-style="none"/>
    </style:style>
    <style:style style:name="T30" style:family="text">
      <style:text-properties fo:font-style="normal" style:font-style-asian="normal" style:font-style-complex="normal"/>
    </style:style>
    <style:style style:name="T31" style:family="text">
      <style:text-properties fo:font-style="normal" fo:background-color="transparent" style:font-name-asian="Consolas" style:font-style-asian="normal" style:font-style-complex="normal"/>
    </style:style>
    <style:style style:name="T32" style:family="text">
      <style:text-properties fo:font-style="normal" fo:background-color="transparent" style:font-style-asian="normal" style:font-style-complex="normal"/>
    </style:style>
    <style:style style:name="T33" style:family="text">
      <style:text-properties fo:font-style="normal" style:font-name-asian="Consolas" style:font-style-asian="normal" style:font-style-complex="normal"/>
    </style:style>
    <style:style style:name="T34" style:family="text">
      <style:text-properties fo:font-variant="normal" fo:text-transform="none" fo:color="#000000" fo:font-size="9.75pt" fo:letter-spacing="normal" fo:font-style="normal" fo:font-weight="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7"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38"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39"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0" style:family="text">
      <style:text-properties fo:font-variant="normal" fo:text-transform="none" fo:letter-spacing="normal"/>
    </style:style>
    <style:style style:name="T41" style:family="text">
      <style:text-properties fo:font-variant="normal" fo:text-transform="none" fo:font-size="9.75pt" fo:letter-spacing="normal" fo:font-style="normal" fo:font-weight="normal"/>
    </style:style>
    <style:style style:name="T42" style:family="text">
      <style:text-properties fo:background-color="#ffff00"/>
    </style:style>
    <style:style style:name="T43" style:family="text">
      <style:text-properties fo:color="#666666" style:font-name="Times New Roman3" fo:font-size="12pt" style:text-underline-style="none" style:font-size-asian="12pt" style:font-name-complex="Times New Roman4"/>
    </style:style>
    <style:style style:name="T44"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5"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6" style:family="text">
      <style:text-properties fo:color="#0000ff"/>
    </style:style>
    <style:style style:name="T47" style:family="text">
      <style:text-properties fo:color="#0000ff" style:font-name="Consolas" style:font-name-asian="Consolas" style:font-name-complex="Consolas"/>
    </style:style>
    <style:style style:name="T48" style:family="text">
      <style:text-properties fo:color="#2b91af"/>
    </style:style>
    <style:style style:name="T49" style:family="text">
      <style:text-properties fo:color="#2b91af" style:font-name="Consolas" fo:font-size="9.5pt" style:font-name-asian="Consolas" style:font-size-asian="9.5pt" style:font-name-complex="Consolas" style:font-size-complex="9.5pt"/>
    </style:style>
    <style:style style:name="T50"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1"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2"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3" style:family="text">
      <style:text-properties fo:color="#2b91af" style:font-name="Consolas" fo:font-size="9.5pt" style:font-size-asian="9.5pt" style:font-name-complex="Consolas" style:font-size-complex="9.5pt"/>
    </style:style>
    <style:style style:name="T54" style:family="text">
      <style:text-properties fo:color="#2b91af" style:font-name="Consolas" fo:font-size="9.5pt" fo:background-color="transparent" style:font-name-asian="Consolas" style:font-size-asian="9.5pt" style:font-name-complex="Consolas" style:font-size-complex="9.5pt"/>
    </style:style>
    <style:style style:name="T55" style:family="text">
      <style:text-properties fo:color="#2b91af" style:font-name="Consolas" style:font-name-asian="Consolas" style:font-name-complex="Consolas"/>
    </style:style>
    <style:style style:name="T56" style:family="text">
      <style:text-properties fo:color="#008000" style:font-name="Consolas" style:font-name-asian="Consolas" style:font-name-complex="Consolas"/>
    </style:style>
    <style:style style:name="T57" style:family="text">
      <style:text-properties style:font-name="Consolas" fo:font-size="9.5pt" style:font-name-asian="Consolas" style:font-size-asian="9.5pt" style:font-name-complex="Consolas" style:font-size-complex="9.5pt"/>
    </style:style>
    <style:style style:name="T58"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59"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0"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61" style:family="text">
      <style:text-properties style:font-name="Consolas" fo:font-size="9.5pt" fo:font-style="normal" style:font-size-asian="9.5pt" style:font-style-asian="normal" style:font-name-complex="Consolas" style:font-size-complex="9.5pt" style:font-style-complex="normal"/>
    </style:style>
    <style:style style:name="T62" style:family="text">
      <style:text-properties style:font-name="Consolas" fo:font-size="9.5pt" style:font-size-asian="9.5pt" style:font-name-complex="Consolas" style:font-size-complex="9.5pt"/>
    </style:style>
    <style:style style:name="T63" style:family="text">
      <style:text-properties style:font-name="Consolas" style:font-name-asian="Consolas" style:font-name-complex="Consolas"/>
    </style:style>
    <style:style style:name="T64" style:family="text">
      <style:text-properties style:font-name="Consolas" fo:font-size="10pt" fo:font-style="normal" fo:background-color="transparent" style:font-size-asian="10pt" style:font-style-asian="normal" style:font-name-complex="Consolas" style:font-style-complex="normal"/>
    </style:style>
    <style:style style:name="T65" style:family="text">
      <style:text-properties style:font-name="Consolas" fo:font-size="10pt" fo:font-style="normal" style:font-size-asian="10pt" style:font-style-asian="normal" style:font-name-complex="Consolas" style:font-style-complex="normal"/>
    </style:style>
    <style:style style:name="T66" style:family="text">
      <style:text-properties style:font-name-asian="Consolas"/>
    </style:style>
    <style:style style:name="T67" style:family="text">
      <style:text-properties fo:color="#a31515" style:font-name="Consolas" style:font-name-asian="Consolas" style:font-name-complex="Consolas"/>
    </style:style>
    <style:style style:name="T68" style:family="text">
      <style:text-properties style:font-name="Courier New1" fo:font-size="10pt" style:font-size-asian="10pt"/>
    </style:style>
    <style:style style:name="T69" style:family="text">
      <style:text-properties style:font-name="Courier New1" fo:font-size="10pt" style:font-size-asian="10pt" style:font-size-complex="10pt"/>
    </style:style>
    <style:style style:name="T70" style:family="text">
      <style:text-properties style:font-name="Courier New1" fo:font-size="10pt" fo:font-style="normal" fo:background-color="transparent" style:font-size-asian="10pt" style:font-style-asian="normal" style:font-style-complex="normal"/>
    </style:style>
    <style:style style:name="T71" style:family="text">
      <style:text-properties style:font-name="Courier New1" fo:font-size="10pt" fo:font-style="normal" fo:background-color="transparent" style:font-size-asian="10pt" style:font-style-asian="normal" style:font-size-complex="10pt" style:font-style-complex="normal"/>
    </style:style>
    <style:style style:name="T72" style:family="text">
      <style:text-properties style:font-name="Courier New1" fo:font-size="10pt" fo:font-style="normal" fo:background-color="transparent" style:font-name-asian="Consolas" style:font-size-asian="10pt" style:font-style-asian="normal" style:font-style-complex="normal"/>
    </style:style>
    <style:style style:name="T73" style:family="text">
      <style:text-properties style:font-name="Courier New1" fo:font-size="10pt" fo:font-style="normal" style:font-size-asian="10pt" style:font-style-asian="normal" style:font-style-complex="normal"/>
    </style:style>
    <style:style style:name="T74" style:family="text">
      <style:text-properties style:font-name="Courier New1" fo:font-size="10pt" fo:font-style="normal" style:font-size-asian="10pt" style:font-style-asian="normal" style:font-size-complex="10pt" style:font-style-complex="normal"/>
    </style:style>
    <style:style style:name="T75" style:family="text">
      <style:text-properties style:font-name="Arial2" fo:font-style="normal" fo:background-color="transparent" style:font-style-asian="normal" style:font-name-complex="Mangal1" style:font-style-complex="normal"/>
    </style:style>
    <style:style style:name="T76" style:family="text">
      <style:text-properties fo:font-size="9.5pt" fo:font-style="normal" style:text-underline-style="none" fo:background-color="transparent" style:font-size-asian="9.5pt" style:font-style-asian="normal" style:font-size-complex="9.5pt" style:font-style-complex="normal"/>
    </style:style>
    <style:style style:name="T77" style:family="text">
      <style:text-properties fo:font-size="12pt" fo:background-color="transparent" style:font-name-asian="Consolas" style:font-size-asian="12pt" style:font-name-complex="Consolas" style:font-size-complex="12pt"/>
    </style:style>
    <style:style style:name="T78" style:family="text">
      <style:text-properties fo:background-color="transparent"/>
    </style:style>
    <style:style style:name="T79"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80" style:family="text">
      <style:text-properties fo:color="#808080" style:font-name="Consolas" style:font-name-asian="Consolas" style:font-name-complex="Consolas"/>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80">UNIVERSIDAD DE MÁLAGA</text:p>
      <text:p text:style-name="P3">ESCUELA TÉCNICA SUPERIOR DE INGENIERÍA INFORMÁTICA</text:p>
      <text:p text:style-name="P3">INGENIERO TÉCNICO EN INFORMÁTICA DE GESTIÓN</text:p>
      <text:p text:style-name="P5"/>
      <text:p text:style-name="P29">Reunido el tribunal examinador en el día de la fecha, constituido por:</text:p>
      <text:p text:style-name="P28">Presidente/a Dº/Dª ____________________________________________________________</text:p>
      <text:p text:style-name="P28">Secretario/a Dº/Dª ____________________________________________________________</text:p>
      <text:p text:style-name="P29">Vocal Dº/Dª. ________________________________________________________________</text:p>
      <text:p text:style-name="P28">para juzgar el proyecto Fin de Carrera titulado<text:span text:style-name="T24"> </text:span><text:span text:style-name="T25">Un Servidor de Autorización OAuth 2.0</text:span></text:p>
      <text:p text:style-name="P28">realizado por Dº/Dª Juan Alberto Muñoz Rodríguez,</text:p>
      <text:p text:style-name="P28">tutorizado por Dº/Dª Antonio Jesús Nebro Urbaneja</text:p>
      <text:p text:style-name="P28">y, en su caso, dirigido académicamente por</text:p>
      <text:p text:style-name="P29">Dº/Dª ______________________________________________________________________ </text:p>
      <text:p text:style-name="P28">ACORDÓ POR ________________________________ OTORGAR LA CALIFICACIÓN DE __________________________________</text:p>
      <text:p text:style-name="P28">Y PARA QUE CONSTE, SE EXTIENDE FIRMADA POR LOS COMPARECIENTES DEL TRIBUNAL, LA PRESENTE DILIGENCIA.</text:p>
      <text:p text:style-name="P28"/>
      <text:p text:style-name="P27">Málaga a ____ de ______________ de 20__</text:p>
      <text:p text:style-name="P30"/>
      <table:table table:name="Tabla1" table:style-name="Tabla1">
        <table:table-column table:style-name="Tabla1.A" table:number-columns-repeated="3"/>
        <table:table-row>
          <table:table-cell table:style-name="Tabla1.A1" office:value-type="string">
            <text:p text:style-name="P52">El/La presidente/a</text:p>
          </table:table-cell>
          <table:table-cell table:style-name="Tabla1.A1" office:value-type="string">
            <text:p text:style-name="P52">El/La secretario/a</text:p>
          </table:table-cell>
          <table:table-cell table:style-name="Tabla1.A1" office:value-type="string">
            <text:p text:style-name="P52">El/La vocal</text:p>
          </table:table-cell>
        </table:table-row>
        <table:table-row table:style-name="Tabla1.2">
          <table:table-cell table:style-name="Tabla1.A1" office:value-type="string">
            <text:p text:style-name="P52"/>
          </table:table-cell>
          <table:table-cell table:style-name="Tabla1.A1" office:value-type="string">
            <text:p text:style-name="P52"/>
          </table:table-cell>
          <table:table-cell table:style-name="Tabla1.A1" office:value-type="string">
            <text:p text:style-name="P52"/>
          </table:table-cell>
        </table:table-row>
        <table:table-row table:style-name="Tabla1.3">
          <table:table-cell table:style-name="Tabla1.A1" office:value-type="string">
            <text:p text:style-name="P52">Fdo.:</text:p>
          </table:table-cell>
          <table:table-cell table:style-name="Tabla1.A1" office:value-type="string">
            <text:p text:style-name="P52">Fdo.:</text:p>
          </table:table-cell>
          <table:table-cell table:style-name="Tabla1.A1" office:value-type="string">
            <text:p text:style-name="P52">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8">Índice</text:p>
          </text:index-title>
          <text:p text:style-name="P167"><text:s/>1 Introducción<text:tab/>3</text:p>
          <text:p text:style-name="P165"><text:s/>1.1 Objetivos<text:tab/>4</text:p>
          <text:p text:style-name="P165"><text:s/>1.2 Contenido del documento<text:tab/>5</text:p>
          <text:p text:style-name="P167"><text:s/>2 Conceptos básicos de OAuth 2.0<text:tab/>6</text:p>
          <text:p text:style-name="P165"><text:s/>2.1 Introducción<text:tab/>6</text:p>
          <text:p text:style-name="P165"><text:s/>2.2 Roles<text:tab/>7</text:p>
          <text:p text:style-name="P165"><text:s/>2.3 Flujo del protocolo<text:tab/>8</text:p>
          <text:p text:style-name="P165"><text:s/>2.4 Tipos de tokens<text:tab/>9</text:p>
          <text:p text:style-name="P166"><text:s/>2.4.1 Token de Acceso<text:tab/>9</text:p>
          <text:p text:style-name="P166"><text:s/>2.4.2 Token de Refresco<text:tab/>9</text:p>
          <text:p text:style-name="P165"><text:s/>2.5 Clientes<text:tab/>10</text:p>
          <text:p text:style-name="P166"><text:s/>2.5.1 Registro de un cliente<text:tab/>10</text:p>
          <text:p text:style-name="P166"><text:s/>2.5.2 Tipos de cliente<text:tab/>11</text:p>
          <text:p text:style-name="P166"><text:s/>2.5.3 Identificador de cliente<text:tab/>12</text:p>
          <text:p text:style-name="P166"><text:s/>2.5.4 Autenticación de cliente<text:tab/>12</text:p>
          <text:p text:style-name="P164"><text:s/>2.5.4.1 Contraseña de cliente<text:tab/>13</text:p>
          <text:p text:style-name="P164"><text:s/>2.5.4.2 Otros métodos de autenticación<text:tab/>14</text:p>
          <text:p text:style-name="P166"><text:s/>2.5.5 Continuación<text:tab/>14</text:p>
          <text:p text:style-name="P167"><text:s/>3 Servidor OAuth 2.0<text:tab/>15</text:p>
          <text:p text:style-name="P165"><text:s/>3.1 Introducción<text:tab/>15</text:p>
          <text:p text:style-name="P165"><text:s/>3.2 Configuración de la arquitectura OWIN<text:tab/>15</text:p>
          <text:p text:style-name="P165"><text:s/>3.3 Token Endpoint. Obtención del token de acceso<text:tab/>19</text:p>
          <text:p text:style-name="P166"><text:s/>3.3.1 Providers<text:tab/>21</text:p>
          <text:p text:style-name="P166"><text:s/>3.3.2 AuthorizationServerProvider<text:tab/>21</text:p>
          <text:p text:style-name="P164"><text:s/>3.3.2.1 ValidateClientAuthentication<text:tab/>21</text:p>
          <text:p text:style-name="P164"><text:s/>3.3.2.2 GrantResourceOwnerCredentials<text:tab/>24</text:p>
          <text:p text:style-name="P164"><text:s/>3.3.2.3 GrantRefreshToken<text:tab/>26</text:p>
          <text:p text:style-name="P164"><text:s/>3.3.2.4 TokenEndpoint<text:tab/>27</text:p>
          <text:p text:style-name="P166"><text:s/>3.3.3 RefreshTokenProvider<text:tab/>28</text:p>
          <text:p text:style-name="P164"><text:s/>3.3.3.1 ReceiveAsync<text:tab/>28</text:p>
          <text:p text:style-name="P164"><text:s/>3.3.3.2 CreateAsync<text:tab/>29</text:p>
          <text:p text:style-name="P167"><text:s/>4 Servidor de recursos<text:tab/>32</text:p>
          <text:p text:style-name="P169"><text:s/>4.1.1.1.1 Autorización/autenticación<text:tab/>32</text:p>
          <text:p text:style-name="P169"><text:s/>4.1.1.1.2 Servicios HTTP<text:tab/>32</text:p>
          <text:p text:style-name="P167"><text:s/>5 Aplicación cliente<text:tab/>34</text:p>
          <text:p text:style-name="P167"><text:s/>6 Conclusiones y trabajo futuro<text:tab/>35</text:p>
          <text:p text:style-name="P167"><text:s/>7 Apéndice A. Resumen de tecnologías utilizadas<text:tab/>38</text:p>
          <text:p text:style-name="P167"><text:s/>8 Apéndice B. Descripción de los paquetes NuGet implementados<text:tab/>39</text:p>
          <text:p text:style-name="P165"><text:s/>8.1 Paquetes NuGet .NET<text:tab/>39</text:p>
          <text:p text:style-name="P166"><text:s/>8.1.1 Jumuro.Security.Cryptography<text:tab/>39</text:p>
          <text:p text:style-name="P166"><text:soft-page-break/><text:s/>8.1.2 Jumuro.WebApi.Extensions.ActionResults<text:tab/>41</text:p>
          <text:p text:style-name="P165"><text:s/>8.2 Paquetes NuGet AngularJS<text:tab/>41</text:p>
          <text:p text:style-name="P166"><text:s/>8.2.1 Jumuro.Angular.CrudREST<text:tab/>41</text:p>
          <text:p text:style-name="P166"><text:s/>8.2.2 Jumuro.Angular.Grid<text:tab/>41</text:p>
          <text:p text:style-name="P166"><text:s/>8.2.3 Jumuro.Angular.HttpInterceptor<text:tab/>41</text:p>
          <text:p text:style-name="P166"><text:s/>8.2.4 Jumuro.Angular.Modal<text:tab/>42</text:p>
          <text:p text:style-name="P166"><text:s/>8.2.5 Jumuro.Angular.OAuth<text:tab/>42</text:p>
          <text:p text:style-name="P166"><text:s/>8.2.6 Jumuro.Angular.Spinner<text:tab/>42</text:p>
          <text:p text:style-name="P166"><text:s/>8.2.7 Jumuro.Angular.Validations<text:tab/>42</text:p>
          <text:p text:style-name="P166"><text:s/>8.2.8 Jumuro.Angular.WebApi<text:tab/>42</text:p>
          <text:p text:style-name="P167"><text:s/>9 Bibliografía<text:tab/>43</text:p>
        </text:index-body>
      </text:table-of-content>
      <text:list xml:id="list5754846994773607754" text:style-name="Outline">
        <text:list-header>
          <text:h text:style-name="P143" text:outline-level="1" text:is-list-header="true"/>
        </text:list-header>
        <text:list-item>
          <text:h text:style-name="P146"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29">protocolo</text:span> OAuth 2.0 y sus <text:span text:style-name="T26">Request For Comments</text:span> (<text:span text:style-name="T26">RFCs</text:span>) asociados son desarrollados por el <text:span text:style-name="T26">Internet Engineering Task Force (IETF) OAuth WG.</text:span></text:p>
      <text:p text:style-name="P3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1283147" text:continue-numbering="true" text:style-name="Outline">
        <text:list-item>
          <text:list>
            <text:list-item>
              <text:h text:style-name="P156" text:outline-level="2">Objetivos</text:h>
            </text:list-item>
          </text:list>
        </text:list-item>
      </text:list>
      <text:p text:style-name="P40">Para la realización de este proyecto se plantean los siguientes objetivos:</text:p>
      <text:list xml:id="list4133689578440415355" text:style-name="L1">
        <text:list-item>
          <text:p text:style-name="P81">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17">La implementación del servidor de autorización OAuth 2.0 se realizará usando el <text:span text:style-name="T26">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81">Dicho<text:span text:style-name="T42"> servidor hará también las funciones de servidor de recursos, para permitir la gestión de la configuración de todos los datos referidos a la autorización.</text:span></text:p>
        </text:list-item>
        <text:list-item>
          <text:p text:style-name="P118"><text:span text:style-name="T15">También se ha pensado en la realización de una aplicación web de una sólo página (</text:span><text:span text:style-name="T17">SPA</text:span><text:span text:style-name="T15"> por sus iniciales en inglés, </text:span><text:span text:style-name="T16">Single Page Application</text:span><text:span text:style-name="T15">) realizada principalmente con AngularJS, HTML5 y Bootstrap.</text:span></text:p>
          <text:p text:style-name="P117">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17">La aplicación podrá tener usuarios con diferentes niveles de privilegios mediante el uso de roles, cuya implementación será facilitada por la utilización de ASP.NET Identity en el servidor.</text:p>
          <text:p text:style-name="P117"><text:soft-page-break/>La propia aplicación actuará como cliente del servidor de autorización, por lo que sus usuarios harán uso del servidor para su autenticación.</text:p>
          <text:p text:style-name="P117">Como herramienta de control de versiones se utilizará Microsoft Team Foundation a través de Visual Studio Online (ver punto [18] de la bibliografía).</text:p>
        </text:list-item>
      </text:list>
      <text:list xml:id="list21281885" text:continue-list="list21283147" text:style-name="Outline">
        <text:list-item>
          <text:list>
            <text:list-item>
              <text:h text:style-name="P157" text:outline-level="2">Contenido del documento</text:h>
            </text:list-item>
          </text:list>
        </text:list-item>
      </text:list>
      <text:p text:style-name="P14"/>
      <text:list xml:id="list21264444" text:continue-numbering="true" text:style-name="Outline">
        <text:list-item>
          <text:h text:style-name="P147" text:outline-level="1">Conceptos básicos de OAuth 2.0</text:h>
          <text:list>
            <text:list-item>
              <text:h text:style-name="P158"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1502574270397855027" text:style-name="L2">
        <text:list-item>
          <text:p text:style-name="P82">La aplicación de terceros tiene que guardar las credenciales para un uso futuro</text:p>
        </text:list-item>
        <text:list-item>
          <text:p text:style-name="P82">La aplicación de terceros obtiene un acceso total a los recursos, sin que el dueño del recurso tenga opción de restringir la duración del acceso o limitar dicho acceso a una parte de los recursos.</text:p>
        </text:list-item>
        <text:list-item>
          <text:p text:style-name="P82">El dueño del recurso no puede revocar el acceso a una aplicación de terceros sin revocarlo a todas las aplicaciones de terceros, y sólo puede hacerlo cambiando la contraseña.</text:p>
        </text:list-item>
        <text:list-item>
          <text:p text:style-name="P82">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1288538" text:continue-list="list21264444" text:style-name="Outline">
        <text:list-item>
          <text:list>
            <text:list-item>
              <text:h text:style-name="P158" text:outline-level="2"><text:soft-page-break/>Roles</text:h>
            </text:list-item>
          </text:list>
        </text:list-item>
      </text:list>
      <text:p text:style-name="Text_20_body">OAuth define cuatro roles:</text:p>
      <text:list xml:id="list2274235691162833238" text:style-name="L3">
        <text:list-item>
          <text:p text:style-name="P83">Propietario de recursos:</text:p>
        </text:list-item>
      </text:list>
      <text:p text:style-name="Text_20_body"><text:tab/>Entidad capaz de conceder acceso a un recurso protegido. Si el propietario del recurso <text:tab/>es una persona nos referiremos a él como usuario final.</text:p>
      <text:list xml:id="list849059540233747066" text:style-name="L4">
        <text:list-item>
          <text:p text:style-name="P84">Servidor de recursos:</text:p>
          <text:p text:style-name="P84">Es el servidor que almacena los recursos protegidos. Es capaz de aceptar y responder a peticiones de recursos protegidos hechas usando tokens de acceso.</text:p>
        </text:list-item>
        <text:list-item>
          <text:p text:style-name="P84">Cliente:</text:p>
          <text:p text:style-name="P84">Es una aplicación que hace peticiones de recursos protegidos de parte del propietario de los recursos y con su consentimiento. El término <text:span text:style-name="T26">cliente</text:span><text:span text:style-name="T30"> no implica características de implementación particulares, es decir, no define si la aplicación se ejecuta en un servidor, en un equipo de escritorio o en cualquier otro dispositivo.</text:span></text:p>
        </text:list-item>
        <text:list-item>
          <text:p text:style-name="P85">Servidor de autorización</text:p>
          <text:p text:style-name="P85">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1265406" text:continue-list="list21288538" text:style-name="Outline">
        <text:list-item>
          <text:list>
            <text:list-item>
              <text:h text:style-name="P158" text:outline-level="2"><text:soft-page-break/>Flujo del protocolo</text:h>
            </text:list-item>
          </text:list>
        </text:list-item>
      </text:list>
      <text:p text:style-name="Text_20_body"/>
      <text:p text:style-name="P39">+--------+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8109055124840352331" text:style-name="L5">
        <text:list-item>
          <text:p text:style-name="P86">El cliente solicita autorización del dueño del recurso. La solicitud de autorización puede ser directamente al propietario del recurso (como se muestra) o preferiblemente usando al servidor de autorización como intermediario.</text:p>
        </text:list-item>
        <text:list-item>
          <text:p text:style-name="P86">El cliente recibe un permiso de autorización, que es una credencial representando la autorización del propietario del recurso.</text:p>
        </text:list-item>
        <text:list-item>
          <text:p text:style-name="P86">El cliente solicita un token de acceso al servidor de autorización presentando el permiso de autorización recibido en el paso anterior.</text:p>
        </text:list-item>
        <text:list-item>
          <text:p text:style-name="P86">El servidor de autorización autentica al cliente y valida el permiso de autorización. Si es válido, entrega un token de acceso.</text:p>
        </text:list-item>
        <text:list-item>
          <text:p text:style-name="P86">El cliente solicita el recurso protegido al servidor de recursos y se autentica presentando el token de acceso.</text:p>
        </text:list-item>
        <text:list-item>
          <text:p text:style-name="P86">El servidor de recursos valida el token de acceso. Si es válido, sirve el recurso solicitado.</text:p>
        </text:list-item>
      </text:list>
      <text:list xml:id="list21277579" text:continue-list="list21265406" text:style-name="Outline">
        <text:list-item>
          <text:list>
            <text:list-item>
              <text:h text:style-name="P158" text:outline-level="2"><text:soft-page-break/>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1289519"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22">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2">En la figura siguiente se muestra el flujo que se produce cuando se refresca un token de acceso caducado:</text:p>
      <text:p text:style-name="P23">+--------+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23">Figure 2: Refreshing an Expired Access Token </text:p>
      <text:p text:style-name="P24"><text:soft-page-break/>El flujo ilustrado incluye los siguientes pasos:</text:p>
      <text:list xml:id="list21264985" text:continue-list="list8109055124840352331" text:style-name="L5">
        <text:list-item text:start-value="1">
          <text:p text:style-name="P86">El cliente solicita un token de acceso al servidor de autorización presentando el permiso de autorización otorgado.</text:p>
        </text:list-item>
        <text:list-item>
          <text:p text:style-name="P86">El servidor de autorización autentica al cliente y valida el premiso de autorización. Si es válido, entrega un token de acceso.</text:p>
        </text:list-item>
        <text:list-item>
          <text:p text:style-name="P86">El cliente solicita el recurso protegido al servidor de recursos y se autentica presentando el token de acceso.</text:p>
        </text:list-item>
        <text:list-item>
          <text:p text:style-name="P87">El servidor de recursos valida el token de acceso. Si es válido, sirve el recurso solicitado.</text:p>
        </text:list-item>
        <text:list-item>
          <text:p text:style-name="P87">Los pasos 3 y 4 se repiten hasta que el token de acceso expira. Si el cliente sabe que el token de acceso ha expirado, salta al paso 7, en otro caso hace otra solicitud de recurso protegido.</text:p>
        </text:list-item>
        <text:list-item>
          <text:p text:style-name="P87">Como el token de acceso es inválido, el servidor de recursos devuelve un error de <text:span text:style-name="T26">token inválido</text:span><text:span text:style-name="T30">.</text:span></text:p>
        </text:list-item>
        <text:list-item>
          <text:p text:style-name="P88">El cliente solicita un nuevo token de acceso al servidor de autorización enviando el token de refresco.</text:p>
        </text:list-item>
        <text:list-item>
          <text:p text:style-name="P88">El servidor de autorización autentica al cliente y valida el token de refresco. Si es válido, entrega al cliente un nuevo token de acceso (y opcionalmente y nuevo token de refresco).</text:p>
        </text:list-item>
      </text:list>
      <text:list xml:id="list21277127" text:continue-list="list21289519" text:style-name="Outline">
        <text:list-item>
          <text:list>
            <text:list-item>
              <text:h text:style-name="P158"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4308698037711452115" text:style-name="L6">
        <text:list-item>
          <text:p text:style-name="P89">Especificar el tipo de cliente. Los tipos de cliente los describiremos en el siguiente punto.</text:p>
        </text:list-item>
        <text:list-item>
          <text:p text:style-name="P89">Especificar sus URIs de redirección de cliente. Este punto se explicará más adelante.</text:p>
        </text:list-item>
        <text:list-item>
          <text:p text:style-name="P89"><text:soft-page-break/>Indicar cualquier otra información requerida por el servidor de autorización, como por ejemplo el nombre de aplicación, el sitio web, una descripción, un logo o la aceptación de los términos legales).</text:p>
        </text:list-item>
      </text:list>
      <text:list xml:id="list21294894" text:continue-list="list21277127" text:style-name="Outline">
        <text:list-item>
          <text:list>
            <text:list-item>
              <text:list>
                <text:list-item>
                  <text:h text:style-name="Heading_20_3" text:outline-level="3">Tipos de cliente</text:h>
                </text:list-item>
              </text:list>
            </text:list-item>
          </text:list>
        </text:list-item>
      </text:list>
      <text:p text:style-name="P7">OAuth define dos tipos de clientes, dependiendo de su habilidad para autenticarse de manera segura con el servidor de autorización, o lo que es lo mismo, dependiendo de su habilidad para mantener la confidencialidad de sus credenciales.</text:p>
      <text:p text:style-name="P7">Estos tipos son:</text:p>
      <text:list xml:id="list7620280120542880961" text:style-name="L7">
        <text:list-item>
          <text:p text:style-name="P91">Confidencial</text:p>
        </text:list-item>
      </text:list>
      <text:list xml:id="list1207454811402060545" text:style-name="L8">
        <text:list-header>
          <text:p text:style-name="P92">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2000756357388004968" text:style-name="L9">
        <text:list-item>
          <text:p text:style-name="P93">Público</text:p>
        </text:list-item>
      </text:list>
      <text:list xml:id="list21289363" text:continue-list="list1207454811402060545" text:style-name="L8">
        <text:list-header>
          <text:p text:style-name="P92">Es aquel cliente incapaz de mantener la confidencialidad de sus credenciales, por ejemplo una aplicación nativa de un dispositivo o una aplicación web, e incapaz de realizar una autenticación seguro mediante cualquier otro medio.</text:p>
        </text:list-header>
      </text:list>
      <text:p text:style-name="P7">Incluidos en estos tipos de cliente, esta especificación ha sido diseñada pensando en los siguientes perfiles de cliente:</text:p>
      <text:list xml:id="list1685907832553443341" text:style-name="L10">
        <text:list-item>
          <text:p text:style-name="P94">Aplicación web</text:p>
        </text:list-item>
      </text:list>
      <text:list xml:id="list6535822880206915994" text:style-name="L11">
        <text:list-header>
          <text:p text:style-name="P95">Una aplicación web es un cliente confidencial ejecutándose en un servidor web. El propietario del recurso accede al cliente vía una interfaz de usuario HTML renderizada en un agente de usuario (<text:span text:style-name="T26">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3149857850818914642" text:style-name="L12">
        <text:list-item>
          <text:p text:style-name="P96">Aplicación basada en agente de usuario</text:p>
        </text:list-item>
      </text:list>
      <text:list xml:id="list21268870" text:continue-list="list6535822880206915994" text:style-name="L11">
        <text:list-header>
          <text:p text:style-name="P95">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8777794262765290364" text:style-name="L13">
        <text:list-item>
          <text:p text:style-name="P97">Aplicación nativa</text:p>
        </text:list-item>
      </text:list>
      <text:list xml:id="list21270402" text:continue-list="list21268870" text:style-name="L11">
        <text:list-header>
          <text:p text:style-name="P95">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1287557" text:continue-list="list21294894" text:style-name="Outline">
        <text:list-item>
          <text:list>
            <text:list-item>
              <text:list>
                <text:list-item>
                  <text:h text:style-name="Heading_20_3" text:outline-level="3">Identificador de cliente</text:h>
                </text:list-item>
              </text:list>
            </text:list-item>
          </text:list>
        </text:list-item>
      </text:list>
      <text:p text:style-name="P7">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1268294" text:continue-numbering="true" text:style-name="Outline">
        <text:list-item>
          <text:list>
            <text:list-item>
              <text:list>
                <text:list-item>
                  <text:h text:style-name="Heading_20_3" text:outline-level="3">Autenticación de cliente</text:h>
                </text:list-item>
              </text:list>
            </text:list-item>
          </text:list>
        </text:list-item>
      </text:list>
      <text:p text:style-name="P7">Si el tipo de cliente es confidencial, el cliente y el servidor de autorización establecen un método de autenticación adecuado a los requerimientos de seguridad del servidor de autorización.</text:p>
      <text:p text:style-name="P7">Típicamente, a los clientes confidenciales se les entrega un conjunto de credenciales de cliente usadas para la autenticación con el servidor de autorización, por ejemplo una contraseña o un par de claves pública/privada.</text:p>
      <text:p text:style-name="P7">El cliente no debe utilizar más de un método de autenticación en cada petición.</text:p>
      <text:list xml:id="list21281175" text:continue-numbering="true" text:style-name="Outline">
        <text:list-item>
          <text:list>
            <text:list-item>
              <text:list>
                <text:list-item>
                  <text:list>
                    <text:list-item>
                      <text:h text:style-name="P152" text:outline-level="4"><text:soft-page-break/>Contraseña de cliente</text:h>
                    </text:list-item>
                  </text:list>
                </text:list-item>
              </text:list>
            </text:list-item>
          </text:list>
        </text:list-item>
      </text:list>
      <text:p text:style-name="P46">Los clientes en posesión de una contraseña de cliente deben usar el esquema de autenticación básico HTTP para autenticarse con el servidor de autorización, como se describe en la RFC 2617, ver punto [17] de la bibliografía.</text:p>
      <text:p text:style-name="P41"><text:span text:style-name="T1">El identificador de cliente es codificado usando el algoritmo de codificación </text:span><text:span text:style-name="T36">application/x-www-form-urlencoded</text:span><text:span text:style-name="T37"> y el valor resultante es utilizado como nombre de usuario.</text:span></text:p>
      <text:p text:style-name="P47">La contraseña de usuario es codificada usando el mismo algoritmo y el valor resultante es usado como contraseña.</text:p>
      <text:p text:style-name="P47">El servidor de autorización debe soportar el esquema de autenticación básico HTTP para autenticar a los clientes a los que fue entregada una contraseña.</text:p>
      <text:p text:style-name="P47">Por ejemplo:</text:p>
      <text:p text:style-name="P44">Authorization: Basic zCzZ4321Sa3F0Mazo3RampaBaenIxS3vEUmJuMuRobUS3</text:p>
      <text:p text:style-name="P46">Alternativamente, el servidor de autorización puede admitir las credenciales de cliente incluidas en el cuerpo de la petición HTTP usando los siguientes parámetros:</text:p>
      <text:list xml:id="list1528935200725172870" text:style-name="L14">
        <text:list-item>
          <text:p text:style-name="P113">client_id</text:p>
          <text:p text:style-name="P114">OBLIGATORIO. Es el identificador de cliente entregado por el servidor de autorización durante el registro de dicho cliente.</text:p>
        </text:list-item>
        <text:list-item>
          <text:p text:style-name="P113">client_secret</text:p>
          <text:p text:style-name="P114">OBLIGATORIO. El secreto de cliente. El cliente puede omitir este parámetro si el secreto de cliente es una cadena vacía.</text:p>
        </text:list-item>
      </text:list>
      <text:p text:style-name="P46">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6">Por ejemplo, una petición de refresco de token de acceso incluyendo los parámetros en el cuerpo quedaría como sigue:</text:p>
      <text:p text:style-name="P45"><text:s text:c="5"/>POST /token HTTP/1.1</text:p>
      <text:p text:style-name="P43"><text:span text:style-name="T40"><text:s text:c="5"/></text:span><text:span text:style-name="T41">Host: server.example.com</text:span></text:p>
      <text:p text:style-name="P48"><text:soft-page-break/><text:span text:style-name="T35"><text:s text:c="5"/></text:span><text:span text:style-name="T34">Content-Type: application/x-www-form-urlencoded</text:span></text:p>
      <text:p text:style-name="P49"/>
      <text:p text:style-name="P48"><text:span text:style-name="T35"><text:s text:c="5"/></text:span><text:span text:style-name="T34">grant_type=refresh_token&amp;refresh_token=tGzv3JOkF0XG5Qx2TlKWIA</text:span></text:p>
      <text:p text:style-name="P48"><text:span text:style-name="T35"><text:s text:c="5"/></text:span><text:span text:style-name="T34">&amp;client_id=s6BhdRkqt3&amp;client_secret=7Fjfp0ZBr1KtDRbnfVdmIw</text:span></text:p>
      <text:p text:style-name="P42"/>
      <text:p text:style-name="P46">El servidor de autorización debe requerir el uso de TLS (<text:span text:style-name="T26">Transport Layer Security</text:span>) cuando recibe peticiones que incluya una contraseña.</text:p>
      <text:p text:style-name="P46">Ya que este método de autenticación de cliente incluye una contraseña, el servidor de autorización debe proteger cada <text:span text:style-name="T26">endpoint</text:span> contra ataques por la fuerza bruta.</text:p>
      <text:list xml:id="list21271324" text:continue-list="list21281175" text:style-name="Outline">
        <text:list-item>
          <text:list>
            <text:list-item>
              <text:list>
                <text:list-item>
                  <text:list>
                    <text:list-item>
                      <text:h text:style-name="P152"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1286553" text:continue-numbering="true" text:style-name="Outline">
        <text:list-item>
          <text:list>
            <text:list-item>
              <text:list>
                <text:list-item>
                  <text:h text:style-name="Heading_20_3" text:outline-level="3">Continuación</text:h>
                </text:list-item>
              </text:list>
            </text:list-item>
          </text:list>
        </text:list-item>
      </text:list>
      <text:p text:style-name="P7">En este capítulo del documento hemos presentado los conceptos más básicos y teóricos del protocolo. Los demás puntos relevantes los veremos de una manera más práctica, aplicados en el desarrollo del servidor implementado, en el próximo capítulo.</text:p>
      <text:p text:style-name="P7"/>
      <text:list xml:id="list21280696" text:continue-numbering="true" text:style-name="Outline">
        <text:list-item>
          <text:h text:style-name="P147" text:outline-level="1">Servidor OAuth 2.0</text:h>
          <text:list>
            <text:list-item>
              <text:h text:style-name="P159" text:outline-level="2">Introducción</text:h>
            </text:list-item>
          </text:list>
        </text:list-item>
      </text:list>
      <text:p text:style-name="P8">Para la implementación del servidor de autorización me he basado en un proyecto publicado en el blog bitoftech.net, en su entrada referenciada en el punto [4] de la bibliografía.</text:p>
      <text:p text:style-name="P20"><text:span text:style-name="T32">Este servidor se ha desarrollado siguiendo la especificación OWIN (</text:span><text:span text:style-name="T28">Open Web Interface for .NET</text:span><text:span text:style-name="T32">, ver puntos [5] y [6] de la bibliografía).</text:span></text:p>
      <text:p text:style-name="P20"><text:span text:style-name="T32">El proyecto Katana es un conjunto de componentes OWIN de código abierto desarrollado por Microsoft. Dentro de Katana se ha desarrollado un </text:span><text:span text:style-name="T28">middleware</text:span><text:span text:style-name="T32"> que implementa el protocolo OAuth 2.0. Este módulo está disponible como paquete NuGet con el nombre <text:s/></text:span><text:span text:style-name="T59">Microsoft.Owin.Security.OAuth</text:span><text:span text:style-name="T32"> e incluye la clase </text:span><text:span text:style-name="T53">OauthAuthorizationServerProvider</text:span><text:span text:style-name="T32">, donde se ha llevado a cabo dicha implementación.</text:span></text:p>
      <text:p text:style-name="P19">Como enseguida veremos, nuestro servidor hace uso de esta clase modificando o extendiendo su funcionalidad en varios puntos. Pero primero hablaremos un poco de OWIN y de su arquitectura dentro de nuestro servidor.</text:p>
      <text:list xml:id="list21270157" text:continue-numbering="true" text:style-name="Outline">
        <text:list-item>
          <text:list>
            <text:list-item>
              <text:h text:style-name="P159" text:outline-level="2">Configuración de la arquitectura OWIN</text:h>
            </text:list-item>
          </text:list>
        </text:list-item>
      </text:list>
      <text:p text:style-name="P9">Toda aplicación OWIN tiene una clase de arranque donde se especifican los componentes o <text:span text:style-name="T26">middlewares </text:span>que forman la tubería de uso de la aplicación.</text:p>
      <text:p text:style-name="P9">Hay varias formas de definir esta clase. En nuestro caso y a modo de ejemplo se han utilizado dos de ellas, aunque una de las formas queda anulada por la otra:</text:p>
      <text:list xml:id="list9077350209679444109" text:style-name="L15">
        <text:list-item>
          <text:p text:style-name="P99">Convención de nombres: Katana busca una clase llamada <text:span text:style-name="T49">Startup</text:span> dentro del espacio de nombres del ensamblado o en el espacio de nombres global.</text:p>
        </text:list-item>
        <text:list-item>
          <text:p text:style-name="P99">Atributo <text:span text:style-name="T49">OwinStartup</text:span>: Es la forma más utilizada por los desarrolladores. El siguiente atributo define la clase de arranque a la clase <text:span text:style-name="T49">Startup</text:span> del espacio de nombres <text:span text:style-name="T57">OAuthServer</text:span>.</text:p>
          <text:p text:style-name="P99">El atributo <text:span text:style-name="T49">OwinStartup</text:span> prevalece sobre la convención de nombres.</text:p>
        </text:list-item>
      </text:list>
      <text:p text:style-name="P9">La clase de arranque de nuestro servidor es la que se muestra a continuación:</text:p>
      <text:p text:style-name="P76"/>
      <table:table table:name="Tabla3" table:style-name="Tabla3">
        <table:table-column table:style-name="Tabla3.A"/>
        <text:soft-page-break/>
        <table:table-row>
          <table:table-cell table:style-name="Tabla3.A1" office:value-type="string">
            <text:p text:style-name="P54"><text:span text:style-name="T47">using</text:span><text:span text:style-name="T63"> Microsoft.Owin;</text:span></text:p>
            <text:p text:style-name="P58"><text:span text:style-name="T47">using</text:span><text:span text:style-name="T10"> Owin;</text:span></text:p>
            <text:p text:style-name="P57"/>
            <text:p text:style-name="P58"><text:span text:style-name="T10">[</text:span><text:span text:style-name="T47">assembly</text:span><text:span text:style-name="T10">: </text:span><text:span text:style-name="T55">OwinStartup</text:span><text:span text:style-name="T10">(</text:span><text:span text:style-name="T47">typeof</text:span><text:span text:style-name="T10">(OAuthServer.</text:span><text:span text:style-name="T55">Startup</text:span><text:span text:style-name="T10">))]</text:span></text:p>
            <text:p text:style-name="P57"/>
            <text:p text:style-name="P58"><text:span text:style-name="T47">namespace</text:span><text:span text:style-name="T10"> OAuthServer</text:span></text:p>
            <text:p text:style-name="P57">{</text:p>
            <text:p text:style-name="P58"><text:span text:style-name="T10"><text:s text:c="4"/></text:span><text:span text:style-name="T47">public</text:span><text:span text:style-name="T10"> </text:span><text:span text:style-name="T47">partial</text:span><text:span text:style-name="T10"> </text:span><text:span text:style-name="T47">class</text:span><text:span text:style-name="T10"> </text:span><text:span text:style-name="T55">Startup</text:span></text:p>
            <text:p text:style-name="P57"><text:s text:c="4"/>{</text:p>
            <text:p text:style-name="P58"><text:span text:style-name="T10"><text:s text:c="8"/></text:span><text:span text:style-name="T47">public</text:span><text:span text:style-name="T10"> </text:span><text:span text:style-name="T47">void</text:span><text:span text:style-name="T10"> Configuration(</text:span><text:span text:style-name="T55">IAppBuilder</text:span><text:span text:style-name="T10"> app)</text:span></text:p>
            <text:p text:style-name="P57"><text:s text:c="8"/>{</text:p>
            <text:p text:style-name="P58"><text:span text:style-name="T10"><text:s text:c="12"/></text:span><text:span text:style-name="T56">//Configure Autofac</text:span></text:p>
            <text:p text:style-name="P58"><text:span text:style-name="T10"><text:s text:c="12"/></text:span><text:span text:style-name="T47">var</text:span><text:span text:style-name="T10"> dependencyResolver = ConfigureAutofac(app);</text:span></text:p>
            <text:p text:style-name="P57"/>
            <text:p text:style-name="P58"><text:span text:style-name="T10"><text:s text:c="12"/></text:span><text:span text:style-name="T56">//Configure CORS</text:span></text:p>
            <text:p text:style-name="P57"><text:s text:c="12"/>ConfigureCors(app);</text:p>
            <text:p text:style-name="P57"/>
            <text:p text:style-name="P58"><text:span text:style-name="T10"><text:s text:c="12"/></text:span><text:span text:style-name="T56">//Configure OAuth</text:span></text:p>
            <text:p text:style-name="P57"><text:s text:c="12"/>ConfigureOAuth(app, dependencyResolver);</text:p>
            <text:p text:style-name="P57"/>
            <text:p text:style-name="P58"><text:span text:style-name="T10"><text:s text:c="12"/></text:span><text:span text:style-name="T56">//Configure Web API</text:span></text:p>
            <text:p text:style-name="P57"><text:s text:c="12"/>ConfigureWebApi(app, dependencyResolver);</text:p>
            <text:p text:style-name="P57"><text:s text:c="8"/>}</text:p>
            <text:p text:style-name="P57"><text:s text:c="4"/>}</text:p>
            <text:p text:style-name="P56">}</text:p>
          </table:table-cell>
        </table:table-row>
        <table:table-row>
          <table:table-cell table:style-name="Tabla3.A2" office:value-type="string">
            <text:p text:style-name="P53"><text:span text:style-name="T75">Código 3.1. Método</text:span> Startup.Configuration()</text:p>
          </table:table-cell>
        </table:table-row>
      </table:table>
      <text:p text:style-name="P31">En nuestra clase de arranque podemos ver cuatro partes bien diferenciadas:</text:p>
      <text:list xml:id="list6304473728501506150" text:style-name="L16">
        <text:list-item>
          <text:p text:style-name="P100">Configuración del inyector de dependencias, en nuestro caso Autofac.</text:p>
        </text:list-item>
        <text:list-item>
          <text:p text:style-name="P108"><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00">Configuración de OAuth.</text:p>
        </text:list-item>
        <text:list-item>
          <text:p text:style-name="P100">Configuración de Web API.</text:p>
        </text:list-item>
      </text:list>
      <text:p text:style-name="P10"><text:span text:style-name="T66">Cada uno de los métodos de configuración los hemos definido en un fichero de clase parcial dentro de la carpeta de proyecto </text:span><text:span text:style-name="T57">App_Start</text:span><text:span text:style-name="T66"> como se muestra en la siguiente imagen:</text:span></text:p>
      <text:p text:style-name="P12"/>
      <text:p text:style-name="P11"><draw:frame draw:style-name="fr1" draw:name="Marco1" text:anchor-type="paragraph" svg:width="5.212cm" draw:z-index="0"><draw:text-box fo:min-height="9.525cm"><text:p text:style-name="P51"><draw:frame draw:style-name="fr3" draw:name="gráficos1" text:anchor-type="paragraph" svg:width="5.212cm" svg:height="9.525cm" draw:z-index="1"><draw:image xlink:href="Pictures/10000000000000C50000016851384744.png" xlink:type="simple" xlink:show="embed" xlink:actuate="onLoad"/></draw:frame>Imagen 3.1. Estructura de clase de arranque</text:p></draw:text-box></draw:frame></text:p>
      <text:p text:style-name="P12"><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5"><text:span text:style-name="T47">using</text:span><text:span text:style-name="T63"> System;</text:span></text:p>
            <text:p text:style-name="P59"><text:span text:style-name="T47">using</text:span><text:span text:style-name="T10"> System.Configuration;</text:span></text:p>
            <text:p text:style-name="P59"><text:span text:style-name="T47">using</text:span><text:span text:style-name="T10"> System.Web.Http.Dependencies;</text:span></text:p>
            <text:p text:style-name="P59"><text:span text:style-name="T47">using</text:span><text:span text:style-name="T10"> Microsoft.Owin;</text:span></text:p>
            <text:p text:style-name="P59"><text:span text:style-name="T47">using</text:span><text:span text:style-name="T10"> Microsoft.Owin.Security;</text:span></text:p>
            <text:p text:style-name="P59"><text:span text:style-name="T47">using</text:span><text:span text:style-name="T10"> Microsoft.Owin.Security.Cookies;</text:span></text:p>
            <text:p text:style-name="P59"><text:span text:style-name="T47">using</text:span><text:span text:style-name="T10"> Microsoft.Owin.Security.Infrastructure;</text:span></text:p>
            <text:p text:style-name="P59"><text:span text:style-name="T47">using</text:span><text:span text:style-name="T10"> Microsoft.Owin.Security.OAuth;</text:span></text:p>
            <text:p text:style-name="P59"><text:span text:style-name="T47">using</text:span><text:span text:style-name="T10"> OAuthServer.Constants;</text:span></text:p>
            <text:p text:style-name="P59"><text:span text:style-name="T47">using</text:span><text:span text:style-name="T10"> Owin;</text:span></text:p>
            <text:p text:style-name="P60"/>
            <text:p text:style-name="P59"><text:span text:style-name="T47">namespace</text:span><text:span text:style-name="T10"> OAuthServer</text:span></text:p>
            <text:p text:style-name="P60">{</text:p>
            <text:p text:style-name="P59"><text:span text:style-name="T10"><text:s text:c="4"/></text:span><text:span text:style-name="T47">public</text:span><text:span text:style-name="T10"> </text:span><text:span text:style-name="T47">partial</text:span><text:span text:style-name="T10"> </text:span><text:span text:style-name="T47">class</text:span><text:span text:style-name="T10"> </text:span><text:span text:style-name="T55">Startup</text:span></text:p>
            <text:p text:style-name="P60"><text:s text:c="4"/>{</text:p>
            <text:p text:style-name="P59"><text:span text:style-name="T10"><text:s text:c="8"/></text:span><text:span text:style-name="T47">public</text:span><text:span text:style-name="T10"> </text:span><text:span text:style-name="T47">void</text:span><text:span text:style-name="T10"> ConfigureOAuth(</text:span><text:span text:style-name="T55">IAppBuilder</text:span><text:span text:style-name="T10"> app,</text:span></text:p>
            <text:p text:style-name="P59"><text:span text:style-name="T10"><text:s text:c="35"/></text:span><text:span text:style-name="T55">IDependencyResolver</text:span><text:span text:style-name="T10"> dependencyResolver)</text:span></text:p>
            <text:p text:style-name="P60"><text:s text:c="8"/>{</text:p>
            <text:p text:style-name="P59"><text:span text:style-name="T10"><text:s text:c="12"/></text:span><text:span text:style-name="T56">// Enable Application Sign In Cookie</text:span></text:p>
            <text:p text:style-name="P59"><text:span text:style-name="T10"><text:s text:c="12"/>app.UseCookieAuthentication(</text:span><text:span text:style-name="T47">new</text:span><text:span text:style-name="T10"> </text:span><text:span text:style-name="T55">CookieAuthenticationOptions</text:span></text:p>
            <text:p text:style-name="P60"><text:s text:c="12"/>{</text:p>
            <text:p text:style-name="P59"><text:soft-page-break/><text:span text:style-name="T10"><text:s text:c="16"/>AuthenticationType = </text:span><text:span text:style-name="T67">"Application"</text:span><text:span text:style-name="T10">,</text:span></text:p>
            <text:p text:style-name="P59"><text:span text:style-name="T10"><text:s text:c="16"/>AuthenticationMode = </text:span><text:span text:style-name="T55">AuthenticationMode</text:span><text:span text:style-name="T10">.Passive,</text:span></text:p>
            <text:p text:style-name="P59"><text:span text:style-name="T10"><text:s text:c="16"/>LoginPath = </text:span><text:span text:style-name="T47">new</text:span><text:span text:style-name="T10"> </text:span><text:span text:style-name="T55">PathString</text:span><text:span text:style-name="T10">(</text:span><text:span text:style-name="T55">Paths</text:span><text:span text:style-name="T10">.LoginPath),</text:span></text:p>
            <text:p text:style-name="P59"><text:span text:style-name="T10"><text:s text:c="16"/>LogoutPath = </text:span><text:span text:style-name="T47">new</text:span><text:span text:style-name="T10"> </text:span><text:span text:style-name="T55">PathString</text:span><text:span text:style-name="T10">(</text:span><text:span text:style-name="T55">Paths</text:span><text:span text:style-name="T10">.LogoutPath),</text:span></text:p>
            <text:p text:style-name="P60"><text:s text:c="12"/>});</text:p>
            <text:p text:style-name="P60"/>
            <text:p text:style-name="P59"><text:span text:style-name="T10"><text:s text:c="12"/></text:span><text:span text:style-name="T55">var</text:span><text:span text:style-name="T10"> OAuthServerOptions = </text:span><text:span text:style-name="T47">new </text:span><text:span text:style-name="T55">OAuthAuthorizationServerOptions</text:span><text:span text:style-name="T10">()</text:span></text:p>
            <text:p text:style-name="P60"><text:s text:c="12"/>{</text:p>
            <text:p text:style-name="P59"><text:span text:style-name="T47">#if</text:span><text:span text:style-name="T10"> DEBUG</text:span></text:p>
            <text:p text:style-name="P59"><text:span text:style-name="T10"><text:s text:c="16"/>AllowInsecureHttp = </text:span><text:span text:style-name="T47">true</text:span><text:span text:style-name="T10">,</text:span></text:p>
            <text:p text:style-name="P61">#endif</text:p>
            <text:p text:style-name="P59"><text:span text:style-name="T10"><text:s text:c="16"/>TokenEndpointPath = </text:span><text:span text:style-name="T47">new</text:span><text:span text:style-name="T10"> </text:span><text:span text:style-name="T55">PathString</text:span><text:span text:style-name="T10">(</text:span><text:span text:style-name="T55">Paths</text:span><text:span text:style-name="T10">.TokenPath),</text:span></text:p>
            <text:p text:style-name="P60"><text:s text:c="16"/>AccessTokenExpireTimeSpan =</text:p>
            <text:p text:style-name="P59"><text:span text:style-name="T10"><text:s text:c="20"/></text:span><text:span text:style-name="T55">TimeSpan</text:span><text:span text:style-name="T10">.FromMinutes(</text:span><text:span text:style-name="T55">Convert</text:span><text:span text:style-name="T10">.ToDouble(</text:span></text:p>
            <text:p text:style-name="P59"><text:span text:style-name="T10"><text:s text:c="24"/></text:span><text:span text:style-name="T55">ConfigurationManager</text:span><text:span text:style-name="T10">.AppSettings[</text:span></text:p>
            <text:p text:style-name="P59"><text:span text:style-name="T10"><text:s text:c="28"/></text:span><text:span text:style-name="T67">"DefaultAccessTokenExpireTime"</text:span></text:p>
            <text:p text:style-name="P60"><text:s text:c="24"/>]</text:p>
            <text:p text:style-name="P60"><text:s text:c="20"/>)),</text:p>
            <text:p text:style-name="P59"><text:span text:style-name="T10"><text:s text:c="16"/>Provider = (</text:span><text:span text:style-name="T55">IOAuthAuthorizationServerProvider</text:span><text:span text:style-name="T10">)</text:span></text:p>
            <text:p text:style-name="P60"><text:s text:c="20"/>dependencyResolver.GetService(</text:p>
            <text:p text:style-name="P59"><text:span text:style-name="T10"><text:s text:c="24"/></text:span><text:span text:style-name="T47">typeof</text:span><text:span text:style-name="T10">(</text:span><text:span text:style-name="T55">IOAuthAuthorizationServerProvider</text:span><text:span text:style-name="T10">)),</text:span></text:p>
            <text:p text:style-name="P59"><text:span text:style-name="T10"><text:s text:c="16"/>RefreshTokenProvider = (</text:span><text:span text:style-name="T55">IauthenticationTokenProvider</text:span><text:span text:style-name="T10">)</text:span></text:p>
            <text:p text:style-name="P60"><text:s text:c="20"/>dependencyResolver.GetService(</text:p>
            <text:p text:style-name="P59"><text:span text:style-name="T10"><text:s text:c="24"/></text:span><text:span text:style-name="T47">typeof</text:span><text:span text:style-name="T10">(</text:span><text:span text:style-name="T55">IAuthenticationTokenProvider</text:span><text:span text:style-name="T10">))</text:span></text:p>
            <text:p text:style-name="P60"><text:s text:c="12"/>};</text:p>
            <text:p text:style-name="P60"/>
            <text:p text:style-name="P59"><text:span text:style-name="T10"><text:s text:c="12"/></text:span><text:span text:style-name="T55">var</text:span><text:span text:style-name="T10"> OAuthBearerOptions = </text:span><text:span text:style-name="T47">new</text:span><text:span text:style-name="T10"> </text:span><text:span text:style-name="T55">OAuthBearerAuthenticationOptions</text:span><text:span text:style-name="T10">();</text:span></text:p>
            <text:p text:style-name="P60"/>
            <text:p text:style-name="P59"><text:span text:style-name="T10"><text:s text:c="12"/></text:span><text:span text:style-name="T56">// Token generation</text:span></text:p>
            <text:p text:style-name="P60"><text:s text:c="12"/>app.UseOAuthAuthorizationServer(OAuthServerOptions);</text:p>
            <text:p text:style-name="P59"><text:span text:style-name="T10"><text:s text:c="12"/></text:span><text:span text:style-name="T56">// Token validation</text:span></text:p>
            <text:p text:style-name="P60"><text:s text:c="12"/>app.UseOAuthBearerAuthentication(OAuthBearerOptions);</text:p>
            <text:p text:style-name="P60"><text:s text:c="8"/>}</text:p>
            <text:p text:style-name="P60"><text:s text:c="4"/>}</text:p>
            <text:p text:style-name="P56">}</text:p>
          </table:table-cell>
        </table:table-row>
        <table:table-row>
          <table:table-cell table:style-name="Tabla4.A2" office:value-type="string">
            <text:p text:style-name="P53"><text:span text:style-name="T75">Código 3.2. Método</text:span> Startup.ConfigureOAuth()</text:p>
          </table:table-cell>
        </table:table-row>
      </table:table>
      <text:p text:style-name="P16"><text:span text:style-name="T31">En el método, primero se añade un </text:span><text:span text:style-name="T27">middleware</text:span><text:span text:style-name="T31"> de autenticación basado en el uso de </text:span><text:span text:style-name="T27">cookies</text:span><text:span text:style-name="T31"> a la tubería de uso de la aplicación mediante la llamada a </text:span><text:span text:style-name="T57">app.UseCookieAuthentication()</text:span><text:span text:style-name="T31">.</text:span></text:p>
      <text:p text:style-name="P16"><text:span text:style-name="T31">Luego se crea un objeto del tipo </text:span><text:span text:style-name="T50">OAuthAuthorizationServerOptions</text:span><text:span text:style-name="T31"> en el que se definen las opciones del servidor de autorización OAuth:</text:span></text:p>
      <text:list xml:id="list7942008367990395297" text:style-name="L17">
        <text:list-item>
          <text:p text:style-name="P103"><text:span text:style-name="T58">AllowInsecureHttp</text:span><text:span text:style-name="T31">: Verdadero para permitir que las peticiones de token y de autorización lleguen a través de una URI http en vez de https. Sólo se pone a verdadero cuando al aplicación está en modo DEBUG.</text:span></text:p>
        </text:list-item>
        <text:list-item>
          <text:p text:style-name="P103"><text:soft-page-break/><text:span text:style-name="T58">TokenEndpointPath</text:span><text:span text:style-name="T31">: Establece el </text:span><text:span text:style-name="T27">path</text:span><text:span text:style-name="T31"> al que las aplicaciones cliente se dirigen para obtener un token de acceso.</text:span></text:p>
        </text:list-item>
        <text:list-item>
          <text:p text:style-name="P103"><text:span text:style-name="T58">AccessTokenExpireTimeSpan</text:span><text:span text:style-name="T31">: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03"><text:span text:style-name="T58">Provider</text:span><text:span text:style-name="T31">: Establece un objeto, proporcionado por la aplicación, para procesar todos los eventos lanzados por el </text:span><text:span text:style-name="T27">middleware</text:span><text:span text:style-name="T31"> de Servidor de Autorización, y definidos en el estándar OAuth 2.0. Aquí asignaremos una instancia de nuestra clase que hereda de </text:span><text:span text:style-name="T50">OauthAuthorizationServerProvider</text:span><text:span text:style-name="T31"> comentada en la introducción.</text:span></text:p>
        </text:list-item>
        <text:list-item>
          <text:p text:style-name="P103"><text:span text:style-name="T58">RefreshTokenProvider</text:span><text:span text:style-name="T31">: <text:s/>Establece un objeto que producirá tokens de refresco que podrán ser usados para obtener nuevos tokens de acceso cuando sea necesario.</text:span></text:p>
        </text:list-item>
      </text:list>
      <text:p text:style-name="P16"><text:span text:style-name="T31">Con el objeto de opciones creado se realiza una llamada al método </text:span><text:span text:style-name="T58">app.UseOAuthAuthorizationServer()</text:span><text:span text:style-name="T31"> el cual añade las capacidades de Servidor de Autorización OAuth 2.0 a la aplicación OWIN. Este </text:span><text:span text:style-name="T27">middleware</text:span><text:span text:style-name="T31"> lleva a cabo el procesamiento de las peticiones para el</text:span><text:span text:style-name="T27"> Authorize Endpoint </text:span><text:span text:style-name="T31">y </text:span><text:span text:style-name="T27">Token Endpoint</text:span><text:span text:style-name="T31"> definidos por la especificación OAuth 2.0. Este </text:span><text:span text:style-name="T27">middleware</text:span><text:span text:style-name="T31"> gestiona todo lo relacionado con la generación de los tokens.</text:span></text:p>
      <text:p text:style-name="P16"><text:span text:style-name="T31">Por último, en nuestro método de configuración se hace una llamada al método </text:span><text:span text:style-name="T58">app.UseOAuthBearerAuthentication()</text:span><text:span text:style-name="T31">, lo que hace que se añadan las capacidades de procesamiento de </text:span><text:span text:style-name="T27">Bearer tokens</text:span><text:span text:style-name="T31"> a la tubería de uso de la aplicación OWIN. Este </text:span><text:span text:style-name="T27">middleware</text:span><text:span text:style-name="T31"> entiende los tokens recibidos en la cabecera de cada petición. Este </text:span><text:span text:style-name="T27">middleware</text:span><text:span text:style-name="T31"> gestiona todo lo relacionado con la validación de los tokens.</text:span></text:p>
      <text:p text:style-name="P12">A continuación explicaremos la implementación de los dos proveedores configurados en este punto.</text:p>
      <text:list xml:id="list21292202" text:continue-list="list21270157" text:style-name="Outline">
        <text:list-item>
          <text:list>
            <text:list-item>
              <text:h text:style-name="P160" text:outline-level="2">Token Endpoint. <text:span text:style-name="T30">Obtención del token de acceso</text:span></text:h>
            </text:list-item>
          </text:list>
        </text:list-item>
      </text:list>
      <text:p text:style-name="P26"><text:span text:style-name="T2">Las aplicaciones cliente que quieran obtener un token de acceso lo harán dirigiéndose al </text:span><text:span text:style-name="T3">Token Endpoint</text:span><text:span text:style-name="T2"> cuyo path ha sido configurado en la propiedad </text:span><text:span text:style-name="T7">TokenEndpointPath</text:span><text:span text:style-name="T2">. En nuestro caso el path configurado es </text:span><text:span text:style-name="T39">/token</text:span><text:span text:style-name="T38">.</text:span></text:p>
      <text:p text:style-name="P12">La solicitud de token de acceso se podrá llevar a cabo de dos maneras diferentes:</text:p>
      <text:list xml:id="list8769556485310666285" text:style-name="L18">
        <text:list-item>
          <text:p text:style-name="P101"><text:soft-page-break/>Mediante las credenciales del propietario de los recursos.</text:p>
        </text:list-item>
        <text:list-item>
          <text:p text:style-name="P101">Mediante token de refresco.</text:p>
        </text:list-item>
      </text:list>
      <text:p text:style-name="P12">En la siguiente gráfica se muestra el flujo dentro de las clases <text:span text:style-name="T26">provider </text:span>de las dos opciones:</text:p>
      <text:p text:style-name="P12"/>
      <text:p text:style-name="P13">GRÁFICA</text:p>
      <text:p text:style-name="P13">Obtener token de acceso mediante credenciales:</text:p>
      <text:p text:style-name="P15"><text:span text:style-name="T33">1.- </text:span><text:span text:style-name="T57">ValidateClientAuthentication</text:span><text:span text:style-name="T60">()</text:span></text:p>
      <text:p text:style-name="P21">2.- GrantResourceOwnerCredentials()</text:p>
      <text:p text:style-name="P21">3.- TokenEndpoint()</text:p>
      <text:p text:style-name="P15"><text:span text:style-name="T60">4.- </text:span><text:span text:style-name="T52">RefreshTokenProvider.</text:span><text:span text:style-name="T60">CreateAsync()</text:span></text:p>
      <text:p text:style-name="P13"/>
      <text:p text:style-name="P13">Obtener token de acceso mediante token de refresco:</text:p>
      <text:p text:style-name="P15"><text:span text:style-name="T33">1.- </text:span><text:span text:style-name="T57">ValidateClientAuthentication</text:span></text:p>
      <text:p text:style-name="P15"><text:span text:style-name="T60">2.- </text:span><text:span text:style-name="T52">RefreshTokenProvider.</text:span><text:span text:style-name="T60">ReceiveAsync()</text:span></text:p>
      <text:p text:style-name="P21">3.- GrantRefreshToken()</text:p>
      <text:p text:style-name="P21">4.- TokenEndpoint()</text:p>
      <text:p text:style-name="P15"><text:span text:style-name="T60">5.- </text:span><text:span text:style-name="T52">RefreshTokenProvider.</text:span><text:span text:style-name="T60">CreateAsync()</text:span></text:p>
      <text:p text:style-name="P21"/>
      <text:p text:style-name="P21"/>
      <text:p text:style-name="P21"/>
      <text:p text:style-name="P21"/>
      <text:p text:style-name="P21"/>
      <text:p text:style-name="P21"/>
      <text:p text:style-name="P21"/>
      <text:p text:style-name="P21"/>
      <text:p text:style-name="P21"/>
      <text:list xml:id="list21290765" text:continue-list="list21292202" text:style-name="Outline">
        <text:list-item>
          <text:list>
            <text:list-item>
              <text:list>
                <text:list-item>
                  <text:h text:style-name="P162" text:outline-level="3"><text:soft-page-break/>Providers</text:h>
                </text:list-item>
              </text:list>
            </text:list-item>
          </text:list>
        </text:list-item>
      </text:list>
      <text:p text:style-name="P26"><draw:frame draw:style-name="fr2" draw:name="Marco2" text:anchor-type="paragraph" svg:x="4.03cm" svg:y="-0.019cm" svg:width="7.459cm" draw:z-index="2"><draw:text-box fo:min-height="9.571cm"><text:p text:style-name="P75"><draw:frame draw:style-name="fr4" draw:name="gráficos3" text:anchor-type="paragraph" svg:x="0cm" svg:y="0cm" svg:width="7.459cm" svg:height="9.571cm" draw:z-index="3"><draw:image xlink:href="Pictures/100000000000010000000148FE951DD9.png" xlink:type="simple" xlink:show="embed" xlink:actuate="onLoad"/></draw:frame><text:span text:style-name="T12">Imagen 3.2. </text:span><text:span text:style-name="T13">Providers</text:span></text:p></draw:text-box></draw:frame><text:span text:style-name="T4">Como se observa en la Imagen 3.2 hemos creado dos clases de </text:span><text:span text:style-name="T5">providers </text:span><text:span text:style-name="T4">en nuestro proyecto. La primera, </text:span><text:span text:style-name="T50">AuthorizationServerProvider</text:span><text:span text:style-name="T4">, hereda de </text:span><text:span text:style-name="T50">OauthAuthorizationServerProvider</text:span><text:span text:style-name="T4">, que es la que implementa el estándar OAuth 2.0 propiamente dicho. Y la segunda </text:span><text:span text:style-name="T50">RefreshTokenProvider</text:span><text:span text:style-name="T4">, es la encargada de la generación y la recepción de los tokens de refresco. Ambas intervienen en el proceso de concesión del token de acceso.</text:span></text:p>
      <text:list xml:id="list21271718" text:continue-numbering="true" text:style-name="Outline">
        <text:list-item>
          <text:list>
            <text:list-item>
              <text:list>
                <text:list-item>
                  <text:h text:style-name="P161" text:outline-level="3">AuthorizationServerProvider</text:h>
                  <text:list>
                    <text:list-item>
                      <text:h text:style-name="P153" text:outline-level="4">ValidateClientAuthentication</text:h>
                    </text:list-item>
                  </text:list>
                </text:list-item>
              </text:list>
            </text:list-item>
          </text:list>
        </text:list-item>
      </text:list>
      <text:p text:style-name="P26">Es llamado para validar que el origen de la petición es un <text:span text:style-name="T69">client_id</text:span> registrado, y que sus credenciales están presentes. Si la aplicación web acepta credenciales <text:span text:style-name="T26">Basic authentication</text:span>, habrá que llamar al método <text:span text:style-name="T6">context.TryGetBasicCredentials()</text:span> para obtener estos valores de la cabecera de la petición. Si la aplicación web acepta <text:span text:style-name="T68">client_id</text:span> y <text:span text:style-name="T11">client_secret </text:span>con parámetros de POST recibidos en el formulario, habrá que llamar al método <text:span text:style-name="T6">context.TryGetFormCredentials()</text:span> para obtener dichos valores del cuerpo de la petición. Si <text:span text:style-name="T6">context.Validated() </text:span>no es llamado, la petición no continuará procesándose.</text:p>
      <text:p text:style-name="P12">El código completo del método se muestra a continuación:</text:p>
      <table:table table:name="Tabla2" table:style-name="Tabla2">
        <table:table-column table:style-name="Tabla2.A"/>
        <table:table-row>
          <table:table-cell table:style-name="Tabla2.A1" office:value-type="string">
            <text:p text:style-name="P62"><text:span text:style-name="T46">public</text:span> <text:span text:style-name="T46">override</text:span> <text:span text:style-name="T46">async</text:span> <text:span text:style-name="T48">Task </text:span>ValidateClientAuthentication(<text:span text:style-name="T48">OAuthValidateClientAuthenticationContext</text:span> context)</text:p>
            <text:p text:style-name="P64">{</text:p>
            <text:p text:style-name="P67"><text:span text:style-name="T10"><text:s text:c="4"/></text:span><text:span text:style-name="T47">base</text:span><text:span text:style-name="T10">.ValidateClientAuthentication()</text:span></text:p>
            <text:p text:style-name="P67"><text:span text:style-name="T10"><text:s text:c="4"/></text:span><text:span text:style-name="T47">string</text:span><text:span text:style-name="T10"> clientId = </text:span><text:span text:style-name="T47">string</text:span><text:span text:style-name="T10">.Empty;</text:span></text:p>
            <text:p text:style-name="P67"><text:span text:style-name="T10"><text:s text:c="4"/></text:span><text:span text:style-name="T47">string</text:span><text:span text:style-name="T10"> clientSecret = </text:span><text:span text:style-name="T47">string</text:span><text:span text:style-name="T10">.Empty;</text:span></text:p>
            <text:p text:style-name="P64"/>
            <text:p text:style-name="P67"><text:span text:style-name="T10"><text:s text:c="4"/></text:span><text:span text:style-name="T47">if</text:span><text:span text:style-name="T10"> (!context.TryGetBasicCredentials(</text:span><text:span text:style-name="T47">out</text:span><text:span text:style-name="T10"> clientId, </text:span><text:span text:style-name="T47">out</text:span><text:span text:style-name="T10"> clientSecret))</text:span></text:p>
            <text:p text:style-name="P64"><text:s text:c="4"/>{</text:p>
            <text:p text:style-name="P67"><text:span text:style-name="T10"><text:s text:c="8"/>context.TryGetFormCredentials(</text:span><text:span text:style-name="T47">out</text:span><text:span text:style-name="T10"> clientId, </text:span><text:span text:style-name="T47">out</text:span><text:span text:style-name="T10"> clientSecret);</text:span></text:p>
            <text:p text:style-name="P64"><text:s text:c="4"/>}</text:p>
            <text:p text:style-name="P64"/>
            <text:p text:style-name="P67"><text:span text:style-name="T10"><text:s text:c="4"/></text:span><text:span text:style-name="T47">if</text:span><text:span text:style-name="T10"> (context.ClientId == </text:span><text:span text:style-name="T47">null</text:span><text:span text:style-name="T10">)</text:span></text:p>
            <text:p text:style-name="P64"><text:s text:c="4"/>{</text:p>
            <text:p text:style-name="P67"><text:span text:style-name="T10"><text:s text:c="8"/>context.SetError(</text:span><text:span text:style-name="T67">"invalid_clientId"</text:span><text:span text:style-name="T10">, </text:span><text:span text:style-name="T67">"ClientId should be sent."</text:span><text:span text:style-name="T10">);</text:span></text:p>
            <text:p text:style-name="P67"><text:span text:style-name="T10"><text:s text:c="8"/></text:span><text:span text:style-name="T47">return</text:span><text:span text:style-name="T10">; </text:span></text:p>
            <text:p text:style-name="P64"><text:s text:c="4"/>}</text:p>
            <text:p text:style-name="P64"/>
            <text:p text:style-name="P67"><text:span text:style-name="T10"><text:s text:c="4"/></text:span><text:span text:style-name="T55">ClientViewModel</text:span><text:span text:style-name="T10"> client;</text:span></text:p>
            <text:p text:style-name="P67"><text:span text:style-name="T10"><text:s text:c="4"/>client = </text:span><text:span text:style-name="T47">await</text:span><text:span text:style-name="T10"> _clientService.GetClientAsync(context.ClientId);</text:span></text:p>
            <text:p text:style-name="P64"/>
            <text:p text:style-name="P67"><text:span text:style-name="T10"><text:s text:c="4"/></text:span><text:span text:style-name="T47">if</text:span><text:span text:style-name="T10"> (client == </text:span><text:span text:style-name="T47">null</text:span><text:span text:style-name="T10">)</text:span></text:p>
            <text:p text:style-name="P64"><text:s text:c="4"/>{</text:p>
            <text:p text:style-name="P67"><text:span text:style-name="T10"><text:s text:c="8"/>context.SetError(</text:span><text:span text:style-name="T67">"invalid_clientId"</text:span><text:span text:style-name="T10">,</text:span></text:p>
            <text:p text:style-name="P67"><text:span text:style-name="T10"><text:s text:c="25"/></text:span><text:span text:style-name="T47">string</text:span><text:span text:style-name="T10">.Format(</text:span></text:p>
            <text:p text:style-name="P67"><text:span text:style-name="T10"><text:s text:c="29"/></text:span><text:span text:style-name="T67">"Client '{0}' is not registered in the system."</text:span><text:span text:style-name="T10">,</text:span></text:p>
            <text:p text:style-name="P64"><text:s text:c="29"/>context.ClientId));</text:p>
            <text:p text:style-name="P67"><text:span text:style-name="T10"><text:s text:c="8"/></text:span><text:span text:style-name="T47">return</text:span><text:span text:style-name="T10">;</text:span></text:p>
            <text:p text:style-name="P64"><text:s text:c="4"/>}</text:p>
            <text:p text:style-name="P64"/>
            <text:p text:style-name="P67"><text:span text:style-name="T10"><text:s text:c="4"/></text:span><text:span text:style-name="T47">if</text:span><text:span text:style-name="T10"> (client.ApplicationType.Id == (</text:span><text:span text:style-name="T47">int</text:span><text:span text:style-name="T10">)</text:span><text:span text:style-name="T55">ApplicationTypes</text:span><text:span text:style-name="T10">.NativeConfidential)</text:span></text:p>
            <text:p text:style-name="P64"><text:s text:c="4"/>{</text:p>
            <text:p text:style-name="P67"><text:span text:style-name="T10"><text:s text:c="8"/></text:span><text:span text:style-name="T47">if</text:span><text:span text:style-name="T10"> (</text:span><text:span text:style-name="T47">string</text:span><text:span text:style-name="T10">.IsNullOrWhiteSpace(clientSecret))</text:span></text:p>
            <text:p text:style-name="P64"><text:s text:c="8"/>{</text:p>
            <text:p text:style-name="P67"><text:span text:style-name="T10"><text:s text:c="12"/>context.SetError(</text:span><text:span text:style-name="T67">"invalid_clientSecret"</text:span><text:span text:style-name="T10">,</text:span></text:p>
            <text:p text:style-name="P67"><text:span text:style-name="T10"><text:s text:c="29"/></text:span><text:span text:style-name="T67">"Client secret should be sent."</text:span><text:span text:style-name="T10">);</text:span></text:p>
            <text:p text:style-name="P67"><text:span text:style-name="T10"><text:s text:c="12"/></text:span><text:span text:style-name="T47">return</text:span><text:span text:style-name="T10">;</text:span></text:p>
            <text:p text:style-name="P64"><text:s text:c="8"/>}</text:p>
            <text:p text:style-name="P67"><text:span text:style-name="T10"><text:s text:c="8"/></text:span><text:span text:style-name="T47">else if</text:span><text:span text:style-name="T10"> (client.Secret !=</text:span></text:p>
            <text:p text:style-name="P64"><text:s text:c="17"/>_hashProvider.GetSHA256Hash(clientSecret).ToBase64String())</text:p>
            <text:p text:style-name="P64"><text:s text:c="8"/>{</text:p>
            <text:p text:style-name="P67"><text:span text:style-name="T10"><text:s text:c="12"/>context.SetError(</text:span><text:span text:style-name="T67">"invalid_clientSecret"</text:span><text:span text:style-name="T10">,</text:span></text:p>
            <text:p text:style-name="P67"><text:span text:style-name="T10"><text:s text:c="29"/></text:span><text:span text:style-name="T67">"Client secret is invalid."</text:span><text:span text:style-name="T10">);</text:span></text:p>
            <text:p text:style-name="P67"><text:span text:style-name="T10"><text:s text:c="12"/></text:span><text:span text:style-name="T47">return</text:span><text:span text:style-name="T10">;</text:span></text:p>
            <text:p text:style-name="P64"><text:s text:c="8"/>}</text:p>
            <text:p text:style-name="P64"><text:s text:c="4"/>}</text:p>
            <text:p text:style-name="P64"/>
            <text:p text:style-name="P67"><text:span text:style-name="T10"><text:s text:c="4"/></text:span><text:span text:style-name="T47">if</text:span><text:span text:style-name="T10"> (!client.IsActive)</text:span></text:p>
            <text:p text:style-name="P64"><text:s text:c="4"/>{</text:p>
            <text:p text:style-name="P67"><text:span text:style-name="T10"><text:s text:c="8"/>context.SetError(</text:span><text:span text:style-name="T67">"invalid_clientId"</text:span><text:span text:style-name="T10">, </text:span><text:span text:style-name="T67">"Client is inactive."</text:span><text:span text:style-name="T10">);</text:span></text:p>
            <text:p text:style-name="P67"><text:span text:style-name="T10"><text:s text:c="8"/></text:span><text:span text:style-name="T47">return</text:span><text:span text:style-name="T10">;</text:span></text:p>
            <text:p text:style-name="P64"><text:s text:c="4"/>}</text:p>
            <text:p text:style-name="P64"/>
            <text:p text:style-name="P67"><text:span text:style-name="T10"><text:s text:c="4"/>context.OwinContext.Set&lt;</text:span><text:span text:style-name="T47">string</text:span><text:span text:style-name="T10">&gt;(</text:span><text:span text:style-name="T67">"clientAllowedOrigin"</text:span><text:span text:style-name="T10">,</text:span></text:p>
            <text:p text:style-name="P64"><text:soft-page-break/><text:s text:c="36"/>client.AllowedOrigin);</text:p>
            <text:p text:style-name="P67"><text:span text:style-name="T10"><text:s text:c="4"/>context.OwinContext.Set&lt;</text:span><text:span text:style-name="T47">string</text:span><text:span text:style-name="T10">&gt;(</text:span><text:span text:style-name="T67">"clientAccessTokenExpireTime"</text:span><text:span text:style-name="T10">,</text:span></text:p>
            <text:p text:style-name="P64"><text:s text:c="36"/>client.AccessTokenExpireTime.ToString());</text:p>
            <text:p text:style-name="P67"><text:span text:style-name="T10"><text:s text:c="4"/>context.OwinContext.Set&lt;</text:span><text:span text:style-name="T47">string</text:span><text:span text:style-name="T10">&gt;(</text:span><text:span text:style-name="T67">"clientRefreshTokenLifeTime"</text:span><text:span text:style-name="T10">,</text:span></text:p>
            <text:p text:style-name="P64"><text:s text:c="36"/>client.RefreshTokenLifeTime.ToString());</text:p>
            <text:p text:style-name="P64"/>
            <text:p text:style-name="P64"><text:s text:c="4"/>context.Validated();</text:p>
            <text:p text:style-name="P70">}</text:p>
          </table:table-cell>
        </table:table-row>
        <table:table-row>
          <table:table-cell table:style-name="Tabla2.A2" office:value-type="string">
            <text:p text:style-name="P53"><text:span text:style-name="T75">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68">client_id</text:span> recibido.</text:p>
      <text:p text:style-name="P12">Tal y como vimos en el capítulo 2, los clientes pueden ser “nativos” o “públicos”. Si el cliente en cuestión es nativo hay que comprobar que haya enviado el <text:span text:style-name="T68">client_secret</text:span> y validar que sea correcto.</text:p>
      <text:p text:style-name="P12">En base de datos se almacena el hash del <text:span text:style-name="T68">client_secret</text:span> usando el algoritmo SHA256. Por tanto, para validar el <text:span text:style-name="T68">client_secret</text:span> recibido, se compunta su hash y se compara con el valor almacenado.</text:p>
      <text:p text:style-name="P17"><text:span text:style-name="T32">El método </text:span><text:span text:style-name="T62">_hashProvider.GetSHA256Hash()</text:span><text:span text:style-name="T32"> está implementado en la clase </text:span><text:span text:style-name="T51">HashProvider</text:span><text:span text:style-name="T32"> dentro del paquete NuGet </text:span><text:span text:style-name="T59">Jumuro.Security.Cryptography</text:span><text:span text:style-name="T32">. En el apéndice B se describen los paquetes NuGet implementados para este proyecto.</text:span></text:p>
      <text:p text:style-name="P17"><text:span text:style-name="T32">Si se superan todas las validaciones anteriores y además el cliente está activo, se añaden una serie de parámetros de configuración al contexto y se llama al método </text:span><text:span text:style-name="T59">context.Validated()</text:span><text:span text:style-name="T32"> para que la petición pueda seguir procesándose.</text:span></text:p>
      <text:p text:style-name="P12">Los parámetros añadidos al contexto son:</text:p>
      <text:list xml:id="list6578148478607904906" text:style-name="L19">
        <text:list-item>
          <text:p text:style-name="P104"><text:span text:style-name="T59">clientAllowedOrigin</text:span><text:span text:style-name="T32">: Orígenes permitidos para configuración CORS.</text:span></text:p>
        </text:list-item>
        <text:list-item>
          <text:p text:style-name="P107"><text:span text:style-name="T32">clientAccessTokenExpireTime</text:span><text:span text:style-name="T22">: Tiempo en minutos durante el cual el token de acceso entregado al cliente será válido antes de expirar.</text:span></text:p>
        </text:list-item>
        <text:list-item>
          <text:p text:style-name="P107"><text:soft-page-break/><text:span text:style-name="T32">clientRefreshTokenLifeTime</text:span><text:span text:style-name="T22">: Tiempo en minutos durante el cual el token de refresco entregado al cliente será válido antes de expirar.</text:span></text:p>
        </text:list-item>
      </text:list>
      <text:list xml:id="list21263776" text:continue-list="list21271718" text:style-name="Outline">
        <text:list-item>
          <text:list>
            <text:list-item>
              <text:list>
                <text:list-item>
                  <text:list>
                    <text:list-item>
                      <text:h text:style-name="P154" text:outline-level="4">GrantResourceOwnerCredentials</text:h>
                    </text:list-item>
                  </text:list>
                </text:list-item>
              </text:list>
            </text:list-item>
          </text:list>
        </text:list-item>
      </text:list>
      <text:p text:style-name="P26">Es llamado cuando al <text:span text:style-name="T26">Token Endpoint </text:span>llega una solicitud con <text:span text:style-name="T69">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6">context.Username </text:span>y <text:span text:style-name="T6">context.Password</text:span>).</text:p>
      <text:p text:style-name="P26">Para poder entregar un token de acceso hay que llamar al método <text:span text:style-name="T6">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63"><text:span text:style-name="T47">public</text:span><text:span text:style-name="T10"> </text:span><text:span text:style-name="T47">override</text:span><text:span text:style-name="T10"> </text:span><text:span text:style-name="T47">async</text:span><text:span text:style-name="T10"> </text:span><text:span text:style-name="T55">Task</text:span><text:span text:style-name="T10"> GrantResourceOwnerCredentials(</text:span><text:span text:style-name="T55">OAuthGrantResourceOwnerCredentialsContext </text:span><text:span text:style-name="T10">context)</text:span></text:p>
            <text:p text:style-name="P71">{</text:p>
            <text:p text:style-name="P72"><text:span text:style-name="T10"><text:s text:c="4"/></text:span><text:span text:style-name="T47">base</text:span><text:span text:style-name="T10">.GrantResourceOwnerCredentials</text:span></text:p>
            <text:p text:style-name="P72"><text:span text:style-name="T10"><text:s text:c="4"/></text:span><text:span text:style-name="T47">var</text:span><text:span text:style-name="T10"> allowedOrigin = context.OwinContext.Get&lt;</text:span><text:span text:style-name="T47">string</text:span><text:span text:style-name="T10">&gt;(</text:span><text:span text:style-name="T67">"clientAllowedOrigin"</text:span><text:span text:style-name="T10">);</text:span></text:p>
            <text:p text:style-name="P71"/>
            <text:p text:style-name="P72"><text:span text:style-name="T10"><text:s text:c="4"/></text:span><text:span text:style-name="T47">if</text:span><text:span text:style-name="T10"> (allowedOrigin == </text:span><text:span text:style-name="T47">null</text:span><text:span text:style-name="T10">) allowedOrigin = </text:span><text:span text:style-name="T67">"*"</text:span><text:span text:style-name="T10">;</text:span></text:p>
            <text:p text:style-name="P71"/>
            <text:p text:style-name="P72"><text:span text:style-name="T10"><text:s text:c="4"/></text:span><text:span text:style-name="T47">if</text:span><text:span text:style-name="T10"> (!context.OwinContext.Response.Headers.ContainsKey(</text:span></text:p>
            <text:p text:style-name="P72"><text:span text:style-name="T10"><text:s text:c="49"/></text:span><text:span text:style-name="T67">"Access-Control-Allow-Origin"</text:span><text:span text:style-name="T10">))</text:span></text:p>
            <text:p text:style-name="P71"><text:s text:c="4"/>{</text:p>
            <text:p text:style-name="P72"><text:span text:style-name="T10"><text:s text:c="8"/>context.OwinContext.Response.Headers.Add(</text:span><text:span text:style-name="T67">"Access-Control-Allow-Origin"</text:span><text:span text:style-name="T10">,</text:span></text:p>
            <text:p text:style-name="P72"><text:span text:style-name="T10"><text:s text:c="49"/></text:span><text:span text:style-name="T47">new</text:span><text:span text:style-name="T10">[] { allowedOrigin });</text:span></text:p>
            <text:p text:style-name="P71"><text:s text:c="4"/>}</text:p>
            <text:p text:style-name="P71"/>
            <text:p text:style-name="P72"><text:span text:style-name="T10"><text:s text:c="4"/></text:span><text:span text:style-name="T55">UserViewModel</text:span><text:span text:style-name="T10"> user;</text:span></text:p>
            <text:p text:style-name="P71"/>
            <text:p text:style-name="P72"><text:span text:style-name="T10"><text:s text:c="4"/>user = </text:span><text:span text:style-name="T47">await</text:span><text:span text:style-name="T10"> _userService.GetUserAsync(context.UserName,</text:span></text:p>
            <text:p text:style-name="P71"><text:s text:c="43"/>context.Password,</text:p>
            <text:p text:style-name="P71"><text:s text:c="43"/>context.ClientId);</text:p>
            <text:p text:style-name="P71"/>
            <text:p text:style-name="P72"><text:span text:style-name="T10"><text:s text:c="4"/></text:span><text:span text:style-name="T47">if</text:span><text:span text:style-name="T10"> (user == </text:span><text:span text:style-name="T47">null</text:span><text:span text:style-name="T10">)</text:span></text:p>
            <text:p text:style-name="P71"><text:s text:c="4"/>{</text:p>
            <text:p text:style-name="P72"><text:span text:style-name="T10"><text:s text:c="8"/>context.SetError(</text:span><text:span text:style-name="T67">"invalid_grant"</text:span><text:span text:style-name="T10">,</text:span></text:p>
            <text:p text:style-name="P72"><text:span text:style-name="T10"><text:s text:c="25"/></text:span><text:span text:style-name="T67">"The user name, password or clientId is incorrect."</text:span><text:span text:style-name="T10">);</text:span></text:p>
            <text:p text:style-name="P72"><text:span text:style-name="T10"><text:s text:c="8"/></text:span><text:span text:style-name="T47">return</text:span><text:span text:style-name="T10">;</text:span></text:p>
            <text:p text:style-name="P71"><text:s text:c="4"/>}</text:p>
            <text:p text:style-name="P72"><text:soft-page-break/><text:span text:style-name="T10"><text:s text:c="4"/></text:span><text:span text:style-name="T47">else</text:span><text:span text:style-name="T10"> </text:span><text:span text:style-name="T47">if</text:span><text:span text:style-name="T10"> (!user.IsActive)</text:span></text:p>
            <text:p text:style-name="P71"><text:s text:c="4"/>{</text:p>
            <text:p text:style-name="P72"><text:span text:style-name="T10"><text:s text:c="8"/>context.SetError(</text:span><text:span text:style-name="T67">"invalid_grant"</text:span><text:span text:style-name="T10">, </text:span><text:span text:style-name="T67">"The user is inactive."</text:span><text:span text:style-name="T10">);</text:span></text:p>
            <text:p text:style-name="P72"><text:span text:style-name="T10"><text:s text:c="8"/></text:span><text:span text:style-name="T47">return</text:span><text:span text:style-name="T10">;</text:span></text:p>
            <text:p text:style-name="P71"><text:s text:c="4"/>}</text:p>
            <text:p text:style-name="P71"/>
            <text:p text:style-name="P72"><text:span text:style-name="T10"><text:s text:c="4"/></text:span><text:span text:style-name="T47">var</text:span><text:span text:style-name="T10"> identity = </text:span><text:span text:style-name="T47">new</text:span><text:span text:style-name="T10"> </text:span><text:span text:style-name="T55">ClaimsIdentity</text:span><text:span text:style-name="T10">(context.Options.AuthenticationType);</text:span></text:p>
            <text:p text:style-name="P72"><text:span text:style-name="T10"><text:s text:c="4"/>identity.AddClaim(</text:span><text:span text:style-name="T47">new</text:span><text:span text:style-name="T10"> </text:span><text:span text:style-name="T55">Claim</text:span><text:span text:style-name="T10">(</text:span><text:span text:style-name="T55">ClaimTypes</text:span><text:span text:style-name="T10">.Name, context.UserName));</text:span></text:p>
            <text:p text:style-name="P72"><text:span text:style-name="T10"><text:s text:c="4"/>identity.AddClaim(</text:span><text:span text:style-name="T47">new</text:span><text:span text:style-name="T10"> </text:span><text:span text:style-name="T55">Claim</text:span><text:span text:style-name="T10">(</text:span><text:span text:style-name="T55">ClaimTypes</text:span><text:span text:style-name="T10">.Sid, user.UserId));</text:span></text:p>
            <text:p text:style-name="P71"/>
            <text:p text:style-name="P72"><text:span text:style-name="T10"><text:s text:c="4"/></text:span><text:span text:style-name="T47">if</text:span><text:span text:style-name="T10"> (user.Role != </text:span><text:span text:style-name="T47">null</text:span><text:span text:style-name="T10"> &amp;&amp; !</text:span><text:span text:style-name="T47">string</text:span><text:span text:style-name="T10">.IsNullOrEmpty(user.Role.Name))</text:span></text:p>
            <text:p text:style-name="P71"><text:s text:c="4"/>{</text:p>
            <text:p text:style-name="P72"><text:span text:style-name="T10"><text:s text:c="8"/>identity.AddClaim(</text:span><text:span text:style-name="T47">new</text:span><text:span text:style-name="T10"> </text:span><text:span text:style-name="T55">Claim</text:span><text:span text:style-name="T10">(</text:span><text:span text:style-name="T55">ClaimTypes</text:span><text:span text:style-name="T10">.Role, user.Role.Name));</text:span></text:p>
            <text:p text:style-name="P71"><text:s text:c="4"/>}</text:p>
            <text:p text:style-name="P71"/>
            <text:p text:style-name="P72"><text:span text:style-name="T10"><text:s text:c="4"/></text:span><text:span text:style-name="T47">var</text:span><text:span text:style-name="T10"> props = </text:span><text:span text:style-name="T47">new</text:span><text:span text:style-name="T10"> </text:span><text:span text:style-name="T55">AuthenticationProperties</text:span><text:span text:style-name="T10">(</text:span><text:span text:style-name="T47">new</text:span><text:span text:style-name="T10"> </text:span><text:span text:style-name="T55">Dictionary</text:span><text:span text:style-name="T10">&lt;</text:span><text:span text:style-name="T47">string</text:span><text:span text:style-name="T10">, </text:span><text:span text:style-name="T47">string</text:span><text:span text:style-name="T10">&gt;</text:span></text:p>
            <text:p text:style-name="P71"><text:s text:c="4"/>{</text:p>
            <text:p text:style-name="P71"><text:s text:c="8"/>{ </text:p>
            <text:p text:style-name="P72"><text:span text:style-name="T10"><text:s text:c="12"/></text:span><text:span text:style-name="T67">"client_id"</text:span><text:span text:style-name="T10">,</text:span></text:p>
            <text:p text:style-name="P72"><text:span text:style-name="T10"><text:s text:c="12"/>(context.ClientId == </text:span><text:span text:style-name="T47">null</text:span><text:span text:style-name="T10">) ? </text:span><text:span text:style-name="T47">string</text:span><text:span text:style-name="T10">.Empty : context.ClientId</text:span></text:p>
            <text:p text:style-name="P71"><text:s text:c="8"/>}</text:p>
            <text:p text:style-name="P71"><text:s text:c="4"/>});</text:p>
            <text:p text:style-name="P71"/>
            <text:p text:style-name="P72"><text:span text:style-name="T10"><text:s text:c="4"/></text:span><text:span text:style-name="T47">var</text:span><text:span text:style-name="T10"> ticket = </text:span><text:span text:style-name="T47">new</text:span><text:span text:style-name="T10"> </text:span><text:span text:style-name="T55">AuthenticationTicket</text:span><text:span text:style-name="T10">(identity, props);</text:span></text:p>
            <text:p text:style-name="P71"><text:s text:c="4"/>context.Validated(ticket);</text:p>
            <text:p text:style-name="P70">}</text:p>
          </table:table-cell>
        </table:table-row>
        <table:table-row>
          <table:table-cell table:style-name="Tabla6.A2" office:value-type="string">
            <text:p text:style-name="P53"><text:span text:style-name="T75">Código 3.4. Método</text:span> <text:span text:style-name="T76">GrantResourceOwnerCredentials</text:span>()</text:p>
          </table:table-cell>
        </table:table-row>
      </table:table>
      <text:p text:style-name="P17"><text:span text:style-name="T32">En primer lugar recuperamos del contexto el parámetro de configuración </text:span><text:span text:style-name="T59">clientAllowedOrigin</text:span><text:span text:style-name="T32"> establecido en el método <text:s/></text:span><text:span text:style-name="T64">ValidateClientAuthentication</text:span><text:span text:style-name="T32">. Este valor configurado es utilizado para establecer la cabecera de CORS </text:span><text:span text:style-name="T70">”Access-Control-Allow-Origin”</text:span><text:span text:style-name="T32">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32">Una vez realizadas las validaciones oportunas, se crea un ticket de autenticación que incluye los datos de usuario contenidos en la base de datos de ASP.NET Identity (en concreto UserId, UserName y Role) y el </text:span><text:span text:style-name="T70">client_id</text:span><text:span text:style-name="T32">.</text:span></text:p>
      <text:p text:style-name="P17"><text:span text:style-name="T32">Por último se llama al método </text:span><text:span text:style-name="T59">context.Validated()</text:span><text:span text:style-name="T32"> pasándole como parámetro el ticket de autenticación creado. Esto permitirá que la petición pueda seguir procesándose.</text:span></text:p>
      <text:list xml:id="list21282229" text:continue-numbering="true" text:style-name="Outline">
        <text:list-item>
          <text:list>
            <text:list-item>
              <text:list>
                <text:list-item>
                  <text:list>
                    <text:list-item>
                      <text:h text:style-name="P154" text:outline-level="4"><text:soft-page-break/>GrantRefreshToken</text:h>
                    </text:list-item>
                  </text:list>
                </text:list-item>
              </text:list>
            </text:list-item>
          </text:list>
        </text:list-item>
      </text:list>
      <text:p text:style-name="P25">Este método es llamado cuando se recibe una petición al <text:span text:style-name="T26">Token Endpoint </text:span><text:span text:style-name="T30">con <text:s/></text:span><text:span text:style-name="T74">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6">Options.RefreshTokenProvider </text:span>para crear el valor que se devuelve. Los permisos y propiedades asociadas al token de refresco están presentes en el <text:span text:style-name="T6">context.Ticket</text:span>. La aplicación debe llamar al método <text:span text:style-name="T6">context.Validated()</text:span> para indicar al <text:span text:style-name="T26">middleware </text:span><text:span text:style-name="T30">de servidor de autorización que entregue un token de acceso con esos permisos y propiedades. Al método <text:s/></text:span><text:span text:style-name="T8">context.Validated()</text:span><text:span text:style-name="T30"> se le puede pasar un </text:span><text:span text:style-name="T26">AuthenticationTicket </text:span><text:span text:style-name="T30">o </text:span><text:span text:style-name="T26">ClaimsIdentiy </text:span><text:span text:style-name="T30">diferentes para controlar qué información fluye del token de refresco al token de acceso. El comportamiento por defecto al usar la clase </text:span><text:span text:style-name="T52">OauthAuthorizationServerProvider</text:span><text:span text:style-name="T30">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63"><text:span text:style-name="T47">public</text:span><text:span text:style-name="T10"> </text:span><text:span text:style-name="T47">override</text:span><text:span text:style-name="T10"> </text:span><text:span text:style-name="T55">Task</text:span><text:span text:style-name="T10"> GrantRefreshToken(</text:span><text:span text:style-name="T55">OAuthGrantRefreshTokenContext</text:span><text:span text:style-name="T10"> context)</text:span></text:p>
            <text:p text:style-name="P71">{</text:p>
            <text:p text:style-name="P72"><text:span text:style-name="T10"><text:s text:c="4"/></text:span><text:span text:style-name="T47">var</text:span><text:span text:style-name="T10"> originalClient = context.Ticket.Properties.Dictionary[</text:span><text:span text:style-name="T67">"client_id"</text:span><text:span text:style-name="T10">];</text:span></text:p>
            <text:p text:style-name="P72"><text:span text:style-name="T10"><text:s text:c="4"/></text:span><text:span text:style-name="T47">var</text:span><text:span text:style-name="T10"> currentClient = context.ClientId;</text:span></text:p>
            <text:p text:style-name="P71"/>
            <text:p text:style-name="P72"><text:span text:style-name="T10"><text:s text:c="4"/></text:span><text:span text:style-name="T47">if</text:span><text:span text:style-name="T10"> (originalClient != currentClient)</text:span></text:p>
            <text:p text:style-name="P71"><text:s text:c="4"/>{</text:p>
            <text:p text:style-name="P72"><text:span text:style-name="T10"><text:s text:c="8"/>context.SetError(</text:span><text:span text:style-name="T67">"invalid_clientId"</text:span><text:span text:style-name="T10">,</text:span></text:p>
            <text:p text:style-name="P72"><text:span text:style-name="T10"><text:s text:c="25"/></text:span><text:span text:style-name="T67">"Refresh token is issued to a different clientId."</text:span><text:span text:style-name="T10">);</text:span></text:p>
            <text:p text:style-name="P72"><text:span text:style-name="T10"><text:s text:c="8"/></text:span><text:span text:style-name="T47">return</text:span><text:span text:style-name="T10"> </text:span><text:span text:style-name="T55">Task</text:span><text:span text:style-name="T10">.FromResult&lt;</text:span><text:span text:style-name="T47">object</text:span><text:span text:style-name="T10">&gt;(</text:span><text:span text:style-name="T47">null</text:span><text:span text:style-name="T10">);</text:span></text:p>
            <text:p text:style-name="P71"><text:s text:c="4"/>}</text:p>
            <text:p text:style-name="P71"/>
            <text:p text:style-name="P72"><text:span text:style-name="T10"><text:s text:c="4"/></text:span><text:span text:style-name="T56">// Change auth ticket for refresh token requests</text:span></text:p>
            <text:p text:style-name="P72"><text:span text:style-name="T10"><text:s text:c="4"/></text:span><text:span text:style-name="T47">var</text:span><text:span text:style-name="T10"> newIdentity = </text:span><text:span text:style-name="T47">new</text:span><text:span text:style-name="T10"> </text:span><text:span text:style-name="T55">ClaimsIdentity</text:span><text:span text:style-name="T10">(context.Ticket.Identity);</text:span></text:p>
            <text:p text:style-name="P71"/>
            <text:p text:style-name="P72"><text:span text:style-name="T10"><text:s text:c="4"/></text:span><text:span text:style-name="T47">var</text:span><text:span text:style-name="T10"> newTicket = </text:span><text:span text:style-name="T47">new</text:span><text:span text:style-name="T10"> </text:span><text:span text:style-name="T55">AuthenticationTicket</text:span><text:span text:style-name="T10">(newIdentity,</text:span></text:p>
            <text:p text:style-name="P71"><text:s text:c="45"/>context.Ticket.Properties);</text:p>
            <text:p text:style-name="P71"><text:s text:c="4"/>context.Validated(newTicket);</text:p>
            <text:p text:style-name="P71"/>
            <text:p text:style-name="P72"><text:span text:style-name="T10"><text:s text:c="4"/></text:span><text:span text:style-name="T47">return</text:span><text:span text:style-name="T10"> </text:span><text:span text:style-name="T55">Task</text:span><text:span text:style-name="T10">.FromResult&lt;</text:span><text:span text:style-name="T47">object</text:span><text:span text:style-name="T10">&gt;(</text:span><text:span text:style-name="T47">null</text:span><text:span text:style-name="T10">);</text:span></text:p>
            <text:p text:style-name="P70">}</text:p>
          </table:table-cell>
        </table:table-row>
        <table:table-row>
          <table:table-cell table:style-name="Tabla7.A2" office:value-type="string">
            <text:p text:style-name="P53"><text:span text:style-name="T75">Código 3.5. Método</text:span> <text:span text:style-name="T76">GrantRefreshToken</text:span>()</text:p>
          </table:table-cell>
        </table:table-row>
      </table:table>
      <text:p text:style-name="P18"><text:soft-page-break/><text:span text:style-name="T30">En primer lugar se comprueba si el cliente al que se le entrogó el token de refresco es el mismo que lo ha enviado, para ello se compara ClientId incluido en el token de refresco con el </text:span><text:span text:style-name="T61">context.ClientId.</text:span></text:p>
      <text:p text:style-name="P18"><text:span text:style-name="T30">Después se crea un ticket de autenticación con las </text:span><text:span text:style-name="T26">ClaimsIdentities </text:span><text:span text:style-name="T30">y las propiedades incluidas en el ticket recibido en el token de refresco y se llama al método </text:span><text:span text:style-name="T61">context.Validated()</text:span><text:span text:style-name="T30"> pasándole como parámetro el nuevo ticket creado. Esto permitirá que la petición pueda seguir procesándose.</text:span></text:p>
      <text:list xml:id="list21271571" text:continue-numbering="true" text:style-name="Outline">
        <text:list-item>
          <text:list>
            <text:list-item>
              <text:list>
                <text:list-item>
                  <text:list>
                    <text:list-item>
                      <text:h text:style-name="P154" text:outline-level="4">TokenEndpoint</text:h>
                    </text:list-item>
                  </text:list>
                </text:list-item>
              </text:list>
            </text:list-item>
          </text:list>
        </text:list-item>
      </text:list>
      <text:p text:style-name="P25">Este método es llamado en la última etapa de una petición satisfactoria al <text:span text:style-name="T26">Token Endpoint</text:span><text:span text:style-name="T30">.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6">json</text:span><text:span text:style-name="T30"> del </text:span><text:span text:style-name="T26">Token Endpoint.</text:span></text:p>
      <text:p text:style-name="P12">El código de nuestro método es:</text:p>
      <table:table table:name="Tabla8" table:style-name="Tabla8">
        <table:table-column table:style-name="Tabla8.A"/>
        <table:table-row>
          <table:table-cell table:style-name="Tabla8.A1" office:value-type="string">
            <text:p text:style-name="P63"><text:span text:style-name="T47">public</text:span><text:span text:style-name="T10"> </text:span><text:span text:style-name="T47">override</text:span><text:span text:style-name="T10"> </text:span><text:span text:style-name="T55">Task</text:span><text:span text:style-name="T10"> TokenEndpoint(</text:span><text:span text:style-name="T55">OAuthTokenEndpointContext</text:span><text:span text:style-name="T10"> context)</text:span></text:p>
            <text:p text:style-name="P71">{</text:p>
            <text:p text:style-name="P72"><text:span text:style-name="T10"><text:s text:c="4"/></text:span><text:span text:style-name="T56">// If the client has a specific AccessTokenExpireTime,</text:span></text:p>
            <text:p text:style-name="P73"><text:s text:c="4"/>// override the default one with it</text:p>
            <text:p text:style-name="P72"><text:span text:style-name="T10"><text:s text:c="4"/></text:span><text:span text:style-name="T47">var</text:span><text:span text:style-name="T10"> clientAccessTokenExpireTimeSpan =</text:span></text:p>
            <text:p text:style-name="P72"><text:span text:style-name="T10"><text:s text:c="8"/>context.OwinContext.Get&lt;</text:span><text:span text:style-name="T47">string</text:span><text:span text:style-name="T10">&gt;(</text:span><text:span text:style-name="T67">"clientAccessTokenExpireTime"</text:span><text:span text:style-name="T10">);</text:span></text:p>
            <text:p text:style-name="P71"/>
            <text:p text:style-name="P72"><text:span text:style-name="T10"><text:s text:c="4"/></text:span><text:span text:style-name="T47">if</text:span><text:span text:style-name="T10"> (!</text:span><text:span text:style-name="T47">string</text:span><text:span text:style-name="T10">.IsNullOrEmpty(clientAccessTokenExpireTimeSpan) &amp;&amp;</text:span></text:p>
            <text:p text:style-name="P72"><text:span text:style-name="T10"><text:s text:c="8"/></text:span><text:span text:style-name="T55">Convert</text:span><text:span text:style-name="T10">.ToDouble(clientAccessTokenExpireTimeSpan) &gt; 0)</text:span></text:p>
            <text:p text:style-name="P71"><text:s text:c="4"/>{</text:p>
            <text:p text:style-name="P72"><text:span text:style-name="T10"><text:s text:c="8"/>context.Properties.ExpiresUtc = </text:span><text:span text:style-name="T47">new</text:span><text:span text:style-name="T10"> </text:span><text:span text:style-name="T55">DateTimeOffset</text:span><text:span text:style-name="T10">?(</text:span></text:p>
            <text:p text:style-name="P71"><text:s text:c="12"/>context.Properties.IssuedUtc.Value.Add(</text:p>
            <text:p text:style-name="P72"><text:span text:style-name="T10"><text:s text:c="16"/>System.</text:span><text:span text:style-name="T55">TimeSpan</text:span><text:span text:style-name="T10">.FromMinutes(</text:span></text:p>
            <text:p text:style-name="P72"><text:span text:style-name="T10"><text:s text:c="20"/></text:span><text:span text:style-name="T55">Convert</text:span><text:span text:style-name="T10">.ToDouble(clientAccessTokenExpireTimeSpan))));</text:span></text:p>
            <text:p text:style-name="P71"><text:s text:c="4"/>}</text:p>
            <text:p text:style-name="P71"/>
            <text:p text:style-name="P72"><text:span text:style-name="T10"><text:s text:c="4"/></text:span><text:span text:style-name="T56">// Include in the context only "client_id"</text:span></text:p>
            <text:p text:style-name="P72"><text:span text:style-name="T10"><text:s text:c="4"/>context.AdditionalResponseParameters.Add(</text:span><text:span text:style-name="T67">"client_id"</text:span><text:span text:style-name="T10">,</text:span></text:p>
            <text:p text:style-name="P72"><text:span text:style-name="T10"><text:s text:c="8"/>context.Properties.Dictionary[</text:span><text:span text:style-name="T67">"client_id"</text:span><text:span text:style-name="T10">]);</text:span></text:p>
            <text:p text:style-name="P71"/>
            <text:p text:style-name="P72"><text:span text:style-name="T10"><text:s text:c="4"/></text:span><text:span text:style-name="T47">return</text:span><text:span text:style-name="T10"> </text:span><text:span text:style-name="T55">Task</text:span><text:span text:style-name="T10">.FromResult&lt;</text:span><text:span text:style-name="T47">object</text:span><text:span text:style-name="T10">&gt;(</text:span><text:span text:style-name="T47">null</text:span><text:span text:style-name="T10">);</text:span></text:p>
            <text:p text:style-name="P70">}</text:p>
          </table:table-cell>
        </table:table-row>
        <table:table-row>
          <table:table-cell table:style-name="Tabla8.A2" office:value-type="string">
            <text:p text:style-name="P53"><text:span text:style-name="T75">Código 3.6. Método</text:span> <text:span text:style-name="T76">TokenEndpoint</text:span>()</text:p>
          </table:table-cell>
        </table:table-row>
      </table:table>
      <text:p text:style-name="P17"><text:soft-page-break/><text:span text:style-name="T32">Lo único que hacemos en este método es comprobar si en el contexto se ha definido un </text:span><text:span text:style-name="T79">AccessTokenExpireTime</text:span><text:span text:style-name="T32"> particular para el cliente, estableciéndolo en las propiedades del contexto si es así.</text:span></text:p>
      <text:p text:style-name="P17"><text:span text:style-name="T32">Y por último sólo se añade a los parámetros adicionales del cuerpo de la respuesta </text:span><text:span text:style-name="T28">json </text:span><text:span text:style-name="T32">el </text:span><text:span text:style-name="T70">client_id</text:span><text:span text:style-name="T32"> <text:s/>recibido en las propiedades del contexto.</text:span></text:p>
      <text:list xml:id="list21264124" text:continue-numbering="true" text:style-name="Outline">
        <text:list-item>
          <text:list>
            <text:list-item>
              <text:list>
                <text:list-item>
                  <text:h text:style-name="P161" text:outline-level="3">RefreshTokenProvider</text:h>
                </text:list-item>
              </text:list>
            </text:list-item>
          </text:list>
        </text:list-item>
      </text:list>
      <text:p text:style-name="P26"><text:span text:style-name="T77">Nuestra clase </text:span><text:span text:style-name="T54">RefreshTokenProvider</text:span><text:span text:style-name="T9"> </text:span><text:span text:style-name="T77">implementa la interfaz </text:span><text:span text:style-name="T54">IauthenticationTokenProvider </text:span><text:span text:style-name="T77"><text:s/>definida dentro del paquete NuGet </text:span><text:span text:style-name="T7">Microsoft.Owin.Security</text:span><text:span text:style-name="T77">. Como se puede ver en el bloque de código 3.7</text:span><text:span text:style-name="T77">, esta clase incluye dos métodos que se comentan a continuación.</text:span></text:p>
      <text:list xml:id="list21268286" text:continue-numbering="true" text:style-name="Outline">
        <text:list-item>
          <text:list>
            <text:list-item>
              <text:list>
                <text:list-item>
                  <text:list>
                    <text:list-item>
                      <text:h text:style-name="P153" text:outline-level="4">ReceiveAsync</text:h>
                    </text:list-item>
                  </text:list>
                </text:list-item>
              </text:list>
            </text:list-item>
          </text:list>
        </text:list-item>
      </text:list>
      <text:p text:style-name="P26"><text:span text:style-name="T78">Este método es llamado cuando se recibe una petición al </text:span><text:span text:style-name="T28">Token Endpoint </text:span><text:span text:style-name="T32">con <text:s/></text:span><text:span text:style-name="T71">grant_type = refresh_token</text:span><text:span text:style-name="T78">.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62"><text:span text:style-name="T46">public</text:span> <text:span text:style-name="T46">async</text:span> <text:span text:style-name="T48">Task</text:span> ReceiveAsync(<text:span text:style-name="T48">AuthenticationTokenReceiveContext</text:span> context)</text:p>
            <text:p text:style-name="P71">{</text:p>
            <text:p text:style-name="P72"><text:span text:style-name="T10"><text:s text:c="4"/></text:span><text:span text:style-name="T47">string</text:span><text:span text:style-name="T10"> hashedTokenId =</text:span></text:p>
            <text:p text:style-name="P71"><text:s text:c="8"/>_hashProvider.GetSHA256Hash(context.Token).ToBase64String();</text:p>
            <text:p text:style-name="P71"/>
            <text:p text:style-name="P72"><text:span text:style-name="T10"><text:s text:c="4"/></text:span><text:span text:style-name="T47">var</text:span><text:span text:style-name="T10"> refreshToken =</text:span></text:p>
            <text:p text:style-name="P72"><text:span text:style-name="T10"><text:s text:c="8"/></text:span><text:span text:style-name="T47">await</text:span><text:span text:style-name="T10"> _refreshTokenService.GetRefreshTokenAsync(hashedTokenId);</text:span></text:p>
            <text:p text:style-name="P71"/>
            <text:p text:style-name="P72"><text:span text:style-name="T10"><text:s text:c="4"/></text:span><text:span text:style-name="T56">// Check that the refresh token exists</text:span></text:p>
            <text:p text:style-name="P72"><text:span text:style-name="T10"><text:s text:c="4"/></text:span><text:span text:style-name="T47">if</text:span><text:span text:style-name="T10"> (refreshToken != </text:span><text:span text:style-name="T47">null</text:span><text:span text:style-name="T10">)</text:span></text:p>
            <text:p text:style-name="P71"><text:s text:c="4"/>{</text:p>
            <text:p text:style-name="P72"><text:span text:style-name="T10"><text:s text:c="8"/></text:span><text:span text:style-name="T56">// Get protectedTicket from refreshToken class</text:span></text:p>
            <text:p text:style-name="P71"><text:s text:c="8"/>context.DeserializeTicket(refreshToken.ProtectedTicket);</text:p>
            <text:p text:style-name="P71"/>
            <text:p text:style-name="P72"><text:span text:style-name="T10"><text:s text:c="8"/></text:span><text:span text:style-name="T56">// Delete the token from database because it is going to be created </text:span></text:p>
            <text:p text:style-name="P73"><text:s text:c="8"/>// again in CreateAsync() method that is called after ReceiveAsync()</text:p>
            <text:p text:style-name="P72"><text:span text:style-name="T10"><text:s text:c="8"/></text:span><text:span text:style-name="T47">var</text:span><text:span text:style-name="T10"> result =</text:span></text:p>
            <text:p text:style-name="P72"><text:span text:style-name="T10"><text:s text:c="12"/></text:span><text:span text:style-name="T47">await</text:span><text:span text:style-name="T10"> _refreshTokenService.DeleteRefreshTokenAsync(hashedTokenId);</text:span></text:p>
            <text:p text:style-name="P71"><text:s text:c="4"/>}</text:p>
            <text:p text:style-name="P70">}</text:p>
          </table:table-cell>
        </table:table-row>
        <table:table-row>
          <table:table-cell table:style-name="Tabla9.A2" office:value-type="string">
            <text:p text:style-name="P53"><text:span text:style-name="T75">Código 3.7. Método</text:span> ReceiveAsync()</text:p>
          </table:table-cell>
        </table:table-row>
      </table:table>
      <text:p text:style-name="P77"><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78">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1277386" text:continue-numbering="true" text:style-name="Outline">
        <text:list-item>
          <text:list>
            <text:list-item>
              <text:list>
                <text:list-item>
                  <text:list>
                    <text:list-item>
                      <text:h text:style-name="P154" text:outline-level="4">CreateAsync</text:h>
                    </text:list-item>
                  </text:list>
                </text:list-item>
              </text:list>
            </text:list-item>
          </text:list>
        </text:list-item>
      </text:list>
      <text:p text:style-name="P26">Es llamado para generar un nuevo token de refresco y para que sea añadido como parámetro adicional a<text:span text:style-name="T2">l cuerpo de la respuesta </text:span><text:span text:style-name="T3">json</text:span><text:span text:style-name="T2">.</text:span></text:p>
      <text:p text:style-name="P12">El código fuente es el siguiente:</text:p>
      <table:table table:name="Tabla10" table:style-name="Tabla10">
        <table:table-column table:style-name="Tabla10.A"/>
        <table:table-row>
          <table:table-cell table:style-name="Tabla10.A1" office:value-type="string">
            <text:p text:style-name="P63"><text:span text:style-name="T47">public</text:span><text:span text:style-name="T10"> </text:span><text:span text:style-name="T47">async</text:span><text:span text:style-name="T10"> </text:span><text:span text:style-name="T55">Task</text:span><text:span text:style-name="T10"> CreateAsync(</text:span><text:span text:style-name="T55">AuthenticationTokenCreateContext</text:span><text:span text:style-name="T10"> context)</text:span></text:p>
            <text:p text:style-name="P71">{</text:p>
            <text:p text:style-name="P72"><text:span text:style-name="T10"><text:s text:c="4"/></text:span><text:span text:style-name="T47">var</text:span><text:span text:style-name="T10"> clientId = context.Ticket.Properties.Dictionary[</text:span><text:span text:style-name="T67">"client_id"</text:span><text:span text:style-name="T10">];</text:span></text:p>
            <text:p text:style-name="P71"/>
            <text:p text:style-name="P72"><text:span text:style-name="T10"><text:s text:c="4"/></text:span><text:span text:style-name="T47">if</text:span><text:span text:style-name="T10"> (</text:span><text:span text:style-name="T47">string</text:span><text:span text:style-name="T10">.IsNullOrEmpty(clientId))</text:span></text:p>
            <text:p text:style-name="P71"><text:s text:c="4"/>{</text:p>
            <text:p text:style-name="P72"><text:span text:style-name="T10"><text:s text:c="8"/></text:span><text:span text:style-name="T47">return</text:span><text:span text:style-name="T10">;</text:span></text:p>
            <text:p text:style-name="P71"><text:s text:c="4"/>}</text:p>
            <text:p text:style-name="P71"/>
            <text:p text:style-name="P72"><text:span text:style-name="T10"><text:s text:c="4"/></text:span><text:span text:style-name="T47">var</text:span><text:span text:style-name="T10"> refreshTokenId = </text:span><text:span text:style-name="T55">Guid</text:span><text:span text:style-name="T10">.NewGuid().ToString(</text:span><text:span text:style-name="T67">"n"</text:span><text:span text:style-name="T10">);</text:span></text:p>
            <text:p text:style-name="P71"/>
            <text:p text:style-name="P72"><text:span text:style-name="T10"><text:s text:c="4"/></text:span><text:span text:style-name="T56">// Get the refresh token life time for this client and </text:span></text:p>
            <text:p text:style-name="P73"><text:s text:c="4"/>// set to the refresh token ticket</text:p>
            <text:p text:style-name="P72"><text:span text:style-name="T10"><text:s text:c="4"/></text:span><text:span text:style-name="T47">var</text:span><text:span text:style-name="T10"> refreshTokenLifeTime =</text:span></text:p>
            <text:p text:style-name="P72"><text:span text:style-name="T10"><text:s text:c="8"/>context.OwinContext.Get&lt;</text:span><text:span text:style-name="T47">string</text:span><text:span text:style-name="T10">&gt;(</text:span><text:span text:style-name="T67">"clientRefreshTokenLifeTime"</text:span><text:span text:style-name="T10">);</text:span></text:p>
            <text:p text:style-name="P71"/>
            <text:p text:style-name="P72"><text:span text:style-name="T10"><text:s text:c="4"/></text:span><text:span text:style-name="T47">if</text:span><text:span text:style-name="T10"> (</text:span><text:span text:style-name="T47">string</text:span><text:span text:style-name="T10">.IsNullOrEmpty(refreshTokenLifeTime))</text:span></text:p>
            <text:p text:style-name="P71"><text:s text:c="4"/>{</text:p>
            <text:p text:style-name="P72"><text:span text:style-name="T10"><text:s text:c="8"/></text:span><text:span text:style-name="T56">// Get the default refresh token life time</text:span></text:p>
            <text:p text:style-name="P71"><text:s text:c="8"/>refreshTokenLifeTime =</text:p>
            <text:p text:style-name="P72"><text:span text:style-name="T10"><text:s text:c="12"/></text:span><text:span text:style-name="T55">ConfigurationManager</text:span><text:span text:style-name="T10">.AppSettings[</text:span><text:span text:style-name="T67">"DefaultRefreshTokenLifeTime"</text:span><text:span text:style-name="T10">];</text:span></text:p>
            <text:p text:style-name="P71"><text:s text:c="4"/>}</text:p>
            <text:p text:style-name="P71"/>
            <text:p text:style-name="P72"><text:span text:style-name="T10"><text:s text:c="4"/></text:span><text:span text:style-name="T47">var</text:span><text:span text:style-name="T10"> token = </text:span><text:span text:style-name="T47">new</text:span><text:span text:style-name="T10"> </text:span><text:span text:style-name="T55">RefreshToken</text:span><text:span text:style-name="T10">()</text:span></text:p>
            <text:p text:style-name="P71"><text:s text:c="4"/>{</text:p>
            <text:p text:style-name="P71"><text:s text:c="8"/>RefreshTokenId =</text:p>
            <text:p text:style-name="P71"><text:s text:c="12"/>_hashProvider.GetSHA256Hash(refreshTokenId).ToBase64String(),</text:p>
            <text:p text:style-name="P71"><text:s text:c="8"/>ClientId = clientId,</text:p>
            <text:p text:style-name="P71"><text:s text:c="8"/>UserName = context.Ticket.Identity.Name,</text:p>
            <text:p text:style-name="P71"><text:soft-page-break/><text:s text:c="8"/>UserId = context.Ticket.Identity.Claims</text:p>
            <text:p text:style-name="P72"><text:span text:style-name="T10"><text:s text:c="12"/>.Where(c =&gt; c.Type == </text:span><text:span text:style-name="T55">ClaimTypes</text:span><text:span text:style-name="T10">.Sid).Select(c =&gt; c.Value)</text:span></text:p>
            <text:p text:style-name="P71"><text:s text:c="12"/>.SingleOrDefault(),</text:p>
            <text:p text:style-name="P72"><text:span text:style-name="T10"><text:s text:c="8"/>IssuedUtc = </text:span><text:span text:style-name="T55">DateTime</text:span><text:span text:style-name="T10">.UtcNow,</text:span></text:p>
            <text:p text:style-name="P71"><text:s text:c="8"/>ExpiresUtc =</text:p>
            <text:p text:style-name="P72"><text:span text:style-name="T10"><text:s text:c="12"/></text:span><text:span text:style-name="T55">DateTime</text:span><text:span text:style-name="T10">.UtcNow.AddMinutes(</text:span><text:span text:style-name="T55">Convert</text:span><text:span text:style-name="T10">.ToDouble(refreshTokenLifeTime))</text:span></text:p>
            <text:p text:style-name="P71"><text:s text:c="4"/>};</text:p>
            <text:p text:style-name="P71"/>
            <text:p text:style-name="P72"><text:span text:style-name="T10"><text:s text:c="4"/></text:span><text:span text:style-name="T56">// Set the issued and expires times to the ticket</text:span></text:p>
            <text:p text:style-name="P71"><text:s text:c="4"/>context.Ticket.Properties.IssuedUtc = token.IssuedUtc;</text:p>
            <text:p text:style-name="P71"><text:s text:c="4"/>context.Ticket.Properties.ExpiresUtc = token.ExpiresUtc;</text:p>
            <text:p text:style-name="P71"/>
            <text:p text:style-name="P72"><text:span text:style-name="T10"><text:s text:c="4"/></text:span><text:span text:style-name="T56">// Serialize the refresh token ticket to store it in database</text:span></text:p>
            <text:p text:style-name="P71"><text:s text:c="4"/>token.ProtectedTicket = context.SerializeTicket();</text:p>
            <text:p text:style-name="P71"/>
            <text:p text:style-name="P72"><text:span text:style-name="T10"><text:s text:c="4"/></text:span><text:span text:style-name="T47">var</text:span><text:span text:style-name="T10"> result = </text:span><text:span text:style-name="T47">await</text:span><text:span text:style-name="T10"> _refreshTokenService.InsertRefreshTokenAsync(token);</text:span></text:p>
            <text:p text:style-name="P71"/>
            <text:p text:style-name="P72"><text:span text:style-name="T10"><text:s text:c="4"/></text:span><text:span text:style-name="T47">if</text:span><text:span text:style-name="T10"> (result != </text:span><text:span text:style-name="T47">null</text:span><text:span text:style-name="T10">)</text:span></text:p>
            <text:p text:style-name="P71"><text:s text:c="4"/>{</text:p>
            <text:p text:style-name="P71"><text:s text:c="8"/>context.SetToken(refreshTokenId);</text:p>
            <text:p text:style-name="P71"><text:s text:c="4"/>}</text:p>
            <text:p text:style-name="P70">}</text:p>
          </table:table-cell>
        </table:table-row>
        <table:table-row>
          <table:table-cell table:style-name="Tabla10.A2" office:value-type="string">
            <text:p text:style-name="P53"><text:span text:style-name="T75">Código 3.8. Método</text:span> <text:span text:style-name="T76">CreateAsync</text:span>()</text:p>
          </table:table-cell>
        </table:table-row>
      </table:table>
      <text:p text:style-name="P18"><text:span text:style-name="T30">En primer lugar recuperamos el </text:span><text:span text:style-name="T73">client_id</text:span><text:span text:style-name="T30"> guardado en el ticket, recordemos que el ticket ha sido copiado al contexto en el método </text:span><text:span text:style-name="T65">ReceiveAsync()</text:span><text:span text:style-name="T30"> anteriormente explicado.</text:span></text:p>
      <text:p text:style-name="P17"><text:span text:style-name="T32">Luego se genera el </text:span><text:span text:style-name="T59">refreshTokenId</text:span><text:span text:style-name="T32"> que será la clave del registro de token de refresco guardado en la tabla </text:span><text:span text:style-name="T59">RefreshToken </text:span><text:span text:style-name="T32">de la base de datos.</text:span></text:p>
      <text:p text:style-name="P17"><text:span text:style-name="T32">A continuación se recupera del contexto el parámetro de configuración </text:span><text:span text:style-name="T59">clientRefreshTokenLifeTime</text:span><text:span text:style-name="T32">. Si el valor no está presente se establece el </text:span><text:span text:style-name="T59">defaultRefreshTokenLifeTime.</text:span></text:p>
      <text:p text:style-name="P17"><text:span text:style-name="T32">Una vez hecho esto se crea un objeto del tipo de modelo </text:span><text:span text:style-name="T51">RefreshToken</text:span><text:span text:style-name="T32"> para ser guardado en base de datos que incluye el hash del </text:span><text:span text:style-name="T59">refreshTokenId</text:span><text:span text:style-name="T32">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59">ProtectedTicket</text:span><text:span text:style-name="T32">. Ahora que tenemos todos los </text:span><text:span text:style-name="T32">datos del token de refresco, se guarda en base de datos. Sólo queda llamar al método <text:s/></text:span><text:span text:style-name="T64">context.SetToken()</text:span><text:span text:style-name="T32"> pasándole como parámetro el </text:span><text:span text:style-name="T59">refreshTokenId </text:span><text:span text:style-name="T32">generado.</text:span></text:p>
      <text:p text:style-name="P17"><text:soft-page-break/><text:span text:style-name="T32">Como podemos observar, el token de refresco que se guarda en el contexto y que posteriormente se enviará al cliente es realmente el </text:span><text:span text:style-name="T59">refreshTokenId</text:span><text:span text:style-name="T32">, el ticket que contiene toda la información se guarda en base de datos para su posterior recuperación. Como hemos visto es el método </text:span><text:span text:style-name="T64">ReceiveAsync()</text:span><text:span text:style-name="T32"> el encargado de recuperar el ticket de base de datos y copiarlo en el contexto.</text:span></text:p>
      <text:list xml:id="list21267896" text:continue-numbering="true" text:style-name="Outline">
        <text:list-item>
          <text:h text:style-name="P148" text:outline-level="1">Servidor de recursos</text:h>
        </text:list-item>
      </text:list>
      <text:p text:style-name="P34">El principal objetivo del proyecto es diseñar e implementar un servidor de autorización utilizando el estándar OAuth 2.0.</text:p>
      <text:p text:style-name="P34">Gracias a la utilización de OWIN, podremos dividir nuestra aplicación de una manera sencilla en los siguientes módulos:</text:p>
      <text:list xml:id="list21273874" text:continue-numbering="true" text:style-name="Outline">
        <text:list-item>
          <text:list>
            <text:list-item>
              <text:list>
                <text:list-item>
                  <text:list>
                    <text:list-item>
                      <text:list>
                        <text:list-item>
                          <text:h text:style-name="Heading_20_5" text:outline-level="5"><text:span text:style-name="T19">Autorización</text:span><text:span text:style-name="T19">/autenticación</text:span></text:h>
                        </text:list-item>
                      </text:list>
                    </text:list-item>
                  </text:list>
                </text:list-item>
              </text:list>
            </text:list-item>
          </text:list>
        </text:list-item>
      </text:list>
      <text:list xml:id="list5623284127422023534" text:style-name="WWNum3">
        <text:list-header>
          <text:p text:style-name="P119">Este módulo implementará toda la funcionalidad de autorización de OAuth 2.0.</text:p>
        </text:list-header>
      </text:list>
      <text:list xml:id="list21279902" text:continue-list="list21273874" text:style-name="Outline">
        <text:list-item>
          <text:list>
            <text:list-item>
              <text:list>
                <text:list-item>
                  <text:list>
                    <text:list-item>
                      <text:list>
                        <text:list-item>
                          <text:h text:style-name="P155" text:outline-level="5">Servicios HTTP</text:h>
                        </text:list-item>
                      </text:list>
                    </text:list-item>
                  </text:list>
                </text:list-item>
              </text:list>
            </text:list-item>
          </text:list>
        </text:list-item>
      </text:list>
      <text:list xml:id="list21271390" text:continue-list="list5623284127422023534" text:style-name="WWNum3">
        <text:list-header>
          <text:p text:style-name="P120">El uso de Web API nos facilitará la tarea de construir nuestros servicios HTTP. Dividiremos este módulo en tres capas:</text:p>
          <text:list>
            <text:list-item>
              <text:p text:style-name="P121">Capa de presentación:</text:p>
            </text:list-item>
          </text:list>
        </text:list-header>
      </text:list>
      <text:p text:style-name="P36">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21269605" text:continue-numbering="true" text:style-name="WWNum3">
        <text:list-item>
          <text:list>
            <text:list-item>
              <text:p text:style-name="P122"><text:span text:style-name="T19">Capa de negocio</text:span><text:span text:style-name="T15">:</text:span></text:p>
            </text:list-item>
          </text:list>
        </text:list-item>
      </text:list>
      <text:p text:style-name="P36">En esta capa se implementará toda la lógica necesaria para manipular los datos.</text:p>
      <text:list xml:id="list21270824" text:continue-numbering="true" text:style-name="WWNum3">
        <text:list-item>
          <text:list>
            <text:list-item>
              <text:p text:style-name="P122"><text:span text:style-name="T19">Capa de acceso a datos</text:span><text:span text:style-name="T15">:</text:span></text:p>
            </text:list-item>
          </text:list>
        </text:list-item>
      </text:list>
      <text:p text:style-name="P37"><text:span text:style-name="T15">Como su nombre indica, aquí implementaremos el acceso a la base de datos. Dicho acceso se implementará utilizando Entity Framework en su vertiente </text:span><text:span text:style-name="T16">Code-First</text:span><text:span text:style-name="T15">.</text:span></text:p>
      <text:p text:style-name="P34">El segundo objetivo que nos hemos propuesto es la realización de una SPA con AngularJS. AngularJS plantea un patrón de desarrollo MVC (Modelo-Vista-Controlador), por lo que implementaremos nuestra aplicación siguiendo este patrón:</text:p>
      <text:list xml:id="list21292105" text:continue-numbering="true" text:style-name="WWNum3">
        <text:list-item>
          <text:p text:style-name="P123">Modelo:</text:p>
        </text:list-item>
      </text:list>
      <text:p text:style-name="P38"><text:soft-page-break/>Es el más bajo nivel del patrón, responsable de mantener los datos.</text:p>
      <text:list xml:id="list21263326" text:continue-numbering="true" text:style-name="WWNum3">
        <text:list-item>
          <text:p text:style-name="P122"><text:span text:style-name="T19">Vista</text:span><text:span text:style-name="T15">:</text:span></text:p>
        </text:list-item>
      </text:list>
      <text:p text:style-name="P38">Es responsable de mostrar todos o parte de los datos al usuario.</text:p>
      <text:list xml:id="list21291701" text:continue-numbering="true" text:style-name="WWNum3">
        <text:list-item>
          <text:p text:style-name="P122"><text:span text:style-name="T19">Controlador</text:span><text:span text:style-name="T15">:</text:span></text:p>
        </text:list-item>
      </text:list>
      <text:p text:style-name="P38">Es la parte del código que controla la interacción entre los datos y la vista.</text:p>
      <text:p text:style-name="P35"/>
      <text:list xml:id="list21287964" text:continue-list="list21279902" text:style-name="Outline">
        <text:list-item>
          <text:h text:style-name="P149" text:outline-level="1">Aplicación cliente</text:h>
        </text:list-item>
      </text:list>
      <text:p text:style-name="P34">La aplicación cliente se ha implementado utilizando el framework de JavaScript <text:s/>AngularJS.</text:p>
      <text:p text:style-name="P34">Para introducirnos en el mundo AngularJS podemos leer alguno de los enlaces indicados en la bibliografía o alguna de las muchísimas páginas de Internet dedicadas a ello.</text:p>
      <text:p text:style-name="P34">Para el desarrollo de la aplicación me he basado en la guía de estilos de Jonh Papa, cuyo enlace podemos ver en el punto número [12] de la bibliografía.</text:p>
      <text:p text:style-name="P34"/>
      <text:p text:style-name="P34"/>
      <text:p text:style-name="P34">En este documento vamos a empezar a describir la estructura de directorios utilizada</text:p>
      <text:p text:style-name="P34">Para intro</text:p>
      <text:p text:style-name="P34">Comentar la arquitectura, árbol de directorios</text:p>
      <text:p text:style-name="P34">mostrar código de Client</text:p>
      <text:p text:style-name="P34">Mostrar pantallazos de todas las funciones</text:p>
      <text:p text:style-name="P34"><draw:frame draw:style-name="fr6" draw:name="gráficos14" text:anchor-type="paragraph" svg:x="2.381cm" svg:y="-0.512cm" svg:width="11.192cm" svg:height="10.134cm" draw:z-index="7"><draw:image xlink:href="Pictures/10000000000001A70000017F14602FB4.jpg" xlink:type="simple" xlink:show="embed" xlink:actuate="onLoad"/></draw:frame></text:p>
      <text:p text:style-name="P34"><draw:frame draw:style-name="fr6" draw:name="gráficos8" text:anchor-type="paragraph" svg:x="-0.025cm" svg:y="-0.584cm" svg:width="16.002cm" svg:height="10.449cm" draw:z-index="6"><draw:image xlink:href="Pictures/10000000000003EE000002911CDD9C00.jpg" xlink:type="simple" xlink:show="embed" xlink:actuate="onLoad"/></draw:frame><text:soft-page-break/></text:p>
      <text:p text:style-name="P34"/>
      <text:p text:style-name="P34"/>
      <text:p text:style-name="P34"/>
      <text:p text:style-name="P34"/>
      <text:list xml:id="list21283346" text:continue-numbering="true" text:style-name="Outline">
        <text:list-header>
          <text:h text:style-name="P144" text:outline-level="1" text:is-list-header="true"><draw:frame draw:style-name="fr6" draw:name="gráficos15" text:anchor-type="paragraph" svg:x="-0.025cm" svg:y="0.815cm" svg:width="16.002cm" svg:height="5.639cm" draw:z-index="8"><draw:image xlink:href="Pictures/10000000000002DC0000010228AB42F6.jpg" xlink:type="simple" xlink:show="embed" xlink:actuate="onLoad"/></draw:frame><draw:frame draw:style-name="fr6" draw:name="gráficos17" text:anchor-type="paragraph" svg:x="-0.025cm" svg:y="6.766cm" svg:width="16.002cm" svg:height="6.145cm" draw:z-index="9"><draw:image xlink:href="Pictures/100000000000035600000148D517C5B9.jpg" xlink:type="simple" xlink:show="embed" xlink:actuate="onLoad"/></draw:frame></text:h>
          <text:h text:style-name="P145" text:outline-level="1" text:is-list-header="true"><draw:frame draw:style-name="fr6" draw:name="gráficos2" text:anchor-type="paragraph" svg:x="0.046cm" svg:y="0.349cm" svg:width="16.002cm" svg:height="3.022cm" draw:z-index="5"><draw:image xlink:href="Pictures/10000000000004B7000000E4BA88B192.jpg" xlink:type="simple" xlink:show="embed" xlink:actuate="onLoad"/></draw:frame></text:h>
        </text:list-header>
      </text:list>
      <text:p text:style-name="P116"/>
      <text:list xml:id="list21265926" text:continue-numbering="true" text:style-name="Outline">
        <text:list-header>
          <text:h text:style-name="P145" text:outline-level="1" text:is-list-header="true"><text:soft-page-break/></text:h>
        </text:list-header>
      </text:list>
      <text:p text:style-name="P116"><draw:frame draw:style-name="fr6" draw:name="gráficos19" text:anchor-type="paragraph" svg:x="0cm" svg:y="0.021cm" svg:width="16.002cm" svg:height="9.001cm" draw:z-index="10"><draw:image xlink:href="Pictures/100000000000048E0000029058EEB242.jpg" xlink:type="simple" xlink:show="embed" xlink:actuate="onLoad"/></draw:frame></text:p>
      <text:p text:style-name="P116"><draw:frame draw:style-name="fr6" draw:name="gráficos20" text:anchor-type="paragraph" svg:x="-0.337cm" svg:y="11.804cm" svg:width="16.002cm" svg:height="8.206cm" draw:z-index="11"><draw:image xlink:href="Pictures/100000000000049400000259CB5DE493.jpg" xlink:type="simple" xlink:show="embed" xlink:actuate="onLoad"/></draw:frame><draw:frame draw:style-name="fr6" draw:name="gráficos23" text:anchor-type="paragraph" svg:x="0.071cm" svg:y="8.059cm" svg:width="16.002cm" svg:height="2.462cm" draw:z-index="29"><draw:image xlink:href="Pictures/1000000000000457000000AB40B6DCA6.jpg" xlink:type="simple" xlink:show="embed" xlink:actuate="onLoad"/></draw:frame></text:p>
      <text:p text:style-name="P116"><draw:frame draw:style-name="fr6" draw:name="gráficos22" text:anchor-type="paragraph" svg:x="-0.023cm" svg:y="6.927cm" svg:width="16.002cm" svg:height="3.223cm" draw:z-index="12"><draw:image xlink:href="Pictures/10000000000004B1000000F24DCFC294.jpg" xlink:type="simple" xlink:show="embed" xlink:actuate="onLoad"/></draw:frame><text:soft-page-break/></text:p>
      <text:list xml:id="list21271670" text:continue-numbering="true" text:style-name="Outline">
        <text:list-item>
          <text:h text:style-name="P150" text:outline-level="1">Conclusiones y trabajo futuro</text:h>
        </text:list-item>
      </text:list>
      <text:p text:style-name="P34">Como conclusión de este documento podemos decir que hemos conseguido desarrollar un servidor de autorización completamente funcional, que junto con la herramienta de administración podríamos implantar en un sistema real.</text:p>
      <text:p text:style-name="P34">También hemos conseguido modularizar muchas funcionalidades mediante el uso de paquetes <text:span text:style-name="T26">NuGet</text:span>, los cuales podrían ser usados en cualquier otro proyecto tanto de .NET como de AngualrJS.</text:p>
      <text:p text:style-name="P34">Aún así existen algunos puntos en los que se podría seguir trabajando:</text:p>
      <text:p text:style-name="P34">Al servidor de autorización se le podría añadir al funcionalidad necesaria para permitir la autenticación con servidores OAuth externos, como Google, Facebook, Twitter, StackExchange, etc.</text:p>
      <text:p text:style-name="P34">De este modo, nuestro servidor, además de actuar como servidor de autorización tendría el rol de cliente y utilizaría dichos servidores de autorización para obtener la información necesaria de los usuarios que quisieran acceder al sistema.</text:p>
      <text:p text:style-name="P35"><text:soft-page-break/><text:span text:style-name="T15">Para desarrollar el proyecto en este sentido puede ser bastante interesante ver el punto [16] de la bibliografía y como avance a continuación se muestra cómo quedaría el método </text:span><text:span text:style-name="T6">ConfigureOAuth</text:span><text:span text:style-name="T15"> de la clase parcial </text:span><text:span text:style-name="T49">Startup</text:span><text:span text:style-name="T15">:</text:span></text:p>
      <table:table table:name="Tabla5" table:style-name="Tabla5">
        <table:table-column table:style-name="Tabla5.A"/>
        <table:table-row>
          <table:table-cell table:style-name="Tabla5.A1" office:value-type="string">
            <text:p text:style-name="P63"><text:span text:style-name="T47">namespace</text:span><text:span text:style-name="T10"> OAuthServer</text:span></text:p>
            <text:p text:style-name="P64">{</text:p>
            <text:p text:style-name="P67"><text:span text:style-name="T10"><text:s text:c="4"/></text:span><text:span text:style-name="T47">public</text:span><text:span text:style-name="T10"> </text:span><text:span text:style-name="T47">partial</text:span><text:span text:style-name="T10"> </text:span><text:span text:style-name="T47">class</text:span><text:span text:style-name="T10"> </text:span><text:span text:style-name="T55">Startup</text:span></text:p>
            <text:p text:style-name="P65"><text:s text:c="4"/>{</text:p>
            <text:p text:style-name="P68"><text:span text:style-name="T10"><text:s text:c="8"/></text:span><text:span text:style-name="T47">public</text:span><text:span text:style-name="T10"> </text:span><text:span text:style-name="T47">void</text:span><text:span text:style-name="T10"> ConfigureOAuth(</text:span><text:span text:style-name="T55">IAppBuilder</text:span><text:span text:style-name="T10"> app,</text:span></text:p>
            <text:p text:style-name="P69"><text:span text:style-name="T10"><text:s text:c="35"/></text:span><text:span text:style-name="T55">IDependencyResolver</text:span><text:span text:style-name="T10"> dependencyResolver)</text:span></text:p>
            <text:p text:style-name="P66"><text:s text:c="8"/>{</text:p>
            <text:p text:style-name="P66"><text:s text:c="12"/>...</text:p>
            <text:p text:style-name="P66"/>
            <text:p text:style-name="P69"><text:span text:style-name="T10"><text:s text:c="12"/></text:span><text:span text:style-name="T56">// Token generation</text:span></text:p>
            <text:p text:style-name="P66"><text:s text:c="12"/>app.UseOAuthAuthorizationServer(OAuthServerOptions);</text:p>
            <text:p text:style-name="P69"><text:span text:style-name="T10"><text:s text:c="12"/></text:span><text:span text:style-name="T56">// Token validation</text:span></text:p>
            <text:p text:style-name="P66"><text:s text:c="12"/>app.UseOAuthBearerAuthentication(OAuthBearerOptions);</text:p>
            <text:p text:style-name="P66"/>
            <text:p text:style-name="P69"><text:span text:style-name="T10"><text:s text:c="12"/></text:span><text:span text:style-name="T56">//Configure Google External Login</text:span></text:p>
            <text:p text:style-name="P69"><text:span text:style-name="T10"><text:s text:c="12"/>googleAuthOptions = </text:span><text:span text:style-name="T47">new</text:span><text:span text:style-name="T10"> GoogleOAuth2AuthenticationOptions()</text:span></text:p>
            <text:p text:style-name="P66"><text:s text:c="12"/>{</text:p>
            <text:p text:style-name="P69"><text:span text:style-name="T10"><text:s text:c="16"/>ClientId = </text:span><text:span text:style-name="T67">"xxxxxx"</text:span><text:span text:style-name="T10">,</text:span></text:p>
            <text:p text:style-name="P69"><text:span text:style-name="T10"><text:s text:c="16"/>ClientSecret = </text:span><text:span text:style-name="T67">"xxxxxx"</text:span><text:span text:style-name="T10">,</text:span></text:p>
            <text:p text:style-name="P69"><text:span text:style-name="T10"><text:s text:c="16"/>Provider = </text:span><text:span text:style-name="T47">new</text:span><text:span text:style-name="T10"> GoogleAuthProvider()</text:span></text:p>
            <text:p text:style-name="P66"><text:s text:c="12"/>};</text:p>
            <text:p text:style-name="P66"><text:s text:c="12"/>app.UseGoogleAuthentication(googleAuthOptions);</text:p>
            <text:p text:style-name="P66"/>
            <text:p text:style-name="P69"><text:span text:style-name="T10"><text:s text:c="12"/></text:span><text:span text:style-name="T56">//Configure Facebook External Login</text:span></text:p>
            <text:p text:style-name="P69"><text:span text:style-name="T10"><text:s text:c="12"/>facebookAuthOptions = </text:span><text:span text:style-name="T47">new</text:span><text:span text:style-name="T10"> FacebookAuthenticationOptions()</text:span></text:p>
            <text:p text:style-name="P66"><text:s text:c="12"/>{</text:p>
            <text:p text:style-name="P69"><text:span text:style-name="T10"><text:s text:c="16"/>AppId = </text:span><text:span text:style-name="T67">"xxxxxx"</text:span><text:span text:style-name="T10">,</text:span></text:p>
            <text:p text:style-name="P69"><text:span text:style-name="T10"><text:s text:c="16"/>AppSecret = </text:span><text:span text:style-name="T67">"xxxxxx"</text:span><text:span text:style-name="T10">,</text:span></text:p>
            <text:p text:style-name="P69"><text:span text:style-name="T10"><text:s text:c="16"/>Provider = </text:span><text:span text:style-name="T47">new</text:span><text:span text:style-name="T10"> FacebookAuthProvider()</text:span></text:p>
            <text:p text:style-name="P66"><text:s text:c="12"/>};</text:p>
            <text:p text:style-name="P66"><text:s text:c="12"/>app.UseFacebookAuthentication(facebookAuthOptions);</text:p>
            <text:p text:style-name="P66"><text:s text:c="8"/>}</text:p>
            <text:p text:style-name="P66"><text:s text:c="4"/>}</text:p>
            <text:p text:style-name="P70">}</text:p>
          </table:table-cell>
        </table:table-row>
        <table:table-row>
          <table:table-cell table:style-name="Tabla5.A2" office:value-type="string">
            <text:p text:style-name="P53"><text:span text:style-name="T75">Código 6.1. Método</text:span> Startup.ConfigureOAuth()</text:p>
          </table:table-cell>
        </table:table-row>
      </table:table>
      <text:p text:style-name="P34"/>
      <text:p text:style-name="P63"><text:span text:style-name="T47">public</text:span><text:span text:style-name="T10"> </text:span><text:span text:style-name="T47">override</text:span><text:span text:style-name="T10"> </text:span><text:span text:style-name="T55">Task</text:span><text:span text:style-name="T10"> GrantRefreshToken(</text:span><text:span text:style-name="T55">OAuthGrantRefreshTokenContext</text:span><text:span text:style-name="T10"> context)</text:span></text:p>
      <text:p text:style-name="P71">{</text:p>
      <text:p text:style-name="P72"><text:span text:style-name="T10"><text:s text:c="4"/></text:span><text:span text:style-name="T47">var</text:span><text:span text:style-name="T10"> originalClient = context.Ticket.Properties.Dictionary[</text:span><text:span text:style-name="T67">"client_id"</text:span><text:span text:style-name="T10">];</text:span></text:p>
      <text:p text:style-name="P72"><text:span text:style-name="T10"><text:s text:c="4"/></text:span><text:span text:style-name="T47">var</text:span><text:span text:style-name="T10"> currentClient = context.ClientId;</text:span></text:p>
      <text:p text:style-name="P71"><text:soft-page-break/></text:p>
      <text:p text:style-name="P72"><text:span text:style-name="T10"><text:s text:c="4"/></text:span><text:span text:style-name="T47">if</text:span><text:span text:style-name="T10"> (originalClient != currentClient)</text:span></text:p>
      <text:p text:style-name="P71"><text:s text:c="4"/>{</text:p>
      <text:p text:style-name="P72"><text:span text:style-name="T10"><text:s text:c="8"/>context.SetError(</text:span><text:span text:style-name="T67">"invalid_clientId"</text:span><text:span text:style-name="T10">,</text:span></text:p>
      <text:p text:style-name="P72"><text:span text:style-name="T10"><text:s text:c="25"/></text:span><text:span text:style-name="T67">"Refresh token is issued to a different clientId."</text:span><text:span text:style-name="T10">);</text:span></text:p>
      <text:p text:style-name="P72"><text:span text:style-name="T10"><text:s text:c="8"/></text:span><text:span text:style-name="T47">return</text:span><text:span text:style-name="T10"> </text:span><text:span text:style-name="T55">Task</text:span><text:span text:style-name="T10">.FromResult&lt;</text:span><text:span text:style-name="T47">object</text:span><text:span text:style-name="T10">&gt;(</text:span><text:span text:style-name="T47">null</text:span><text:span text:style-name="T10">);</text:span></text:p>
      <text:p text:style-name="P71"><text:s text:c="4"/>}</text:p>
      <text:p text:style-name="P71"/>
      <text:p text:style-name="P72"><text:span text:style-name="T10"><text:s text:c="4"/></text:span><text:span text:style-name="T56">//TODO: Check that claims of the identity are the same that were when the refresh token was created. If not update the current claims in the refresh token</text:span></text:p>
      <text:p text:style-name="P71"/>
      <text:p text:style-name="P72"><text:span text:style-name="T10"><text:s text:c="4"/></text:span><text:span text:style-name="T56">// Change auth ticket for refresh token requests</text:span></text:p>
      <text:p text:style-name="P72"><text:span text:style-name="T10"><text:s text:c="4"/></text:span><text:span text:style-name="T47">var</text:span><text:span text:style-name="T10"> newIdentity = </text:span><text:span text:style-name="T47">new</text:span><text:span text:style-name="T10"> </text:span><text:span text:style-name="T55">ClaimsIdentity</text:span><text:span text:style-name="T10">(context.Ticket.Identity);</text:span></text:p>
      <text:p text:style-name="P71"/>
      <text:p text:style-name="P72"><text:span text:style-name="T10"><text:s text:c="4"/></text:span><text:span text:style-name="T56">//var newClaim = newIdentity.Claims.Where(c =&gt; c.Type == "newClaim").FirstOrDefault();</text:span></text:p>
      <text:p text:style-name="P72"><text:span text:style-name="T10"><text:s text:c="4"/></text:span><text:span text:style-name="T56">//if (newClaim != null)</text:span></text:p>
      <text:p text:style-name="P72"><text:span text:style-name="T10"><text:s text:c="4"/></text:span><text:span text:style-name="T56">//{</text:span></text:p>
      <text:p text:style-name="P72"><text:span text:style-name="T10"><text:s text:c="4"/></text:span><text:span text:style-name="T56">// <text:s text:c="3"/>newIdentity.RemoveClaim(newClaim);</text:span></text:p>
      <text:p text:style-name="P72"><text:span text:style-name="T10"><text:s text:c="4"/></text:span><text:span text:style-name="T56">//}</text:span></text:p>
      <text:p text:style-name="P72"><text:span text:style-name="T10"><text:s text:c="4"/></text:span><text:span text:style-name="T56">//newIdentity.AddClaim(new Claim("newClaim", "newValue"));</text:span></text:p>
      <text:p text:style-name="P71"/>
      <text:p text:style-name="P72"><text:span text:style-name="T10"><text:s text:c="4"/></text:span><text:span text:style-name="T47">var</text:span><text:span text:style-name="T10"> newTicket = </text:span><text:span text:style-name="T47">new</text:span><text:span text:style-name="T10"> </text:span><text:span text:style-name="T55">AuthenticationTicket</text:span><text:span text:style-name="T10">(newIdentity,</text:span></text:p>
      <text:p text:style-name="P71"><text:s text:c="45"/>context.Ticket.Properties);</text:p>
      <text:p text:style-name="P71"><text:s text:c="4"/>context.Validated(newTicket);</text:p>
      <text:p text:style-name="P71"/>
      <text:p text:style-name="P72"><text:span text:style-name="T10"><text:s text:c="4"/></text:span><text:span text:style-name="T47">return</text:span><text:span text:style-name="T10"> </text:span><text:span text:style-name="T55">Task</text:span><text:span text:style-name="T10">.FromResult&lt;</text:span><text:span text:style-name="T47">object</text:span><text:span text:style-name="T10">&gt;(</text:span><text:span text:style-name="T47">null</text:span><text:span text:style-name="T10">);</text:span></text:p>
      <text:p text:style-name="P74">}</text:p>
      <text:p text:style-name="P34"/>
      <text:p text:style-name="P34">Con respecto a la SPA desarrollada, como hemos visto los tokens se guardan en una cookie sin ningún tipo de seguridad asociada, por lo que sería muy interesante estudiar la manera de mejorar la gestión de los mismos.</text:p>
      <text:p text:style-name="P50"/>
      <text:list xml:id="list21274725" text:continue-numbering="true" text:style-name="Outline">
        <text:list-item>
          <text:h text:style-name="P149" text:outline-level="1">Apéndice A. Resumen de tecnologías utilizadas</text:h>
        </text:list-item>
      </text:list>
      <text:p text:style-name="P7">Para la implementación del servidor de autorización se han utilizado las siguientes tecnologías:</text:p>
      <text:list xml:id="list5707258379360411951" text:style-name="L20">
        <text:list-item>
          <text:p text:style-name="P110"><draw:frame draw:style-name="fr5" draw:name="gráficos7" text:anchor-type="paragraph" svg:x="10.134cm" svg:y="-0.219cm" svg:width="1.51cm" svg:height="1.499cm" draw:z-index="21"><draw:image xlink:href="http://oauth.net/images/oauth-2-sm.png" xlink:type="simple" xlink:show="embed" xlink:actuate="onLoad"/></draw:frame><text:span text:style-name="T14">C# <text:tab/></text:span> <text:s/></text:p>
        </text:list-item>
        <text:list-item>
          <text:p text:style-name="P111"><draw:frame draw:style-name="fr5" draw:name="gráficos12" text:anchor-type="paragraph" svg:x="12.166cm" svg:y="0.296cm" svg:width="1.951cm" svg:height="1.499cm" draw:z-index="22"><draw:image xlink:href="http://katy.mg-webstudio.com/wp-content/uploads/2015/08/visual_studio_logo.png" xlink:type="simple" xlink:show="embed" xlink:actuate="onLoad"/></draw:frame><text:span text:style-name="T14">.NET Framework 4.5.1 <text:tab/><text:tab/></text:span><text:span text:style-name="T14"> </text:span><text:s/></text:p>
        </text:list-item>
        <text:list-item>
          <text:p text:style-name="P111"><draw:frame draw:style-name="fr5" draw:name="gráficos5" text:anchor-type="paragraph" svg:x="7.581cm" svg:y="-0.291cm" svg:width="3.671cm" svg:height="1.499cm" draw:z-index="23"><draw:image xlink:href="http://www.fullprogramlar.org/uploads/posts/2014-02/1391503086_3073.dotnetframework2.jpg_2d00_550x0.jpg" xlink:type="simple" xlink:show="embed" xlink:actuate="onLoad"/></draw:frame>OAuth 2.0<text:tab/><text:tab/><text:tab/><text:tab/> </text:p>
        </text:list-item>
        <text:list-item>
          <text:p text:style-name="P111"><draw:frame draw:style-name="fr5" draw:name="gráficos10" text:anchor-type="paragraph" svg:x="7.978cm" svg:y="0.46cm" svg:width="1.499cm" svg:height="1.499cm" draw:z-index="24"><draw:image xlink:href="http://blog.falafel.com/wp-content/uploads/2014/07/entity_image.png" xlink:type="simple" xlink:show="embed" xlink:actuate="onLoad"/></draw:frame><draw:frame draw:style-name="fr5" draw:name="gráficos6" text:anchor-type="paragraph" svg:x="9.828cm" svg:y="0.39cm" svg:width="3.039cm" svg:height="1.499cm" draw:z-index="25"><draw:image xlink:href="http://1.bp.blogspot.com/-sD855HDeGyc/UtNDpXwhQdI/AAAAAAAAHTE/xsWZMjPvipA/s700/OWINSpecification.png" xlink:type="simple" xlink:show="embed" xlink:actuate="onLoad"/></draw:frame><draw:frame draw:style-name="fr5" draw:name="gráficos11" text:anchor-type="paragraph" svg:x="13.34cm" svg:y="0.374cm" svg:width="1.499cm" svg:height="1.499cm" draw:z-index="26"><draw:image xlink:href="https://avatars0.githubusercontent.com/u/3740038?v=3&amp;s=400" xlink:type="simple" xlink:show="embed" xlink:actuate="onLoad"/></draw:frame><text:span text:style-name="T14">OWIN y OWIN OAuth 2.0 <text:tab/><text:tab/></text:span> <text:s/></text:p>
        </text:list-item>
        <text:list-item>
          <text:p text:style-name="P111"><text:span text:style-name="T14">ASP.NET Web API 2 </text:span><text:s/><text:tab/><text:tab/> </text:p>
        </text:list-item>
        <text:list-item>
          <text:p text:style-name="P111"><draw:frame draw:style-name="fr5" draw:name="gráficos4" text:anchor-type="paragraph" svg:x="9.394cm" svg:y="0.36cm" svg:width="1.499cm" svg:height="1.499cm" draw:z-index="27"><draw:image xlink:href="http://a2.mzstatic.com/eu/r30/Purple1/v4/5c/2e/45/5c2e45cc-1737-c9b1-2019-b64da2bf425e/icon175x175.png" xlink:type="simple" xlink:show="embed" xlink:actuate="onLoad"/></draw:frame><draw:frame draw:style-name="fr5" draw:name="gráficos9" text:anchor-type="paragraph" svg:x="11.612cm" svg:y="0.242cm" svg:width="2.649cm" svg:height="1.499cm" draw:z-index="28"><draw:image xlink:href="http://eduardopires.net.br/wp-content/uploads/2013/07/ASP.Net-Web-API.png" xlink:type="simple" xlink:show="embed" xlink:actuate="onLoad"/></draw:frame><text:span text:style-name="T14">Entity Framework 6 <text:tab/><text:tab/><text:tab/></text:span> </text:p>
        </text:list-item>
        <text:list-item>
          <text:p text:style-name="P98">ASP.NET Identiy 2</text:p>
        </text:list-item>
        <text:list-item>
          <text:p text:style-name="P111"><text:span text:style-name="T14">Autofac 3.5 <text:tab/><text:tab/><text:tab/><text:tab/></text:span> </text:p>
        </text:list-item>
      </text:list>
      <text:p text:style-name="P7">La aplicación cliente se ha implementado utilizando las siguientes tecnologías:</text:p>
      <text:list xml:id="list2565760919853318091" text:style-name="L21">
        <text:list-item>
          <text:p text:style-name="P112"><draw:frame draw:style-name="fr5" draw:name="gráficos16" text:anchor-type="paragraph" svg:x="10.451cm" svg:y="0.247cm" svg:width="1.071cm" svg:height="1.499cm" draw:z-index="14"><draw:image xlink:href="http://www.jasyc.com/img/css3.png" xlink:type="simple" xlink:show="embed" xlink:actuate="onLoad"/></draw:frame><text:span text:style-name="T14">Javascript </text:span><text:s text:c="2"/></text:p>
        </text:list-item>
        <text:list-item>
          <text:p text:style-name="P112"><draw:frame draw:style-name="fr5" draw:name="gráficos21" text:anchor-type="paragraph" svg:x="8.356cm" svg:y="0.069cm" svg:width="1.499cm" svg:height="1.499cm" draw:z-index="15"><draw:image xlink:href="http://www.w3.org/html/logo/downloads/HTML5_Logo_512.png" xlink:type="simple" xlink:show="embed" xlink:actuate="onLoad"/></draw:frame><draw:frame draw:style-name="fr5" draw:name="gráficos13" text:anchor-type="paragraph" svg:x="12.099cm" svg:y="-0.351cm" svg:width="1.829cm" svg:height="1.499cm" draw:z-index="16"><draw:image xlink:href="http://2.bp.blogspot.com/-V1VffjDIKMk/UNVahpsW51I/AAAAAAAAHRM/DWOY5Liw4AU/s1600/JavaScript_logo.png" xlink:type="simple" xlink:show="embed" xlink:actuate="onLoad"/></draw:frame><text:span text:style-name="T14">CSS </text:span><text:s/>3 <text:s text:c="2"/></text:p>
        </text:list-item>
        <text:list-item>
          <text:p text:style-name="P112"><draw:frame draw:style-name="fr5" draw:name="gráficos34" text:anchor-type="paragraph" svg:x="10.492cm" svg:y="0.333cm" svg:width="1.499cm" svg:height="1.499cm" draw:z-index="17"><draw:image xlink:href="http://2.bp.blogspot.com/-cFDEu1MlBoQ/VASmJppOkkI/AAAAAAAACtM/bSWD-rBq9pA/s1600/angularjs.png" xlink:type="simple" xlink:show="embed" xlink:actuate="onLoad"/></draw:frame><text:span text:style-name="T14">HTML5 </text:span><text:s text:c="3"/></text:p>
        </text:list-item>
        <text:list-item>
          <text:p text:style-name="P112"><draw:frame draw:style-name="fr5" draw:name="gráficos32" text:anchor-type="paragraph" svg:x="8.548cm" svg:y="0.326cm" svg:width="1.499cm" svg:height="1.499cm" draw:z-index="18"><draw:image xlink:href="http://i.stack.imgur.com/Mmww2.png" xlink:type="simple" xlink:show="embed" xlink:actuate="onLoad"/></draw:frame><draw:frame draw:style-name="fr5" draw:name="gráficos25" text:anchor-type="paragraph" svg:x="12.608cm" svg:y="-0.129cm" svg:width="1.221cm" svg:height="1.499cm" draw:z-index="19"><draw:image xlink:href="http://3.bp.blogspot.com/-CXGuzyWVyk8/UWELb7hUEQI/AAAAAAAAZ3g/joO4tCJ_eyc/s1600/toolset+(2).png" xlink:type="simple" xlink:show="embed" xlink:actuate="onLoad"/></draw:frame><text:span text:style-name="T14">AngularJS v1.4.7 </text:span><text:s text:c="4"/></text:p>
        </text:list-item>
        <text:list-item>
          <text:p text:style-name="P112"><draw:frame draw:style-name="fr5" draw:name="gráficos24" text:anchor-type="paragraph" svg:x="10.747cm" svg:y="0.282cm" svg:width="1.499cm" svg:height="1.499cm" draw:z-index="20"><draw:image xlink:href="http://fcorti.com/wp-content/uploads/2015/01/bootstrap.png" xlink:type="simple" xlink:show="embed" xlink:actuate="onLoad"/></draw:frame><text:span text:style-name="T14">Bootstrap v3.0.0 </text:span><text:s text:c="2"/></text:p>
        </text:list-item>
        <text:list-item>
          <text:p text:style-name="P112"><text:span text:style-name="T14">Grunt </text:span><text:s text:c="2"/></text:p>
        </text:list-item>
      </text:list>
      <text:p text:style-name="P22"><draw:frame draw:style-name="fr5" draw:name="gráficos30" text:anchor-type="paragraph" svg:x="3.665cm" svg:y="2.499cm" svg:width="4.001cm" svg:height="1.499cm" draw:z-index="4"><draw:image xlink:href="https://www.vsphp.com/sites/vsphp.com/files/vs2013-logo-ex.png" xlink:type="simple" xlink:show="embed" xlink:actuate="onLoad"/></draw:frame><draw:frame draw:style-name="fr5" draw:name="gráficos36" text:anchor-type="paragraph" svg:x="9.774cm" svg:y="2.51cm" svg:width="2.18cm" svg:height="1.499cm" draw:z-index="13"><draw:image xlink:href="http://dbatricksworld.com/wp-content/uploads/2014/04/SQL-Server-2012.jpg" xlink:type="simple" xlink:show="embed" xlink:actuate="onLoad"/></draw:frame><text:span text:style-name="T14">Como principal herramienta de desarrollo se ha utilizado Microsoft Visual Studio Community 2013 y</text:span> como herramienta de gestión de base de datos Microsoft SQL Server Management Studio 2012. <text:s/></text:p>
      <text:list xml:id="list21286090" text:continue-list="list21274725" text:style-name="Outline">
        <text:list-item>
          <text:h text:style-name="P149" text:outline-level="1">Apéndice B. Descripción de los paquetes NuGet implementados</text:h>
        </text:list-item>
      </text:list>
      <text:p text:style-name="P7">NuGet es el gestor de paquetes para plataformas de desarrollo de Microsoft.</text:p>
      <text:p text:style-name="P7">Los paquetes de NuGet pueden incluir ficheros de texto, código fuente o ficheros de ensamblado (dlls) entre otros y mediante su inclusión en un proyecto de Visual Studio se consigue aportar una funcionalidad concreta a dicho proyecto.</text:p>
      <text:p text:style-name="P7">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1277416" text:continue-numbering="true" text:style-name="Outline">
        <text:list-item>
          <text:list>
            <text:list-item>
              <text:h text:style-name="P159" text:outline-level="2">Paquetes NuGet .NET</text:h>
              <text:list>
                <text:list-item>
                  <text:h text:style-name="P163" text:outline-level="3">Jumuro.Security.Cryptography</text:h>
                </text:list-item>
              </text:list>
            </text:list-item>
          </text:list>
        </text:list-item>
      </text:list>
      <text:p text:style-name="P90"><text:span text:style-name="T23">Este paquete contiene la interfaz</text:span><text:span text:style-name="T18"> </text:span><text:span text:style-name="T52">IHashProvider</text:span><text:span text:style-name="T18"> </text:span><text:span text:style-name="T23">que contiene la firma de distintos métodos para general el hash de una cadena de caracteres usando diferentes algoritmos.</text:span></text:p>
      <text:p text:style-name="P90"><text:span text:style-name="T23">También contiene la clase </text:span><text:span text:style-name="T50">HashProvider</text:span><text:span text:style-name="T23">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2"><text:span text:style-name="T46">using</text:span> System.Security.Cryptography;</text:p>
            <text:p text:style-name="P140"><text:span text:style-name="T47">using</text:span><text:span text:style-name="T10"> System.Text;</text:span></text:p>
            <text:p text:style-name="P141"/>
            <text:p text:style-name="P140"><text:span text:style-name="T47">namespace</text:span><text:span text:style-name="T10"> Jumuro.Security.Cryptography</text:span></text:p>
            <text:p text:style-name="P141">{</text:p>
            <text:p text:style-name="P140"><text:span text:style-name="T10"><text:s text:c="4"/></text:span><text:span text:style-name="T80">///</text:span><text:span text:style-name="T56"> </text:span><text:span text:style-name="T80">&lt;summary&gt;</text:span></text:p>
            <text:p text:style-name="P140"><text:span text:style-name="T10"><text:s text:c="4"/></text:span><text:span text:style-name="T80">///</text:span><text:span text:style-name="T56"> Represents a Hash provider.</text:span></text:p>
            <text:p text:style-name="P140"><text:span text:style-name="T10"><text:s text:c="4"/></text:span><text:span text:style-name="T80">///</text:span><text:span text:style-name="T56"> </text:span><text:span text:style-name="T80">&lt;/summary&gt;</text:span></text:p>
            <text:p text:style-name="P140"><text:span text:style-name="T10"><text:s text:c="4"/></text:span><text:span text:style-name="T47">public</text:span><text:span text:style-name="T10"> </text:span><text:span text:style-name="T47">interface</text:span><text:span text:style-name="T10"> </text:span><text:span text:style-name="T55">IHashProvider</text:span></text:p>
            <text:p text:style-name="P141"><text:s text:c="4"/>{</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data using the received hash algorithm</text:span></text:p>
            <text:p text:style-name="P140"><text:span text:style-name="T56"><text:s text:c="8"/></text:span><text:span text:style-name="T80">///</text:span><text:span text:style-name="T56"> and </text:span><text:span text:style-name="T80">&lt;see cref="F:System.Text.Encoding.Default"/&gt;</text:span><text:span text:style-name="T56">.</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param name="algo"&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Hash(</text:span><text:span text:style-name="T47">string</text:span><text:span text:style-name="T10"> data, </text:span><text:span text:style-name="T55">HashAlgorithm</text:span><text:span text:style-name="T10"> algo);</text:span></text:p>
            <text:p text:style-name="P141"/>
            <text:p text:style-name="P140"><text:span text:style-name="T10"><text:s text:c="8"/></text:span><text:span text:style-name="T80">///</text:span><text:span text:style-name="T56"> </text:span><text:span text:style-name="T80">&lt;summary&gt;</text:span></text:p>
            <text:p text:style-name="P140"><text:soft-page-break/><text:span text:style-name="T10"><text:s text:c="8"/></text:span><text:span text:style-name="T80">///</text:span><text:span text:style-name="T56"> Computes the Hash for data using the received hash algorithm</text:span></text:p>
            <text:p text:style-name="P140"><text:span text:style-name="T56"><text:s text:c="8"/></text:span><text:span text:style-name="T80">///</text:span><text:span text:style-name="T56"> and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param name="algo"&gt;&lt;/param&gt;</text:span></text:p>
            <text:p text:style-name="P140"><text:span text:style-name="T10"><text:s text:c="8"/></text:span><text:span text:style-name="T80">///</text:span><text:span text:style-name="T56"> </text:span><text:span text:style-name="T80">&lt;param name="encoding"&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Hash(</text:span><text:span text:style-name="T47">string</text:span><text:span text:style-name="T10"> data, </text:span><text:span text:style-name="T55">HashAlgorithm</text:span><text:span text:style-name="T10"> algo, </text:span><text:span text:style-name="T55">Encoding</text:span><text:span text:style-name="T10"> encoding);</text:span></text:p>
            <text:p text:style-name="P141"><text:s text:c="8"/></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SHA1 algorithm</text:span></text:p>
            <text:p text:style-name="P140"><text:span text:style-name="T56"><text:s text:c="8"/></text:span><text:span text:style-name="T80">///</text:span><text:span text:style-name="T56"> and the default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SHA1Hash(</text:span><text:span text:style-name="T47">string</text:span><text:span text:style-name="T10"> data);</text:span></text:p>
            <text:p text:style-name="P141"/>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SHA1 algorithm</text:span></text:p>
            <text:p text:style-name="P140"><text:span text:style-name="T56"><text:s text:c="8"/></text:span><text:span text:style-name="T80">///</text:span><text:span text:style-name="T56"> and the received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param name="encoding"&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SHA1Hash(</text:span><text:span text:style-name="T47">string</text:span><text:span text:style-name="T10"> data, </text:span><text:span text:style-name="T55">Encoding</text:span><text:span text:style-name="T10"> encoding);</text:span></text:p>
            <text:p text:style-name="P141"/>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SHA256 algorithm</text:span></text:p>
            <text:p text:style-name="P140"><text:span text:style-name="T56"><text:s text:c="8"/></text:span><text:span text:style-name="T80">///</text:span><text:span text:style-name="T56"> and the default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SHA256Hash(</text:span><text:span text:style-name="T47">string</text:span><text:span text:style-name="T10"> data);</text:span></text:p>
            <text:p text:style-name="P141"/>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SHA256 algorithm</text:span></text:p>
            <text:p text:style-name="P140"><text:span text:style-name="T56"><text:s text:c="8"/></text:span><text:span text:style-name="T80">///</text:span><text:span text:style-name="T56"> and the received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param name="encoding"&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SHA256Hash(</text:span><text:span text:style-name="T47">string</text:span><text:span text:style-name="T10"> data, </text:span><text:span text:style-name="T55">Encoding</text:span><text:span text:style-name="T10"> encoding);</text:span></text:p>
            <text:p text:style-name="P141"/>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MD5 algorithm</text:span></text:p>
            <text:p text:style-name="P140"><text:span text:style-name="T56"><text:s text:c="8"/></text:span><text:span text:style-name="T80">///</text:span><text:span text:style-name="T56"> and the default Encoding.</text:span></text:p>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MD5Hash(</text:span><text:span text:style-name="T47">string</text:span><text:span text:style-name="T10"> data);</text:span></text:p>
            <text:p text:style-name="P141"/>
            <text:p text:style-name="P140"><text:span text:style-name="T10"><text:s text:c="8"/></text:span><text:span text:style-name="T80">///</text:span><text:span text:style-name="T56"> </text:span><text:span text:style-name="T80">&lt;summary&gt;</text:span></text:p>
            <text:p text:style-name="P140"><text:span text:style-name="T10"><text:s text:c="8"/></text:span><text:span text:style-name="T80">///</text:span><text:span text:style-name="T56"> Computes the Hash for received data using MD5 algorithm</text:span></text:p>
            <text:p text:style-name="P140"><text:span text:style-name="T56"><text:s text:c="8"/></text:span><text:span text:style-name="T80">///</text:span><text:span text:style-name="T56"> and the received Encoding.</text:span></text:p>
            <text:p text:style-name="P140"><text:span text:style-name="T10"><text:s text:c="8"/></text:span><text:span text:style-name="T80">///</text:span><text:span text:style-name="T56"> </text:span><text:span text:style-name="T80">&lt;/summary&gt;</text:span></text:p>
            <text:p text:style-name="P140"><text:soft-page-break/><text:span text:style-name="T10"><text:s text:c="8"/></text:span><text:span text:style-name="T80">///</text:span><text:span text:style-name="T56"> </text:span><text:span text:style-name="T80">&lt;param name="data"&gt;&lt;/param&gt;</text:span></text:p>
            <text:p text:style-name="P140"><text:span text:style-name="T10"><text:s text:c="8"/></text:span><text:span text:style-name="T80">///</text:span><text:span text:style-name="T56"> </text:span><text:span text:style-name="T80">&lt;param name="encoding"&gt;&lt;/param&gt;</text:span></text:p>
            <text:p text:style-name="P140"><text:span text:style-name="T10"><text:s text:c="8"/></text:span><text:span text:style-name="T80">///</text:span><text:span text:style-name="T56"> </text:span><text:span text:style-name="T80">&lt;returns&gt;&lt;/returns&gt;</text:span></text:p>
            <text:p text:style-name="P140"><text:span text:style-name="T10"><text:s text:c="8"/></text:span><text:span text:style-name="T47">byte</text:span><text:span text:style-name="T10">[] GetMD5Hash(</text:span><text:span text:style-name="T47">string</text:span><text:span text:style-name="T10"> data, </text:span><text:span text:style-name="T55">Encoding</text:span><text:span text:style-name="T10"> encoding);</text:span></text:p>
            <text:p text:style-name="P141"><text:s text:c="4"/>}</text:p>
            <text:p text:style-name="P70">}</text:p>
          </table:table-cell>
        </table:table-row>
        <table:table-row>
          <table:table-cell table:style-name="Tabla11.A2" office:value-type="string">
            <text:p text:style-name="P53"><text:span text:style-name="T75">Código 8.1. Interfaz</text:span> IHashProvider</text:p>
          </table:table-cell>
        </table:table-row>
      </table:table>
      <text:p text:style-name="P115"><text:span text:style-name="T23">Además el paquete tiene una clase de extensiones, </text:span><text:span text:style-name="T50">CryptographyExtensions</text:span><text:span text:style-name="T23">, con dos métodos para transformar un array de bytes en array de caracteres, </text:span><text:span text:style-name="T58">ToHexString() </text:span><text:span text:style-name="T23">y </text:span><text:span text:style-name="T58">ToBase64String()</text:span><text:span text:style-name="T23">.</text:span></text:p>
      <text:list xml:id="list21283348" text:continue-numbering="true" text:style-name="Outline">
        <text:list-item>
          <text:list>
            <text:list-item>
              <text:list>
                <text:list-item>
                  <text:h text:style-name="P163" text:outline-level="3">Jumuro.WebApi.Extensions.ActionResults</text:h>
                </text:list-item>
              </text:list>
            </text:list-item>
          </text:list>
        </text:list-item>
      </text:list>
      <text:p text:style-name="P90"><text:span text:style-name="T23">Este paquete contiene una clase de extensiones,</text:span><text:span text:style-name="T18"> </text:span><text:span text:style-name="T50">ApiControllerExtensions</text:span><text:span text:style-name="T23">, aplicada sobre objetos de tipo </text:span><text:span text:style-name="T50">ApiController </text:span><text:span text:style-name="T23">para generar objetos personalizados que implementan la interfaz </text:span><text:span text:style-name="T50">IhttpActionResult </text:span><text:span text:style-name="T23">que es lo que devuelven las acciones de nuestros controladores de Web API 2. Por ejemplo, entre otras se ha creado una sobrecarga del método </text:span><text:span text:style-name="T58">Ok&lt;T&gt;()</text:span><text:span text:style-name="T23"> que genera una respuesta </text:span><text:span text:style-name="T72">Http</text:span><text:span text:style-name="T23"> con </text:span><text:span text:style-name="T72">HttpStatusCode 200</text:span><text:span text:style-name="T23"> (Ok), un objeto de tipo </text:span><text:span text:style-name="T58">T</text:span><text:span text:style-name="T23"> en el </text:span><text:span text:style-name="T18">content</text:span><text:span text:style-name="T23"> y además añade una cabecera con un mensaje de texto.</text:span></text:p>
      <text:list xml:id="list21275612" text:continue-numbering="true" text:style-name="Outline">
        <text:list-item>
          <text:list>
            <text:list-item>
              <text:h text:style-name="P159" text:outline-level="2">Paquetes NuGet AngularJS</text:h>
              <text:list>
                <text:list-item>
                  <text:h text:style-name="P163" text:outline-level="3">Jumuro.Angular.CrudREST</text:h>
                </text:list-item>
              </text:list>
            </text:list-item>
          </text:list>
        </text:list-item>
      </text:list>
      <text:p text:style-name="P12">Contiene una implementación de las llamadas CRUD (acrónimo de las operaciones básicas en inglés: <text:span text:style-name="T26">Create</text:span>, <text:span text:style-name="T26">Read</text:span>, <text:span text:style-name="T26">Update</text:span> y <text:span text:style-name="T26">Delete</text:span>) de Http:</text:p>
      <text:list xml:id="list6287867283994612241" text:style-name="L24">
        <text:list-item>
          <text:p text:style-name="P106"><text:span text:style-name="T28">Create</text:span><text:span text:style-name="T32">: </text:span><text:span text:style-name="T62">restPost()</text:span></text:p>
        </text:list-item>
        <text:list-item>
          <text:p text:style-name="P106"><text:span text:style-name="T28">Read</text:span><text:span text:style-name="T32">: </text:span><text:span text:style-name="T59">restGet()</text:span></text:p>
        </text:list-item>
        <text:list-item>
          <text:p text:style-name="P106"><text:span text:style-name="T28">Update</text:span><text:span text:style-name="T32">: </text:span><text:span text:style-name="T61">restPut</text:span><text:span text:style-name="T59">()</text:span></text:p>
        </text:list-item>
        <text:list-item>
          <text:p text:style-name="P106"><text:span text:style-name="T28">Delete</text:span><text:span text:style-name="T32">:</text:span><text:span text:style-name="T59"> restDelete()</text:span></text:p>
        </text:list-item>
      </text:list>
      <text:list xml:id="list21271993" text:continue-list="list21275612" text:style-name="Outline">
        <text:list-item>
          <text:list>
            <text:list-item>
              <text:list>
                <text:list-item>
                  <text:h text:style-name="P163" text:outline-level="3">Jumuro.Angular.Grid</text:h>
                </text:list-item>
              </text:list>
            </text:list-item>
          </text:list>
        </text:list-item>
      </text:list>
      <text:p text:style-name="P12">Implementa una directiva AngularJS para crear un grid con bastante funcionalidad extra.</text:p>
      <text:list xml:id="list21271480" text:continue-numbering="true" text:style-name="Outline">
        <text:list-item>
          <text:list>
            <text:list-item>
              <text:list>
                <text:list-item>
                  <text:h text:style-name="P163" text:outline-level="3">Jumuro.Angular.HttpInterceptor</text:h>
                </text:list-item>
              </text:list>
            </text:list-item>
          </text:list>
        </text:list-item>
      </text:list>
      <text:p text:style-name="P12">Contiene un servicio AngularJS para procesar peticiones y respuestas Http.</text:p>
      <text:list xml:id="list21271411" text:continue-numbering="true" text:style-name="Outline">
        <text:list-item>
          <text:list>
            <text:list-item>
              <text:list>
                <text:list-item>
                  <text:h text:style-name="P163" text:outline-level="3"><text:soft-page-break/>Jumuro.Angular.Modal</text:h>
                </text:list-item>
              </text:list>
            </text:list-item>
          </text:list>
        </text:list-item>
      </text:list>
      <text:p text:style-name="P12">Implementa un servicio AngularJS para mostrar ventanas modales de confirmación, notificación y error.</text:p>
      <text:list xml:id="list21268936" text:continue-numbering="true" text:style-name="Outline">
        <text:list-item>
          <text:list>
            <text:list-item>
              <text:list>
                <text:list-item>
                  <text:h text:style-name="P163" text:outline-level="3">Jumuro.Angular.OAuth</text:h>
                </text:list-item>
              </text:list>
            </text:list-item>
          </text:list>
        </text:list-item>
      </text:list>
      <text:p text:style-name="P17"><text:span text:style-name="T32">Implementa dos servicios, el primero se llama </text:span><text:span text:style-name="T62">oAuthService</text:span><text:span text:style-name="T32"> y se utiliza para gestionar la solicitud de tokens de acceso mediante el envío de las credenciales de usuario y mediante el envío de token de refresco. El segundo, </text:span><text:span text:style-name="T59">oAuthHttpInterceptor</text:span><text:span text:style-name="T32">, <text:s/>es un interceptor Http y se encarga de añadir el token de acceso a la cabecera de cada petición Http y de gestionar los errores que tienen que ver con el proceso de autorización, como por ejemplo el Http Status Code 401, </text:span><text:span text:style-name="T28">Unauthorized</text:span><text:span text:style-name="T32">.</text:span></text:p>
      <text:list xml:id="list21290538" text:continue-numbering="true" text:style-name="Outline">
        <text:list-item>
          <text:list>
            <text:list-item>
              <text:list>
                <text:list-item>
                  <text:h text:style-name="P163" text:outline-level="3">Jumuro.Angular.Spinner</text:h>
                </text:list-item>
              </text:list>
            </text:list-item>
          </text:list>
        </text:list-item>
      </text:list>
      <text:p text:style-name="P12">Implementa una directiva para bloquear la ventana y mostrar un <text:span text:style-name="T26">spinner </text:span>durante las peticiones Http. Al realizar la petición se muestra el <text:span text:style-name="T26">spinner</text:span> y al recibir la respuesta se oculta.</text:p>
      <text:list xml:id="list21279508" text:continue-numbering="true" text:style-name="Outline">
        <text:list-item>
          <text:list>
            <text:list-item>
              <text:list>
                <text:list-item>
                  <text:h text:style-name="P163" text:outline-level="3">Jumuro.Angular.Validations</text:h>
                </text:list-item>
              </text:list>
            </text:list-item>
          </text:list>
        </text:list-item>
      </text:list>
      <text:p text:style-name="P12">Contiene varias directivas de validación personalizadas.</text:p>
      <text:list xml:id="list21271960" text:continue-numbering="true" text:style-name="Outline">
        <text:list-item>
          <text:list>
            <text:list-item>
              <text:list>
                <text:list-item>
                  <text:h text:style-name="P163" text:outline-level="3">Jumuro.Angular.WebApi</text:h>
                </text:list-item>
              </text:list>
            </text:list-item>
          </text:list>
        </text:list-item>
      </text:list>
      <text:p text:style-name="P12">Contiene dos clases de constantes, una donde la aplicación que incluya este paquete añadirá la/s URL/s de servidor y otra donde se añada la URL relativa a alguna de las URLs incluidas en la otra clase para cada operación del API de servidor.</text:p>
      <text:list xml:id="list21267444" text:continue-numbering="true" text:style-name="Outline">
        <text:list-item>
          <text:h text:style-name="P151" text:outline-level="1">Bibliografía</text:h>
        </text:list-item>
      </text:list>
      <text:list xml:id="list7151419288012701922" text:style-name="L22">
        <text:list-item>
          <text:p text:style-name="P124">OAuth 2.0:</text:p>
          <text:p text:style-name="P125"><text:a xlink:type="simple" xlink:href="http://oauth.net/2/" text:style-name="Internet_20_link" text:visited-style-name="Visited_20_Internet_20_Link"><text:span text:style-name="T43">http://oauth.net/2/</text:span></text:a></text:p>
        </text:list-item>
        <text:list-item>
          <text:p text:style-name="P128">The OAuth 2.0 Authorization Framework:</text:p>
          <text:p text:style-name="P125"><text:a xlink:type="simple" xlink:href="http://tools.ietf.org/html/rfc6749" text:style-name="Internet_20_link" text:visited-style-name="Visited_20_Internet_20_Link"><text:span text:style-name="T44">http://tools.ietf.org/html/rfc6749</text:span></text:a></text:p>
        </text:list-item>
        <text:list-item>
          <text:p text:style-name="P132"><text:span text:style-name="T20">The OAuth 2.0 Authorization Framework: Bearer Token Usage: </text:span><text:a xlink:type="simple" xlink:href="http://tools.ietf.org/html/rfc6749" text:style-name="Internet_20_link" text:visited-style-name="Visited_20_Internet_20_Link"><text:span text:style-name="T45">http://tools.ietf.org/html/rfc6750</text:span></text:a></text:p>
        </text:list-item>
        <text:list-item>
          <text:p text:style-name="P132"><text:span text:style-name="T21">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5">http://bitoftech.net/2014/06/01/token-based-authentication-asp-net-web-api-2-owin-asp-net-identity/</text:span></text:a></text:p>
        </text:list-item>
        <text:list-item>
          <text:p text:style-name="P129">OWIN and Katana: </text:p>
          <text:p text:style-name="P126">http://owin.org/</text:p>
          <text:p text:style-name="P125"><text:a xlink:type="simple" xlink:href="http://www.asp.net/aspnet/overview/owin-and-katana" text:style-name="Internet_20_link" text:visited-style-name="Visited_20_Internet_20_Link"><text:span text:style-name="T45">http://www.asp.net/aspnet/overview/owin-and-katana</text:span></text:a></text:p>
        </text:list-item>
        <text:list-item>
          <text:p text:style-name="P133">OWIN OAuth 2.0 Authorization Server:</text:p>
          <text:p text:style-name="P125"><text:a xlink:type="simple" xlink:href="http://www.asp.net/aspnet/overview/owin-and-katana/owin-oauth-20-authorization-server" text:style-name="Internet_20_link" text:visited-style-name="Visited_20_Internet_20_Link"><text:span text:style-name="T45">http://www.asp.net/aspnet/overview/owin-and-katana/owin-oauth-20-authorization-server</text:span></text:a></text:p>
        </text:list-item>
        <text:list-item>
          <text:p text:style-name="P129">ASP.NET Web API 2:</text:p>
          <text:p text:style-name="P125"><text:a xlink:type="simple" xlink:href="http://www.asp.net/web-api" text:style-name="Internet_20_link" text:visited-style-name="Visited_20_Internet_20_Link"><text:span text:style-name="T44">http://www.asp.net/web-api</text:span></text:a></text:p>
        </text:list-item>
        <text:list-item>
          <text:p text:style-name="P129">Entity Framework:</text:p>
          <text:p text:style-name="P125"><text:a xlink:type="simple" xlink:href="http://www.asp.net/entity-framework" text:style-name="Internet_20_link" text:visited-style-name="Visited_20_Internet_20_Link"><text:span text:style-name="T44">http://www.asp.net/entity-framework</text:span></text:a></text:p>
        </text:list-item>
        <text:list-item>
          <text:p text:style-name="P134">ASP.NET Identity:</text:p>
          <text:p text:style-name="P125"><text:a xlink:type="simple" xlink:href="http://www.asp.net/identity" text:style-name="Internet_20_link" text:visited-style-name="Visited_20_Internet_20_Link"><text:span text:style-name="T44">http://www.asp.net/identity</text:span></text:a></text:p>
        </text:list-item>
        <text:list-item>
          <text:p text:style-name="P130">Depency Injection pattern:</text:p>
          <text:p text:style-name="P125"><text:a xlink:type="simple" xlink:href="http://martinfowler.com/articles/injection.html" text:style-name="Internet_20_link" text:visited-style-name="Visited_20_Internet_20_Link"><text:span text:style-name="T44">http://martinfowler.com/articles/injection.html</text:span></text:a></text:p>
          <text:p text:style-name="P125"><text:a xlink:type="simple" xlink:href="http://oscarsotorrio.com/post/2013/02/18/Contenedores-de-inversion-de-control-y-el-patron-inyeccion-de-dependencias.aspx" text:style-name="Internet_20_link" text:visited-style-name="Visited_20_Internet_20_Link"><text:span text:style-name="T44">http://oscarsotorrio.com/post/2013/02/18/Contenedores-de-inversion-de-control-y-el-patron-inyeccion-de-dependencias.aspx</text:span></text:a></text:p>
          <text:p text:style-name="P127">http://www.variablenotfound.com/2013/02/desacoplando-controladores-aspnet-mvc.html</text:p>
        </text:list-item>
        <text:list-item>
          <text:p text:style-name="P129">Autofac</text:p>
          <text:p text:style-name="P125"><text:a xlink:type="simple" xlink:href="http://autofac.org/" text:style-name="Internet_20_link" text:visited-style-name="Visited_20_Internet_20_Link"><text:span text:style-name="T44">http://autofac.org/</text:span></text:a></text:p>
        </text:list-item>
        <text:list-item>
          <text:p text:style-name="P131">AngularJS:</text:p>
          <text:p text:style-name="P125"><text:a xlink:type="simple" xlink:href="https://angularjs.org/" text:style-name="Internet_20_link" text:visited-style-name="Visited_20_Internet_20_Link"><text:span text:style-name="T44">https://angularjs.org/</text:span></text:a></text:p>
          <text:p text:style-name="P127">https://github.com/johnpapa/angular-styleguide</text:p>
        </text:list-item>
        <text:list-item>
          <text:p text:style-name="P131">Bootstrap:</text:p>
          <text:p text:style-name="P125"><text:a xlink:type="simple" xlink:href="http://getbootstrap.com/" text:style-name="Internet_20_link" text:visited-style-name="Visited_20_Internet_20_Link"><text:span text:style-name="T44">http://getbootstrap.com/</text:span></text:a></text:p>
        </text:list-item>
        <text:list-item>
          <text:p text:style-name="P131"><text:soft-page-break/>Grunt:</text:p>
          <text:p text:style-name="P127">http://gruntjs.com/</text:p>
        </text:list-item>
        <text:list-item>
          <text:p text:style-name="P135">Oauth2 with Angular: The right way:</text:p>
          <text:p text:style-name="P125"><text:a xlink:type="simple" xlink:href="http://jeremymarc.github.io/2014/08/14/oauth2-with-angular-the-right-way/" text:style-name="Internet_20_link" text:visited-style-name="Visited_20_Internet_20_Link"><text:span text:style-name="T44">http://jeremymarc.github.io/2014/08/14/oauth2-with-angular-the-right-way/</text:span></text:a></text:p>
        </text:list-item>
        <text:list-item>
          <text:p text:style-name="P135">OAuth for ASP.NET:</text:p>
          <text:p text:style-name="P125"><text:a xlink:type="simple" xlink:href="http://www.oauthforaspnet.com/" text:style-name="Internet_20_link" text:visited-style-name="Visited_20_Internet_20_Link"><text:span text:style-name="T44">http://www.oauthforaspnet.com/</text:span></text:a></text:p>
        </text:list-item>
        <text:list-item>
          <text:p text:style-name="P136">HTTP Authentication: Basic and Digest Access Authentication</text:p>
          <text:p text:style-name="P127">http://tools.ietf.org/html/rfc2617</text:p>
        </text:list-item>
        <text:list-item>
          <text:p text:style-name="P136">Visual Studio Online</text:p>
          <text:p text:style-name="P127">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footer-left>
        <text:p text:style-name="MP2"><text:page-number text:select-page="current">48</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24</meta:editing-cycles>
    <meta:creation-date>2015-04-27T22:37:00</meta:creation-date>
    <dc:date>2015-11-21T01:11:18.87</dc:date>
    <meta:editing-duration>P9DT8H45M7S</meta:editing-duration>
    <meta:generator>OpenOffice/4.1.2$Win32 OpenOffice.org_project/412m3$Build-9782</meta:generator>
    <meta:document-statistic meta:table-count="11" meta:image-count="28" meta:object-count="0" meta:page-count="49" meta:paragraph-count="831" meta:word-count="8495" meta:character-count="63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